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Arial Unicode MS" svg:font-family="'Arial Unicode MS'" style:font-family-generic="swiss"/>
    <style:font-face style:name="Times New Roman" svg:font-family="'Times New Roman'" style:font-family-generic="swiss"/>
    <style:font-face style:name="Times New Roman,Bold" svg:font-family="'Times New Roman,Bold'" style:font-family-generic="swiss"/>
    <style:font-face style:name="Courier New" svg:font-family="'Courier New'" style:font-family-generic="modern" style:font-pitch="fixed"/>
    <style:font-face style:name="Courier New CE" svg:font-family="'Courier New CE'" style:font-family-generic="modern" style:font-pitch="fixed"/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64.26pt"/>
    </style:style>
    <style:style style:name="co12" style:family="table-column">
      <style:table-column-properties fo:break-before="auto" style:column-width="209.2pt"/>
    </style:style>
    <style:style style:name="co13" style:family="table-column">
      <style:table-column-properties fo:break-before="auto" style:column-width="153.41pt"/>
    </style:style>
    <style:style style:name="co10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0.76pt"/>
    </style:style>
    <style:style style:name="co6" style:family="table-column">
      <style:table-column-properties fo:break-before="auto" style:column-width="123pt"/>
    </style:style>
    <style:style style:name="co7" style:family="table-column">
      <style:table-column-properties fo:break-before="auto" style:column-width="196.7pt"/>
    </style:style>
    <style:style style:name="co8" style:family="table-column">
      <style:table-column-properties fo:break-before="auto" style:column-width="207.64pt"/>
    </style:style>
    <style:style style:name="co9" style:family="table-column">
      <style:table-column-properties fo:break-before="auto" style:column-width="199.05pt"/>
    </style:style>
    <style:style style:name="co14" style:family="table-column">
      <style:table-column-properties fo:break-before="auto" style:column-width="155.14pt"/>
    </style:style>
    <style:style style:name="co15" style:family="table-column">
      <style:table-column-properties fo:break-before="auto" style:column-width="396.74pt"/>
    </style:style>
    <style:style style:name="co16" style:family="table-column">
      <style:table-column-properties fo:break-before="auto" style:column-width="253.9pt"/>
    </style:style>
    <style:style style:name="co17" style:family="table-column">
      <style:table-column-properties fo:break-before="auto" style:column-width="152.79pt"/>
    </style:style>
    <style:style style:name="ro5" style:family="table-row">
      <style:table-row-properties style:row-height="12.81pt" fo:break-before="auto" style:use-optimal-row-height="true"/>
    </style:style>
    <style:style style:name="ro45" style:family="table-row">
      <style:table-row-properties style:row-height="21.6pt" fo:break-before="auto" style:use-optimal-row-height="false"/>
    </style:style>
    <style:style style:name="ro46" style:family="table-row">
      <style:table-row-properties style:row-height="20.86pt" fo:break-before="auto" style:use-optimal-row-height="false"/>
    </style:style>
    <style:style style:name="ro47" style:family="table-row">
      <style:table-row-properties style:row-height="14.91pt" fo:break-before="auto" style:use-optimal-row-height="false"/>
    </style:style>
    <style:style style:name="ro48" style:family="table-row">
      <style:table-row-properties style:row-height="18.06pt" fo:break-before="auto" style:use-optimal-row-height="false"/>
    </style:style>
    <style:style style:name="ro2" style:family="table-row">
      <style:table-row-properties style:row-height="26.7pt" fo:break-before="auto" style:use-optimal-row-height="tru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25.34pt" fo:break-before="auto" style:use-optimal-row-height="true"/>
    </style:style>
    <style:style style:name="ro10" style:family="table-row">
      <style:table-row-properties style:row-height="30.56pt" fo:break-before="auto" style:use-optimal-row-height="false"/>
    </style:style>
    <style:style style:name="ro11" style:family="table-row">
      <style:table-row-properties style:row-height="25.46pt" fo:break-before="auto" style:use-optimal-row-height="false"/>
    </style:style>
    <style:style style:name="ro12" style:family="table-row">
      <style:table-row-properties style:row-height="38.04pt" fo:break-before="auto" style:use-optimal-row-height="false"/>
    </style:style>
    <style:style style:name="ro13" style:family="table-row">
      <style:table-row-properties style:row-height="32.94pt" fo:break-before="auto" style:use-optimal-row-height="false"/>
    </style:style>
    <style:style style:name="ro14" style:family="table-row">
      <style:table-row-properties style:row-height="13.41pt" fo:break-before="auto" style:use-optimal-row-height="true"/>
    </style:style>
    <style:style style:name="ro15" style:family="table-row">
      <style:table-row-properties style:row-height="29.96pt" fo:break-before="auto" style:use-optimal-row-height="false"/>
    </style:style>
    <style:style style:name="ro16" style:family="table-row">
      <style:table-row-properties style:row-height="25.34pt" fo:break-before="auto" style:use-optimal-row-height="false"/>
    </style:style>
    <style:style style:name="ro17" style:family="table-row">
      <style:table-row-properties style:row-height="68.2pt" fo:break-before="auto" style:use-optimal-row-height="false"/>
    </style:style>
    <style:style style:name="ro18" style:family="table-row">
      <style:table-row-properties style:row-height="32.2pt" fo:break-before="auto" style:use-optimal-row-height="false"/>
    </style:style>
    <style:style style:name="ro19" style:family="table-row">
      <style:table-row-properties style:row-height="13.21pt" fo:break-before="auto" style:use-optimal-row-height="true"/>
    </style:style>
    <style:style style:name="ro20" style:family="table-row">
      <style:table-row-properties style:row-height="28.46pt" fo:break-before="auto" style:use-optimal-row-height="false"/>
    </style:style>
    <style:style style:name="ro21" style:family="table-row">
      <style:table-row-properties style:row-height="23.95pt" fo:break-before="auto" style:use-optimal-row-height="false"/>
    </style:style>
    <style:style style:name="ro22" style:family="table-row">
      <style:table-row-properties style:row-height="14.2pt" fo:break-before="auto" style:use-optimal-row-height="false"/>
    </style:style>
    <style:style style:name="ro23" style:family="table-row">
      <style:table-row-properties style:row-height="26.84pt" fo:break-before="auto" style:use-optimal-row-height="true"/>
    </style:style>
    <style:style style:name="ro24" style:family="table-row">
      <style:table-row-properties style:row-height="25.46pt" fo:break-before="auto" style:use-optimal-row-height="true"/>
    </style:style>
    <style:style style:name="ro25" style:family="table-row">
      <style:table-row-properties style:row-height="36.71pt" fo:break-before="auto" style:use-optimal-row-height="false"/>
    </style:style>
    <style:style style:name="ro26" style:family="table-row">
      <style:table-row-properties style:row-height="37.3pt" fo:break-before="auto" style:use-optimal-row-height="true"/>
    </style:style>
    <style:style style:name="ro27" style:family="table-row">
      <style:table-row-properties style:row-height="85.04pt" fo:break-before="auto" style:use-optimal-row-height="true"/>
    </style:style>
    <style:style style:name="ro28" style:family="table-row">
      <style:table-row-properties style:row-height="73.84pt" fo:break-before="auto" style:use-optimal-row-height="false"/>
    </style:style>
    <style:style style:name="ro29" style:family="table-row">
      <style:table-row-properties style:row-height="59.7pt" fo:break-before="auto" style:use-optimal-row-height="false"/>
    </style:style>
    <style:style style:name="ro30" style:family="table-row">
      <style:table-row-properties style:row-height="17.15pt" fo:break-before="auto" style:use-optimal-row-height="false"/>
    </style:style>
    <style:style style:name="ro31" style:family="table-row">
      <style:table-row-properties style:row-height="26.96pt" fo:break-before="auto" style:use-optimal-row-height="false"/>
    </style:style>
    <style:style style:name="ro32" style:family="table-row">
      <style:table-row-properties style:row-height="17.21pt" fo:break-before="auto" style:use-optimal-row-height="false"/>
    </style:style>
    <style:style style:name="ro33" style:family="table-row">
      <style:table-row-properties style:row-height="52.95pt" fo:break-before="auto" style:use-optimal-row-height="false"/>
    </style:style>
    <style:style style:name="ro34" style:family="table-row">
      <style:table-row-properties style:row-height="67.15pt" fo:break-before="auto" style:use-optimal-row-height="false"/>
    </style:style>
    <style:style style:name="ro35" style:family="table-row">
      <style:table-row-properties style:row-height="138.81pt" fo:break-before="auto" style:use-optimal-row-height="false"/>
    </style:style>
    <style:style style:name="ro36" style:family="table-row">
      <style:table-row-properties style:row-height="79.09pt" fo:break-before="auto" style:use-optimal-row-height="false"/>
    </style:style>
    <style:style style:name="ro37" style:family="table-row">
      <style:table-row-properties style:row-height="100.69pt" fo:break-before="auto" style:use-optimal-row-height="false"/>
    </style:style>
    <style:style style:name="ro38" style:family="table-row">
      <style:table-row-properties style:row-height="23.1pt" fo:break-before="auto" style:use-optimal-row-height="false"/>
    </style:style>
    <style:style style:name="ro39" style:family="table-row">
      <style:table-row-properties style:row-height="23.19pt" fo:break-before="auto" style:use-optimal-row-height="false"/>
    </style:style>
    <style:style style:name="ro40" style:family="table-row">
      <style:table-row-properties style:row-height="26.19pt" fo:break-before="auto" style:use-optimal-row-height="false"/>
    </style:style>
    <style:style style:name="ro41" style:family="table-row">
      <style:table-row-properties style:row-height="30.7pt" fo:break-before="auto" style:use-optimal-row-height="false"/>
    </style:style>
    <style:style style:name="ro42" style:family="table-row">
      <style:table-row-properties style:row-height="61.14pt" fo:break-before="auto" style:use-optimal-row-height="true"/>
    </style:style>
    <style:style style:name="ro43" style:family="table-row">
      <style:table-row-properties style:row-height="40.45pt" fo:break-before="auto" style:use-optimal-row-height="false"/>
    </style:style>
    <style:style style:name="ro44" style:family="table-row">
      <style:table-row-properties style:row-height="14.91pt" fo:break-before="auto" style:use-optimal-row-height="true"/>
    </style:style>
    <style:style style:name="ro49" style:family="table-row">
      <style:table-row-properties style:row-height="49.24pt" fo:break-before="auto" style:use-optimal-row-height="true"/>
    </style:style>
    <style:style style:name="ro50" style:family="table-row">
      <style:table-row-properties style:row-height="58.96pt" fo:break-before="auto" style:use-optimal-row-height="false"/>
    </style:style>
    <style:style style:name="ro51" style:family="table-row">
      <style:table-row-properties style:row-height="77.75pt" fo:break-before="auto" style:use-optimal-row-height="false"/>
    </style:style>
    <style:style style:name="ro52" style:family="table-row">
      <style:table-row-properties style:row-height="127.25pt" fo:break-before="auto" style:use-optimal-row-height="false"/>
    </style:style>
    <style:style style:name="ro53" style:family="table-row">
      <style:table-row-properties style:row-height="17.89pt" fo:break-before="auto" style:use-optimal-row-height="false"/>
    </style:style>
    <style:style style:name="ro54" style:family="table-row">
      <style:table-row-properties style:row-height="151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1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style:text-position=""/>
    </style:style>
    <style:style style:name="ce82" style:family="table-cell" style:parent-style-name="Default">
      <style:text-properties fo:color="#ff0000" style:text-outline="false" style:text-line-through-style="none" style:text-line-through-type="none" style:text-position="" style:font-name="Arial Unicode MS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ext-properties fo:color="#000000" style:text-outline="false" style:text-line-through-style="none" style:text-line-through-type="none" style:text-position="" style:font-name="Arial Unicode MS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3399ff"/>
      <style:text-properties style:font-name="Arial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font-name="Arial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9" style:family="table-cell" style:parent-style-name="Default">
      <style:text-properties style:font-name="Ari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ext-properties fo:color="#404040" style:text-outline="false" style:text-line-through-style="none" style:text-line-through-type="non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Arial" fo:font-size="10pt" style:font-size-asian="10pt" style:font-size-complex="10pt"/>
    </style:style>
    <style:style style:name="ce16" style:family="table-cell" style:parent-style-name="Defaul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404040" style:text-outline="false" style:text-line-through-style="none" style:text-line-through-type="none" style:font-name="Arial" fo:font-size="10.5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.5pt" style:font-style-asian="normal" style:font-weight-asian="normal" style:font-name-complex="Arial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color="#404040" style:text-outline="false" style:text-line-through-style="none" style:text-line-through-type="none" style:font-name="Arial" fo:font-size="10.5pt" fo:font-style="normal" fo:text-shadow="none" style:text-underline-style="none" fo:font-weight="bold" style:text-underline-mode="continuous" style:text-overline-mode="continuous" style:text-line-through-mode="continuous" style:font-name-asian="Arial1" style:font-size-asian="10.5pt" style:font-style-asian="normal" style:font-weight-asian="bold" style:font-name-complex="Arial1" style:font-size-complex="10.5pt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404040" style:font-name="Arial1" fo:language="en" fo:country="US" style:font-name-asian="Arial1" style:language-asian="en" style:country-asian="US" style:font-name-complex="Arial1" style:language-complex="en" style:country-complex="US"/>
    </style:style>
    <style:style style:name="ce21" style:family="table-cell" style:parent-style-name="Default"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fo:color="#404040" style:font-name="Arial" style:font-name-asian="Arial1" style:font-name-complex="Arial1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Arial"/>
    </style:style>
    <style:style style:name="ce25" style:family="table-cell" style:parent-style-name="Default">
      <style:table-cell-properties fo:wrap-option="wrap"/>
      <style:text-properties style:font-name="Arial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.5pt" style:font-style-asian="normal" style:font-weight-asian="bold" style:font-name-complex="Times New Roman" style:font-size-complex="10.5pt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text-underline-mode="continuous" style:text-overline-mode="continuous" style:text-line-through-mode="continuous" style:font-size-asian="10.5pt" style:font-style-asian="normal" style:font-weight-asian="bold" style:font-size-complex="10.5pt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Times New Roman,Bold" style:font-size-asian="10pt" style:font-style-asian="normal" style:font-weight-asian="normal" style:font-name-complex="Times New Roman,Bold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text-underline-mode="continuous" style:text-overline-mode="continuous" style:text-line-through-mode="continuous" style:font-name-asian="Times New Roman,Bold" style:font-size-asian="10.5pt" style:font-style-asian="normal" style:font-weight-asian="bold" style:font-name-complex="Times New Roman,Bold" style:font-size-complex="10.5pt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font-name="Arial"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404040" style:font-name="Arial" fo:language="en" fo:country="US" style:font-name-asian="Arial1" style:language-asian="en" style:country-asian="US" style:font-name-complex="Arial1" style:language-complex="en" style:country-complex="US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Arial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value-type" style:repeat-content="false" fo:wrap-option="wrap" style:vertical-align="middle"/>
      <style:paragraph-properties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urier New CE" style:font-size-asian="10pt" style:font-style-asian="normal" style:font-weight-asian="normal" style:font-name-complex="Courier New CE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/>
      <style:text-properties fo:color="#404040" style:font-name="Arial1" fo:font-weight="normal" style:font-name-asian="Arial1" style:font-weight-asian="normal" style:font-name-complex="Arial1" style:font-weight-complex="normal"/>
    </style:style>
    <style:style style:name="ce45" style:family="table-cell" style:parent-style-name="Default">
      <style:text-properties fo:color="#404040" style:text-outline="false" style:text-line-through-style="none" style:text-line-through-type="none" style:font-name="Arial1" fo:font-size="10.5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.5pt" style:font-style-asian="normal" style:font-weight-asian="normal" style:font-name-complex="Arial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style:font-name="Arial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no-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fo:color="#000000" style:text-outline="false" style:text-line-through-style="none" style:text-line-through-type="none" style:font-name="Courier New CE" fo:font-size="10pt" fo:font-style="normal" fo:text-shadow="none" style:text-underline-style="none" fo:font-weight="normal" style:text-underline-mode="continuous" style:text-overline-mode="continuous" style:text-line-through-mode="continuous" style:font-name-asian="Courier New CE" style:font-size-asian="10pt" style:font-style-asian="normal" style:font-weight-asian="normal" style:font-name-complex="Courier New CE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ext-properties fo:color="#404040" style:font-name="Arial" fo:font-size="10.5pt" fo:language="en" fo:country="US" fo:font-weight="bold" style:font-name-asian="Arial1" style:font-size-asian="10.5pt" style:language-asian="en" style:country-asian="US" style:font-weight-asian="bold" style:font-name-complex="Arial1" style:font-size-complex="10.5pt" style:language-complex="en" style:country-complex="US" style:font-weight-complex="bold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404040" style:font-name="Arial" fo:font-size="10.5pt" fo:language="en" fo:country="US" fo:font-weight="bold" style:font-name-asian="Arial1" style:font-size-asian="10.5pt" style:language-asian="en" style:country-asian="US" style:font-weight-asian="bold" style:font-name-complex="Arial1" style:font-size-complex="10.5pt" style:language-complex="en" style:country-complex="US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.5pt" style:font-style-asian="normal" style:font-weight-asian="bold" style:font-name-complex="Times New Roman" style:font-size-complex="10.5pt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.5pt" style:font-style-asian="normal" style:font-weight-asian="bold" style:font-name-complex="Times New Roman" style:font-size-complex="10.5pt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404040" style:text-outline="false" style:text-line-through-style="none" style:text-line-through-type="none" style:font-name="Arial" fo:font-size="10.5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.5pt" style:font-style-asian="normal" style:font-weight-asian="normal" style:font-name-complex="Arial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fo:wrap-option="wrap"/>
      <style:text-properties fo:color="#404040" style:text-outline="false" style:text-line-through-style="none" style:text-line-through-type="non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wrap-option="wrap"/>
      <style:text-properties fo:color="#404040" style:text-outline="false" style:text-line-through-style="none" style:text-line-through-type="none" style:font-name="Arial1" fo:font-size="10.5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.5pt" style:font-style-asian="normal" style:font-weight-asian="normal" style:font-name-complex="Arial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404040" style:text-outline="false" style:text-line-through-style="none" style:text-line-through-type="none" style:font-name="Arial" fo:font-size="10.5p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font-style-asian="normal" style:font-weight-asian="normal" style:font-name-complex="Tahoma1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fo:color="#404040" style:text-outline="false" style:text-line-through-style="none" style:text-line-through-type="none" style:font-name="Arial" fo:font-size="10.5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.5pt" style:font-style-asian="normal" style:font-weight-asian="normal" style:font-name-complex="Arial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/>
      <style:text-properties fo:color="#000000" style:font-name="Arial1" fo:font-size="10pt" fo:language="en" fo:country="US" fo:font-weight="normal" style:font-name-asian="Arial1" style:font-size-asian="10pt" style:language-asian="en" style:country-asian="US" style:font-weight-asian="normal" style:font-name-complex="Arial1" style:font-size-complex="10pt" style:language-complex="en" style:country-complex="US" style:font-weight-complex="normal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404040" style:text-outline="false" style:text-line-through-style="none" style:text-line-through-type="none" style:font-name="Arial" fo:font-size="10.5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.5pt" style:font-style-asian="normal" style:font-weight-asian="normal" style:font-name-complex="Arial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name-asian="Times New Roman,Bold" style:font-size-asian="11pt" style:font-style-asian="normal" style:font-weight-asian="normal" style:font-name-complex="Times New Roman,Bold" style:font-size-complex="11pt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Times New Roman,Bold" style:font-size-asian="10pt" style:font-style-asian="normal" style:font-weight-asian="normal" style:font-name-complex="Times New Roman,Bold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"/>
    </style:style>
    <style:style style:name="ce76" style:family="table-cell" style:parent-style-name="Default">
      <style:table-cell-properties fo:wrap-option="no-wrap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404040" style:text-outline="false" style:text-line-through-style="none" style:text-line-through-type="non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ext-properties fo:color="#404040" style:text-outline="false" style:text-line-through-style="none" style:text-line-through-type="none" style:font-name="Arial" fo:font-size="10.5pt" fo:font-style="normal" fo:text-shadow="none" style:text-underline-style="none" style:text-underline-mode="continuous" style:text-overline-mode="continuous" style:text-line-through-mode="continuous" style:font-name-asian="Arial1" style:font-size-asian="10.5pt" style:font-style-asian="normal" style:font-name-complex="Arial1" style:font-size-complex="10.5pt" style:font-style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wrap-option="wrap"/>
      <style:text-properties style:text-outline="false" style:text-line-through-style="none" style:text-line-through-type="none" style:font-name="Arial" fo:font-style="normal" fo:text-shadow="none" style:text-underline-style="none" style:text-underline-mode="continuous" style:text-overline-mode="continuous" style:text-line-through-mode="continuous" style:font-style-asian="normal" style:font-style-complex="normal" style:text-emphasize="none" style:font-relief="none" style:text-overline-style="none" style:text-overline-color="font-color"/>
    </style:style>
    <style:style style:name="ce80" style:family="table-cell" style:parent-style-name="Default">
      <style:text-properties style:font-name="Arial" fo:font-size="10.5pt" style:font-size-asian="10.5pt" style:font-size-complex="10.5pt"/>
    </style:style>
    <style:style style:name="ce84" style:family="table-cell" style:parent-style-name="Default"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.5pt" style:font-style-asian="normal" style:font-weight-asian="normal" style:font-name-complex="Times New Roman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pt"/>
      <style:text-properties fo:color="#404040" style:text-outline="false" style:text-line-through-style="none" style:text-line-through-type="none" style:font-name="Arial" fo:font-size="10.5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.5pt" style:font-style-asian="normal" style:font-weight-asian="normal" style:font-name-complex="Arial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/>
      <style:text-properties style:font-name="Arial" fo:language="en" fo:country="US" style:language-asian="en" style:country-asian="US" style:language-complex="en" style:country-complex="US"/>
    </style:style>
    <style:style style:name="ce8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404040" style:text-outline="false" style:text-line-through-style="none" style:text-line-through-type="none" style:font-name="Arial" fo:font-size="10.5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.5pt" style:font-style-asian="normal" style:font-weight-asian="normal" style:font-name-complex="Arial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wrap-option="wrap"/>
      <style:text-properties fo:color="#404040" style:text-outline="false" style:text-line-through-style="none" style:text-line-through-type="none" style:font-name="Arial" fo:font-size="10.5pt" fo:font-style="normal" fo:text-shadow="none" style:text-underline-style="none" style:text-underline-mode="continuous" style:text-overline-mode="continuous" style:text-line-through-mode="continuous" style:font-name-asian="Arial1" style:font-size-asian="10.5pt" style:font-style-asian="normal" style:font-name-complex="Arial1" style:font-size-complex="10.5pt" style:font-style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404040" style:text-outline="false" style:text-line-through-style="none" style:text-line-through-type="none" style:font-name="Arial" fo:font-size="10.5pt" fo:font-style="normal" fo:text-shadow="none" style:text-underline-style="none" style:text-underline-mode="continuous" style:text-overline-mode="continuous" style:text-line-through-mode="continuous" style:font-name-asian="Arial1" style:font-size-asian="10.5pt" style:font-style-asian="normal" style:font-name-complex="Arial1" style:font-size-complex="10.5pt" style:font-style-complex="normal" style:text-emphasize="none" style:font-relief="none" style:text-overline-style="none" style:text-overline-color="font-color"/>
    </style:style>
    <style:style style:name="ce90" style:family="table-cell" style:parent-style-name="Default"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92" style:family="table-cell" style:parent-style-name="Default">
      <style:text-properties fo:color="#ff0000" style:text-outline="false" style:text-line-through-style="none" style:text-line-through-type="none" style:font-name="Arial Unicode MS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404040" style:font-name="Arial" fo:font-size="10pt" fo:font-weight="normal" style:font-name-asian="Arial" style:font-name-complex="Arial" style:font-size-asian="10pt" style:font-size-complex="10pt" style:font-weight-asian="normal" style:font-weight-complex="normal"/>
    </style:style>
    <style:style style:name="T2" style:family="text">
      <style:text-properties style:font-name="Arial" fo:font-size="10pt" fo:font-weight="normal" style:font-size-asian="10pt" style:font-size-complex="10pt" style:font-weight-asian="normal" style:font-weight-complex="normal"/>
    </style:style>
    <style:style style:name="T3" style:family="text">
      <style:text-properties style:font-name-asian="Arial" style:font-name-complex="Arial"/>
    </style:style>
    <style:style style:name="T4" style:family="text">
      <style:text-properties fo:color="#404040" style:font-name="Arial" fo:font-size="10.5pt" style:font-name-asian="Arial" style:font-name-complex="Arial" style:font-size-asian="10.5pt" style:font-size-complex="10.5pt"/>
    </style:style>
    <style:style style:name="T5" style:family="text">
      <style:text-properties fo:color="#404040" style:font-name="Arial" style:font-name-asian="Arial" style:font-name-complex="Arial" fo:font-size="10pt" fo:font-weight="normal" style:font-size-asian="10pt" style:font-size-complex="10pt" style:font-weight-asian="normal" style:font-weight-complex="normal"/>
    </style:style>
    <style:style style:name="T6" style:family="text">
      <style:text-properties style:font-weight-asian="bold" style:font-weight-complex="bold"/>
    </style:style>
    <style:style style:name="T7" style:family="text">
      <style:text-properties style:font-weight-asian="bold" style:font-weight-complex="bold" fo:color="#404040" style:font-name="Arial" fo:font-size="10.5pt" style:font-name-asian="Arial" style:font-name-complex="Arial" style:font-size-asian="10.5pt" style:font-size-complex="10.5pt"/>
    </style:style>
    <style:style style:name="T8" style:family="text">
      <style:text-properties fo:color="#000000" style:font-name="Courier New" fo:font-size="10pt" style:font-name-asian="Courier New" style:font-name-complex="Courier New" style:font-size-asian="10pt" style:font-size-complex="10pt"/>
    </style:style>
    <style:style style:name="T9" style:family="text">
      <style:text-properties fo:font-size="12pt"/>
    </style:style>
    <style:style style:name="T10" style:family="text">
      <style:text-properties fo:color="#000000" style:font-name="Courier New CE" fo:font-size="10pt" style:font-name-asian="Courier New CE" style:font-name-complex="Courier New CE" style:font-size-asian="10pt" style:font-size-complex="10pt"/>
    </style:style>
    <style:style style:name="T11" style:family="text">
      <style:text-properties fo:color="#000000" fo:font-size="10pt" style:font-size-asian="10pt" style:font-size-complex="10pt" style:font-name="Courier New" style:font-name-asian="Courier New" style:font-name-complex="Courier New"/>
    </style:style>
    <style:style style:name="T12" style:family="text">
      <style:text-properties fo:font-size="10pt" style:font-name-asian="Arial" style:font-name-complex="Arial" style:font-size-asian="10pt" style:font-size-complex="10pt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color="#000000" style:font-name="Arial" fo:font-size="10pt" style:font-name-asian="Courier New CE" style:font-name-complex="Courier New CE" style:font-size-asian="10pt" style:font-size-complex="10pt"/>
    </style:style>
    <style:style style:name="T16" style:family="text">
      <style:text-properties fo:color="#000000" style:font-name="Arial" fo:font-size="10pt" style:font-size-asian="10pt" style:font-size-complex="10pt" style:font-name-asian="Courier New" style:font-name-complex="Courier New"/>
    </style:style>
    <style:style style:name="T17" style:family="text">
      <style:text-properties fo:color="#000000" style:font-name="Arial" fo:font-size="10pt" style:font-name-asian="Courier New" style:font-name-complex="Courier New" style:font-size-asian="10pt" style:font-size-complex="10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fo:font-weight="normal" style:font-size-asian="10pt" style:font-size-complex="10pt" style:font-weight-asian="normal" style:font-weight-complex="normal"/>
    </style:style>
    <style:style style:name="T20" style:family="text">
      <style:text-properties fo:color="#404040" style:font-name="Arial" fo:font-size="10.5pt" fo:font-weight="bold" style:font-name-asian="Arial" style:font-name-complex="Arial" style:font-size-asian="10.5pt" style:font-size-complex="10.5pt" style:font-weight-asian="bold" style:font-weight-complex="bold"/>
    </style:style>
    <style:style style:name="T21" style:family="text">
      <style:text-properties style:font-name="Arial"/>
    </style:style>
    <style:style style:name="T22" style:family="text">
      <style:text-properties fo:color="#404040" style:font-name="Arial" fo:font-size="10.5pt" style:font-name-asian="Arial" style:font-name-complex="Arial" style:font-size-asian="10.5pt" style:font-size-complex="10.5pt" fo:font-weight="bold" style:font-weight-asian="bold" style:font-weight-complex="bold"/>
    </style:style>
    <style:style style:name="T23" style:family="text">
      <style:text-properties fo:font-size="10pt" style:font-size-asian="10pt" style:font-size-complex="10pt" fo:color="#000000" style:font-name="Arial Unicode MS" style:font-name-asian="Arial Unicode MS" style:font-name-complex="Arial Unicode MS"/>
    </style:style>
    <style:style style:name="T24" style:family="text">
      <style:text-properties fo:font-size="10pt" style:font-size-asian="10pt" style:font-size-complex="10pt" fo:color="#404040" style:font-name="Arial" fo:font-weight="bold" style:font-name-asian="Arial" style:font-name-complex="Arial" style:font-weight-asian="bold" style:font-weight-complex="bold"/>
    </style:style>
    <style:style style:name="T25" style:family="text">
      <style:text-properties fo:color="#404040" style:font-name="Arial" fo:font-size="10pt" fo:font-weight="bold" style:font-name-asian="Arial" style:font-name-complex="Arial" style:font-size-asian="10pt" style:font-size-complex="10pt" style:font-weight-asian="bold" style:font-weight-complex="bold"/>
    </style:style>
    <style:style style:name="T26" style:family="text">
      <style:text-properties fo:color="#404040" style:font-name="Arial" fo:font-size="10pt" style:font-name-asian="Arial" style:font-name-complex="Arial" style:font-size-asian="10pt" style:font-size-complex="10pt" fo:font-weight="normal" style:font-weight-asian="normal" style:font-weight-complex="normal"/>
    </style:style>
    <style:style style:name="T27" style:family="text">
      <style:text-properties fo:color="#404040" style:font-name="Arial" fo:font-size="10pt" style:font-name-asian="Arial" style:font-name-complex="Arial" style:font-size-asian="10pt" style:font-size-complex="10pt" fo:font-weight="bold" style:font-weight-asian="bold" style:font-weight-complex="bold"/>
    </style:style>
    <style:style style:name="T28" style:family="text">
      <style:text-properties fo:color="#404040" style:font-name="Arial" style:font-name-asian="Arial" style:font-name-complex="Arial" fo:font-weight="bold" style:font-weight-asian="bold" style:font-weight-complex="bold" fo:font-size="10.5pt" style:font-size-asian="10.5pt" style:font-size-complex="10.5pt"/>
    </style:style>
    <style:style style:name="T29" style:family="text">
      <style:text-properties fo:color="#404040" style:font-name="Arial" style:font-name-asian="Arial" style:font-name-complex="Arial" fo:font-size="10.5pt" style:font-size-asian="10.5pt" style:font-size-complex="10.5pt" fo:font-weight="normal" style:font-weight-asian="normal" style:font-weight-complex="normal"/>
    </style:style>
    <style:style style:name="T30" style:family="text">
      <style:text-properties fo:color="#404040"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T31" style:family="text">
      <style:text-properties fo:font-size="10pt" style:font-size-asian="10pt" style:font-size-complex="10pt" fo:color="#404040" style:font-name="Arial" style:font-name-asian="Arial" style:font-name-complex="Arial"/>
    </style:style>
  </office:automatic-styles>
  <office:body>
    <office:spreadsheet>
      <table:table table:name="AT Commands List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ce9"/>
        <table:table-column table:style-name="co8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" table:default-cell-style-name="Default"/>
        <table:table-row table:style-name="ro8">
          <table:table-cell table:style-name="ce5" office:value-type="string" calcext:value-type="string">
            <text:p>SR.NO</text:p>
          </table:table-cell>
          <table:table-cell table:style-name="ce5" office:value-type="string" calcext:value-type="string">
            <text:p>COMMAND MODULE</text:p>
          </table:table-cell>
          <table:table-cell table:style-name="ce5" office:value-type="string" calcext:value-type="string">
            <text:p>AT COMMAD FORMAT</text:p>
          </table:table-cell>
          <table:table-cell table:style-name="ce5" office:value-type="string" calcext:value-type="string">
            <text:p>COMMAND RESPONSE</text:p>
          </table:table-cell>
          <table:table-cell table:style-name="ce5" office:value-type="string" calcext:value-type="string">
            <text:p>ERROR COMMAND RESPONSE</text:p>
          </table:table-cell>
          <table:table-cell table:style-name="ce5" office:value-type="string" calcext:value-type="string">
            <text:p>MAXRESPONSE TIMEOUT</text:p>
          </table:table-cell>
          <table:table-cell table:style-name="ce5" office:value-type="string" calcext:value-type="string">
            <text:p>COMMAND DESCRIPTION</text:p>
          </table:table-cell>
          <table:table-cell table:style-name="ce5" office:value-type="string" calcext:value-type="string">
            <text:p>NOTE/REMARK</text:p>
          </table:table-cell>
          <table:table-cell table:style-name="ce5" office:value-type="string" calcext:value-type="string">
            <text:p>COMMAND REFERENCE</text:p>
          </table:table-cell>
          <table:table-cell table:style-name="ce9" table:number-columns-repeated="2"/>
        </table:table-row>
        <table:table-row table:style-name="ro8">
          <table:table-cell table:style-name="ce6" table:number-columns-repeated="2"/>
          <table:table-cell table:style-name="ce13" office:value-type="string" calcext:value-type="string">
            <text:p>AT+CMEE=1</text:p>
          </table:table-cell>
          <table:table-cell table:style-name="ce16" office:value-type="string" calcext:value-type="string">
            <text:p>OK</text:p>
          </table:table-cell>
          <table:table-cell table:style-name="ce16"/>
          <table:table-cell table:style-name="ce16" office:value-type="string" calcext:value-type="string">
            <text:p>300ms</text:p>
          </table:table-cell>
          <table:table-cell table:style-name="ce62" office:value-type="string" calcext:value-type="string" table:number-columns-spanned="1" table:number-rows-spanned="2">
            <text:p>Report Mobile Equipment Error</text:p>
          </table:table-cell>
          <table:table-cell table:style-name="ce17" office:value-type="string" calcext:value-type="string">
            <text:p>Enable result code and use numeric values</text:p>
          </table:table-cell>
          <table:table-cell table:style-name="ce45" office:value-type="string" calcext:value-type="string">
            <text:p>GSM 07.07</text:p>
          </table:table-cell>
          <table:table-cell table:style-name="ce9" table:number-columns-repeated="2"/>
        </table:table-row>
        <table:table-row table:style-name="ro8">
          <table:table-cell table:style-name="ce6" table:number-columns-repeated="2"/>
          <table:table-cell table:style-name="ce13" office:value-type="string" calcext:value-type="string">
            <text:p>AT+CMEE=2</text:p>
          </table:table-cell>
          <table:table-cell table:style-name="ce16" office:value-type="string" calcext:value-type="string">
            <text:p>OK</text:p>
          </table:table-cell>
          <table:table-cell table:style-name="ce16" table:number-columns-repeated="2"/>
          <table:covered-table-cell table:style-name="ce13"/>
          <table:table-cell table:style-name="ce17" office:value-type="string" calcext:value-type="string">
            <text:p>Enable result code and use verbose values</text:p>
          </table:table-cell>
          <table:table-cell table:style-name="ce45" office:value-type="string" calcext:value-type="string">
            <text:p>GSM 07.07</text:p>
          </table:table-cell>
          <table:table-cell table:style-name="ce9" table:number-columns-repeated="2"/>
        </table:table-row>
        <table:table-row table:style-name="ro8">
          <table:table-cell table:style-name="ce6" table:number-columns-repeated="2"/>
          <table:table-cell table:style-name="ce13"/>
          <table:table-cell table:style-name="ce16" table:number-columns-repeated="3"/>
          <table:table-cell table:style-name="ce13"/>
          <table:table-cell table:style-name="ce17"/>
          <table:table-cell table:style-name="ce45"/>
          <table:table-cell table:style-name="ce9" table:number-columns-repeated="2"/>
        </table:table-row>
        <table:table-row table:style-name="ro2">
          <table:table-cell table:style-name="ce6" table:number-columns-repeated="2"/>
          <table:table-cell table:style-name="ce14" office:value-type="string" calcext:value-type="string">
            <text:p>AT&amp;F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ERROR</text:p>
          </table:table-cell>
          <table:table-cell table:style-name="ce16" office:value-type="string" calcext:value-type="string">
            <text:p>300ms</text:p>
          </table:table-cell>
          <table:table-cell table:style-name="ce63" office:value-type="string" calcext:value-type="string">
            <text:p>Set all Current Parameters to Manufacturer Defaults</text:p>
          </table:table-cell>
          <table:table-cell table:style-name="ce17"/>
          <table:table-cell table:style-name="ce45"/>
          <table:table-cell table:style-name="ce9" table:number-columns-repeated="2"/>
        </table:table-row>
        <table:table-row table:style-name="ro8">
          <table:table-cell table:style-name="ce6" table:number-columns-repeated="2"/>
          <table:table-cell table:style-name="ce14"/>
          <table:table-cell table:style-name="ce16" table:number-columns-repeated="3"/>
          <table:table-cell table:style-name="ce63"/>
          <table:table-cell table:style-name="ce17"/>
          <table:table-cell table:style-name="ce45"/>
          <table:table-cell table:style-name="ce9" table:number-columns-repeated="2"/>
        </table:table-row>
        <table:table-row table:style-name="ro8">
          <table:table-cell table:style-name="ce6" table:number-columns-repeated="2"/>
          <table:table-cell table:style-name="ce14" office:value-type="string" calcext:value-type="string">
            <text:p>AT+CFUN=1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ERROR</text:p>
          </table:table-cell>
          <table:table-cell table:style-name="ce16" office:value-type="string" calcext:value-type="string">
            <text:p>300ms</text:p>
          </table:table-cell>
          <table:table-cell table:style-name="ce63"/>
          <table:table-cell table:style-name="ce17"/>
          <table:table-cell table:style-name="ce45"/>
          <table:table-cell table:style-name="ce9" table:number-columns-repeated="2"/>
        </table:table-row>
        <table:table-row table:style-name="ro8">
          <table:table-cell table:style-name="ce6" table:number-columns-repeated="2"/>
          <table:table-cell table:style-name="ce14" office:value-type="string" calcext:value-type="string">
            <text:p>AT+CFUN?</text:p>
          </table:table-cell>
          <table:table-cell table:style-name="ce16" office:value-type="string" calcext:value-type="string">
            <text:p>+CFUN: &lt;fun&gt; </text:p>
          </table:table-cell>
          <table:table-cell table:style-name="ce19" office:value-type="string" calcext:value-type="string">
            <text:p>+CME ERROR: &lt;err&gt;</text:p>
          </table:table-cell>
          <table:table-cell table:style-name="ce16" office:value-type="string" calcext:value-type="string">
            <text:p>15sec</text:p>
          </table:table-cell>
          <table:table-cell table:style-name="ce63" office:value-type="string" calcext:value-type="string">
            <text:p>Set Phone <text:s/>functionality</text:p>
          </table:table-cell>
          <table:table-cell table:style-name="ce17"/>
          <table:table-cell table:style-name="ce45"/>
          <table:table-cell table:style-name="ce9" table:number-columns-repeated="2"/>
        </table:table-row>
        <table:table-row table:style-name="ro8">
          <table:table-cell table:style-name="ce6" table:number-columns-repeated="2"/>
          <table:table-cell table:style-name="ce13"/>
          <table:table-cell table:style-name="ce16" table:number-columns-repeated="3"/>
          <table:table-cell table:style-name="ce13"/>
          <table:table-cell table:style-name="ce17"/>
          <table:table-cell table:style-name="ce9" table:number-columns-repeated="3"/>
        </table:table-row>
        <table:table-row table:style-name="ro9">
          <table:table-cell table:style-name="ce8" office:value-type="float" office:value="1" calcext:value-type="float" table:number-columns-spanned="1" table:number-rows-spanned="18">
            <text:p>1</text:p>
          </table:table-cell>
          <table:table-cell table:style-name="ce8" office:value-type="string" calcext:value-type="string" table:number-columns-spanned="1" table:number-rows-spanned="18">
            <text:p>MODULE INFO</text:p>
          </table:table-cell>
          <table:table-cell table:style-name="ce15" office:value-type="string" calcext:value-type="string">
            <text:p>AT+GSN</text:p>
          </table:table-cell>
          <table:table-cell table:style-name="ce37" office:value-type="string" calcext:value-type="string">
            <text:p>868325025428014</text:p>
            <text:p>OK</text:p>
          </table:table-cell>
          <table:table-cell table:style-name="ce16"/>
          <table:table-cell table:style-name="ce16" office:value-type="string" calcext:value-type="string">
            <text:p>300ms</text:p>
          </table:table-cell>
          <table:table-cell table:style-name="ce64" office:value-type="string" calcext:value-type="string" table:number-columns-spanned="1" table:number-rows-spanned="2">
            <text:p>Request International Mobile Equipment Identity (IMEI)</text:p>
          </table:table-cell>
          <table:table-cell table:style-name="ce13"/>
          <table:table-cell table:style-name="ce45" office:value-type="string" calcext:value-type="string">
            <text:p>V.25ter</text:p>
          </table:table-cell>
          <table:table-cell table:style-name="ce13"/>
          <table:table-cell table:style-name="ce9"/>
        </table:table-row>
        <table:table-row table:style-name="ro10">
          <table:covered-table-cell table:number-columns-repeated="2" table:style-name="ce9"/>
          <table:table-cell office:value-type="string" calcext:value-type="string">
            <text:p>AT+QGSN</text:p>
          </table:table-cell>
          <table:table-cell table:style-name="ce16" office:value-type="string" calcext:value-type="string">
            <text:p>+QGSN: "868325025428014"</text:p>
            <text:p>OK</text:p>
          </table:table-cell>
          <table:table-cell table:style-name="ce16"/>
          <table:table-cell table:style-name="ce16" office:value-type="string" calcext:value-type="string">
            <text:p>300ms</text:p>
          </table:table-cell>
          <table:covered-table-cell table:style-name="ce9"/>
          <table:table-cell table:style-name="ce9"/>
          <table:table-cell table:style-name="ce9" office:value-type="string" calcext:value-type="string">
            <text:p>Quectel </text:p>
          </table:table-cell>
          <table:table-cell table:style-name="ce9" table:number-columns-repeated="2"/>
        </table:table-row>
        <table:table-row table:style-name="ro9">
          <table:covered-table-cell table:number-columns-repeated="2" table:style-name="ce9"/>
          <table:table-cell office:value-type="string" calcext:value-type="string">
            <text:p>AT+CGSN</text:p>
          </table:table-cell>
          <table:table-cell table:style-name="ce37" office:value-type="string" calcext:value-type="string">
            <text:p>868325025428014</text:p>
            <text:p>OK</text:p>
          </table:table-cell>
          <table:table-cell table:style-name="ce16"/>
          <table:table-cell table:style-name="ce16" office:value-type="string" calcext:value-type="string">
            <text:p>300ms</text:p>
          </table:table-cell>
          <table:table-cell table:style-name="ce9" table:number-columns-repeated="2"/>
          <table:table-cell table:style-name="ce45" office:value-type="string" calcext:value-type="string">
            <text:p>GSM 07.07</text:p>
          </table:table-cell>
          <table:table-cell table:style-name="ce9" table:number-columns-repeated="2"/>
        </table:table-row>
        <table:table-row table:style-name="ro5">
          <table:covered-table-cell table:number-columns-repeated="2" table:style-name="ce9"/>
          <table:table-cell/>
          <table:table-cell table:style-name="ce9" table:number-columns-repeated="8"/>
        </table:table-row>
        <table:table-row table:style-name="ro11">
          <table:covered-table-cell table:number-columns-repeated="2" table:style-name="ce9"/>
          <table:table-cell table:style-name="ce16" office:value-type="string" calcext:value-type="string">
            <text:p>AT+CCID</text:p>
          </table:table-cell>
          <table:table-cell table:style-name="ce16" office:value-type="string" calcext:value-type="string">
            <text:p>+CCID: "8991200010568247133F"</text:p>
          </table:table-cell>
          <table:table-cell table:style-name="ce16"/>
          <table:table-cell table:style-name="ce16" office:value-type="string" calcext:value-type="string">
            <text:p>300ms</text:p>
          </table:table-cell>
          <table:table-cell table:style-name="ce17" office:value-type="string" calcext:value-type="string">
            <text:p>Query CCID of the SIM card</text:p>
          </table:table-cell>
          <table:table-cell table:style-name="ce9"/>
          <table:table-cell table:style-name="ce45" office:value-type="string" calcext:value-type="string">
            <text:p>GSM 07.07</text:p>
          </table:table-cell>
          <table:table-cell table:style-name="ce9" table:number-columns-repeated="2"/>
        </table:table-row>
        <table:table-row table:style-name="ro11">
          <table:covered-table-cell table:number-columns-repeated="2" table:style-name="ce9"/>
          <table:table-cell table:style-name="ce16" office:value-type="string" calcext:value-type="string">
            <text:p>AT+QCCID</text:p>
          </table:table-cell>
          <table:table-cell table:style-name="ce16" office:value-type="string" calcext:value-type="string">
            <text:p>8991200010568247133F</text:p>
          </table:table-cell>
          <table:table-cell table:style-name="ce16" table:number-columns-repeated="2"/>
          <table:table-cell table:style-name="ce17"/>
          <table:table-cell table:style-name="ce9"/>
          <table:table-cell table:style-name="ce9" office:value-type="string" calcext:value-type="string">
            <text:p>Quectel</text:p>
          </table:table-cell>
          <table:table-cell table:style-name="ce9" table:number-columns-repeated="2"/>
        </table:table-row>
        <table:table-row table:style-name="ro11">
          <table:covered-table-cell table:number-columns-repeated="2" table:style-name="ce9"/>
          <table:table-cell table:style-name="ce16" table:number-columns-repeated="4"/>
          <table:table-cell table:style-name="ce17"/>
          <table:table-cell table:style-name="ce9" table:number-columns-repeated="4"/>
        </table:table-row>
        <table:table-row table:style-name="ro12">
          <table:covered-table-cell table:number-columns-repeated="2" table:style-name="ce9"/>
          <table:table-cell table:style-name="ce16" office:value-type="string" calcext:value-type="string">
            <text:p>AT+CIMI</text:p>
          </table:table-cell>
          <table:table-cell table:style-name="ce16" office:value-type="string" calcext:value-type="string">
            <text:p>404201856047446</text:p>
            <text:p>OK</text:p>
          </table:table-cell>
          <table:table-cell table:style-name="ce19" office:value-type="string" calcext:value-type="string">
            <text:p>+CME ERROR: &lt;err&gt;</text:p>
          </table:table-cell>
          <table:table-cell table:style-name="ce16" office:value-type="string" calcext:value-type="string">
            <text:p>300ms</text:p>
          </table:table-cell>
          <table:table-cell table:style-name="ce65" office:value-type="string" calcext:value-type="string">
            <text:p>Request International Mobile Subscriber Identity (IMSI)</text:p>
            <text:p>It consists of mcc , mnc , ccid.</text:p>
          </table:table-cell>
          <table:table-cell table:style-name="ce9"/>
          <table:table-cell table:style-name="ce45" office:value-type="string" calcext:value-type="string">
            <text:p>GSM 07.07</text:p>
          </table:table-cell>
          <table:table-cell table:style-name="ce9" table:number-columns-repeated="2"/>
        </table:table-row>
        <table:table-row table:style-name="ro5">
          <table:covered-table-cell table:number-columns-repeated="2" table:style-name="ce9"/>
          <table:table-cell/>
          <table:table-cell table:style-name="ce9" table:number-columns-repeated="8"/>
        </table:table-row>
        <table:table-row table:style-name="ro13">
          <table:covered-table-cell table:number-columns-repeated="2" table:style-name="ce9"/>
          <table:table-cell table:style-name="ce16" office:value-type="string" calcext:value-type="string">
            <text:p>AT+CPIN?</text:p>
          </table:table-cell>
          <table:table-cell table:style-name="ce16" office:value-type="string" calcext:value-type="string">
            <text:p>+CPIN: READY</text:p>
          </table:table-cell>
          <table:table-cell table:style-name="ce19" office:value-type="string" calcext:value-type="string">
            <text:p>+CME ERROR: 10 <text:span text:style-name="T4">SIM not inserted</text:span></text:p>
            <text:p><text:span text:style-name="T4">+CME ERROR: SIM not inserted</text:span></text:p>
          </table:table-cell>
          <table:table-cell table:style-name="ce17" office:value-type="string" calcext:value-type="string">
            <text:p>5 sec</text:p>
          </table:table-cell>
          <table:table-cell table:style-name="ce9" office:value-type="string" calcext:value-type="string">
            <text:p>Queries SIM card status</text:p>
          </table:table-cell>
          <table:table-cell table:style-name="ce9"/>
          <table:table-cell table:style-name="ce45" office:value-type="string" calcext:value-type="string">
            <text:p>GSM 07.07</text:p>
          </table:table-cell>
          <table:table-cell table:style-name="ce9" table:number-columns-repeated="2"/>
        </table:table-row>
        <table:table-row table:style-name="ro14">
          <table:covered-table-cell table:number-columns-repeated="2" table:style-name="ce9"/>
          <table:table-cell/>
          <table:table-cell table:style-name="ce9"/>
          <table:table-cell table:style-name="ce19" office:value-type="string" calcext:value-type="string">
            <text:p>+CME ERROR: 11 <text:span text:style-name="T4">SIM PIN required</text:span></text:p>
          </table:table-cell>
          <table:table-cell table:style-name="ce19"/>
          <table:table-cell table:style-name="ce9" table:number-columns-repeated="5"/>
        </table:table-row>
        <table:table-row table:style-name="ro14">
          <table:covered-table-cell table:number-columns-repeated="2" table:style-name="ce9"/>
          <table:table-cell/>
          <table:table-cell table:style-name="ce9"/>
          <table:table-cell table:style-name="ce19" office:value-type="string" calcext:value-type="string">
            <text:p>+CME ERROR: 13 <text:span text:style-name="T4">SIM FAILURE</text:span></text:p>
          </table:table-cell>
          <table:table-cell table:style-name="ce19"/>
          <table:table-cell table:style-name="ce9" table:number-columns-repeated="5"/>
        </table:table-row>
        <table:table-row table:style-name="ro14">
          <table:covered-table-cell table:number-columns-repeated="2" table:style-name="ce9"/>
          <table:table-cell/>
          <table:table-cell table:style-name="ce9"/>
          <table:table-cell table:style-name="ce19" office:value-type="string" calcext:value-type="string">
            <text:p>+CME ERROR: 14 <text:span text:style-name="T4">SIM BUSY</text:span></text:p>
          </table:table-cell>
          <table:table-cell table:style-name="ce19"/>
          <table:table-cell table:style-name="ce9" table:number-columns-repeated="5"/>
        </table:table-row>
        <table:table-row table:style-name="ro15">
          <table:covered-table-cell table:number-columns-repeated="2" table:style-name="ce9"/>
          <table:table-cell table:style-name="ce16" office:value-type="string" calcext:value-type="string">
            <text:p>AT+QNITZ?</text:p>
          </table:table-cell>
          <table:table-cell table:style-name="ce16" office:value-type="string" calcext:value-type="string">
            <text:p>+QNITZ: 0</text:p>
          </table:table-cell>
          <table:table-cell table:style-name="ce19" office:value-type="string" calcext:value-type="string">
            <text:p>+CME ERROR: &lt;err&gt;</text:p>
          </table:table-cell>
          <table:table-cell table:style-name="ce16" office:value-type="string" calcext:value-type="string">
            <text:p>300ms</text:p>
          </table:table-cell>
          <table:table-cell table:style-name="ce25" office:value-type="string" calcext:value-type="string">
            <text:p>Query to check whether Netwotk is Synchonized?</text:p>
          </table:table-cell>
          <table:table-cell table:style-name="ce9" office:value-type="string" calcext:value-type="string">
            <text:p>To Enable Synchonization send AT+QNITZ=1</text:p>
          </table:table-cell>
          <table:table-cell table:style-name="ce9" table:number-columns-repeated="3"/>
        </table:table-row>
        <table:table-row table:style-name="ro16">
          <table:covered-table-cell table:number-columns-repeated="2" table:style-name="ce9"/>
          <table:table-cell office:value-type="string" calcext:value-type="string">
            <text:p>AT+QNITZ=1</text:p>
          </table:table-cell>
          <table:table-cell table:style-name="ce9" office:value-type="string" calcext:value-type="string">
            <text:p>OK</text:p>
          </table:table-cell>
          <table:table-cell table:style-name="ce19" office:value-type="string" calcext:value-type="string">
            <text:p>+CME ERROR: &lt;err&gt;</text:p>
          </table:table-cell>
          <table:table-cell table:style-name="ce16" office:value-type="string" calcext:value-type="string">
            <text:p>300ms</text:p>
          </table:table-cell>
          <table:table-cell table:style-name="ce66" office:value-type="string" calcext:value-type="string">
            <text:p>Enable to synchronize time from GSM network</text:p>
          </table:table-cell>
          <table:table-cell table:style-name="ce9" office:value-type="string" calcext:value-type="string">
            <text:p>To Disable SYNC send AT+QNITZ=0</text:p>
          </table:table-cell>
          <table:table-cell table:style-name="ce9" table:number-columns-repeated="3"/>
        </table:table-row>
        <table:table-row table:style-name="ro17">
          <table:covered-table-cell table:number-columns-repeated="2" table:style-name="ce9"/>
          <table:table-cell table:style-name="ce16" office:value-type="string" calcext:value-type="string">
            <text:p>AT+CTZU?</text:p>
          </table:table-cell>
          <table:table-cell table:style-name="ce16" office:value-type="string" calcext:value-type="string">
            <text:p>+CTZU: 0</text:p>
          </table:table-cell>
          <table:table-cell table:style-name="ce19" office:value-type="string" calcext:value-type="string">
            <text:p>+CME ERROR: &lt;err&gt;</text:p>
          </table:table-cell>
          <table:table-cell table:style-name="ce16" office:value-type="string" calcext:value-type="string">
            <text:p>300ms</text:p>
          </table:table-cell>
          <table:table-cell table:style-name="ce25" office:value-type="string" calcext:value-type="string">
            <text:p>Network Time Synchonization &amp; Update the RTC Time</text:p>
          </table:table-cell>
          <table:table-cell table:style-name="ce68" office:value-type="string" calcext:value-type="string">
            <text:p>To Update network synchronized time to RTC and save time zone into NVRAM. Send AT+CTZU=1 </text:p>
            <text:p><text:span text:style-name="T13">NOTE</text:span>:- Power reset the module to save this settings</text:p>
          </table:table-cell>
          <table:table-cell table:style-name="ce9" table:number-columns-repeated="3"/>
        </table:table-row>
        <table:table-row table:style-name="ro5">
          <table:covered-table-cell table:number-columns-repeated="2" table:style-name="ce9"/>
          <table:table-cell/>
          <table:table-cell table:style-name="ce9" table:number-columns-repeated="8"/>
        </table:table-row>
        <table:table-row table:style-name="ro18">
          <table:covered-table-cell table:number-columns-repeated="2" table:style-name="ce9"/>
          <table:table-cell table:style-name="ce16" office:value-type="string" calcext:value-type="string">
            <text:p>AT+CSQ</text:p>
          </table:table-cell>
          <table:table-cell table:style-name="ce16" office:value-type="string" calcext:value-type="string">
            <text:p>+CSQ: 28,0</text:p>
          </table:table-cell>
          <table:table-cell table:style-name="ce19" office:value-type="string" calcext:value-type="string">
            <text:p>+CME ERROR: &lt;err&gt;</text:p>
          </table:table-cell>
          <table:table-cell table:style-name="ce16" office:value-type="string" calcext:value-type="string">
            <text:p>300ms</text:p>
          </table:table-cell>
          <table:table-cell table:style-name="ce9" office:value-type="string" calcext:value-type="string">
            <text:p>Query Signal Quality Report</text:p>
          </table:table-cell>
          <table:table-cell table:style-name="ce71" office:value-type="string" calcext:value-type="string" table:number-columns-spanned="1" table:number-rows-spanned="2">
            <text:p>returns received signal strength indication &lt;rssi&gt; and channel bit error rate &lt;ber&gt; from the ME.</text:p>
          </table:table-cell>
          <table:table-cell table:style-name="ce9" office:value-type="string" calcext:value-type="string">
            <text:p>GSM 07.07</text:p>
          </table:table-cell>
          <table:table-cell table:style-name="ce9" table:number-columns-repeated="2"/>
        </table:table-row>
        <table:table-row table:style-name="ro19">
          <table:table-cell table:style-name="ce9" table:number-columns-repeated="2"/>
          <table:table-cell table:style-name="ce17"/>
          <table:table-cell table:style-name="ce9" table:number-columns-repeated="4"/>
          <table:covered-table-cell table:style-name="ce78"/>
          <table:table-cell table:style-name="ce9" table:number-columns-repeated="3"/>
        </table:table-row>
        <table:table-row table:style-name="ro5">
          <table:table-cell table:style-name="ce9" table:number-columns-repeated="2"/>
          <table:table-cell/>
          <table:table-cell table:style-name="ce9" table:number-columns-repeated="8"/>
        </table:table-row>
        <table:table-row table:style-name="ro20">
          <table:table-cell table:style-name="ce8" office:value-type="float" office:value="2" calcext:value-type="float" table:number-columns-spanned="1" table:number-rows-spanned="6">
            <text:p>2</text:p>
          </table:table-cell>
          <table:table-cell table:style-name="ce11" office:value-type="string" calcext:value-type="string" table:number-columns-spanned="1" table:number-rows-spanned="6">
            <text:p>GSM/GPRS NETWORK REGISTRATION</text:p>
          </table:table-cell>
          <table:table-cell office:value-type="string" calcext:value-type="string">
            <text:p>AT+CREG = 1</text:p>
          </table:table-cell>
          <table:table-cell table:style-name="ce16" office:value-type="string" calcext:value-type="string">
            <text:p>OK</text:p>
          </table:table-cell>
          <table:table-cell table:style-name="ce19" office:value-type="string" calcext:value-type="string">
            <text:p>+CME ERROR: &lt;err&gt;</text:p>
          </table:table-cell>
          <table:table-cell table:style-name="ce16" office:value-type="string" calcext:value-type="string">
            <text:p>300ms</text:p>
          </table:table-cell>
          <table:table-cell table:style-name="ce9" office:value-type="string" calcext:value-type="string">
            <text:p>Query GSM Registration</text:p>
          </table:table-cell>
          <table:table-cell table:style-name="ce79" office:value-type="string" calcext:value-type="string">
            <text:p>Enable network registration unsolicited result code <text:span text:style-name="T20">+CREG: &lt;stat&gt;</text:span></text:p>
          </table:table-cell>
          <table:table-cell table:style-name="ce75" office:value-type="string" calcext:value-type="string" table:number-columns-spanned="1" table:number-rows-spanned="5">
            <text:p>GSM 07.07</text:p>
          </table:table-cell>
          <table:table-cell table:style-name="ce9" table:number-columns-repeated="2"/>
        </table:table-row>
        <table:table-row table:style-name="ro21">
          <table:covered-table-cell table:number-columns-repeated="2" table:style-name="ce9"/>
          <table:table-cell office:value-type="string" calcext:value-type="string">
            <text:p>AT+CREG?</text:p>
          </table:table-cell>
          <table:table-cell table:style-name="ce38" office:value-type="string" calcext:value-type="string">
            <text:p><text:span text:style-name="T8">OK</text:span></text:p>
            <text:p><text:span text:style-name="T9">+CREG: 1,1</text:span></text:p>
          </table:table-cell>
          <table:table-cell table:style-name="ce38" table:number-columns-repeated="2"/>
          <table:table-cell table:style-name="ce9" table:number-columns-repeated="2"/>
          <table:covered-table-cell table:style-name="ce9"/>
          <table:table-cell table:style-name="ce9" table:number-columns-repeated="2"/>
        </table:table-row>
        <table:table-row table:style-name="ro22">
          <table:covered-table-cell table:number-columns-repeated="2" table:style-name="ce9"/>
          <table:table-cell/>
          <table:table-cell table:style-name="ce38" table:number-columns-repeated="3"/>
          <table:table-cell table:style-name="ce9" table:number-columns-repeated="2"/>
          <table:covered-table-cell table:style-name="ce9"/>
          <table:table-cell table:style-name="ce9" table:number-columns-repeated="2"/>
        </table:table-row>
        <table:table-row table:style-name="ro9">
          <table:covered-table-cell table:number-columns-repeated="2" table:style-name="ce9"/>
          <table:table-cell office:value-type="string" calcext:value-type="string">
            <text:p>AT+CGREG = 1</text:p>
          </table:table-cell>
          <table:table-cell table:style-name="ce16" office:value-type="string" calcext:value-type="string">
            <text:p>OK</text:p>
          </table:table-cell>
          <table:table-cell table:style-name="ce19" office:value-type="string" calcext:value-type="string">
            <text:p>+CME ERROR: &lt;err&gt;</text:p>
          </table:table-cell>
          <table:table-cell table:style-name="ce16" office:value-type="string" calcext:value-type="string">
            <text:p>300ms</text:p>
          </table:table-cell>
          <table:table-cell table:style-name="ce9" office:value-type="string" calcext:value-type="string">
            <text:p>Query GPRS Registration</text:p>
          </table:table-cell>
          <table:table-cell table:style-name="ce79" office:value-type="string" calcext:value-type="string">
            <text:p>Enable network registration unsolicited result code <text:span text:style-name="T20">+CGREG: &lt;stat&gt;</text:span></text:p>
          </table:table-cell>
          <table:covered-table-cell table:style-name="ce9"/>
          <table:table-cell table:style-name="ce9" table:number-columns-repeated="2"/>
        </table:table-row>
        <table:table-row table:style-name="ro23">
          <table:covered-table-cell table:number-columns-repeated="2" table:style-name="ce9"/>
          <table:table-cell office:value-type="string" calcext:value-type="string">
            <text:p>AT+CGREG?</text:p>
          </table:table-cell>
          <table:table-cell table:style-name="ce38" office:value-type="string" calcext:value-type="string">
            <text:p><text:span text:style-name="T8">OK</text:span></text:p>
            <text:p><text:span text:style-name="T9">+CGREG: 1,1</text:span></text:p>
          </table:table-cell>
          <table:table-cell table:style-name="ce38" table:number-columns-repeated="2"/>
          <table:table-cell table:style-name="ce9" table:number-columns-repeated="2"/>
          <table:covered-table-cell table:style-name="ce9"/>
          <table:table-cell table:style-name="ce9" table:number-columns-repeated="2"/>
        </table:table-row>
        <table:table-row table:style-name="ro5">
          <table:covered-table-cell table:number-columns-repeated="2" table:style-name="ce9"/>
          <table:table-cell/>
          <table:table-cell table:style-name="ce9" table:number-columns-repeated="8"/>
        </table:table-row>
        <table:table-row table:style-name="ro5">
          <table:table-cell table:style-name="ce9" table:number-columns-repeated="2"/>
          <table:table-cell/>
          <table:table-cell table:style-name="ce9" table:number-columns-repeated="8"/>
        </table:table-row>
        <table:table-row table:style-name="ro24">
          <table:table-cell table:style-name="ce8" office:value-type="float" office:value="3" calcext:value-type="float" table:number-columns-spanned="1" table:number-rows-spanned="6">
            <text:p>3</text:p>
          </table:table-cell>
          <table:table-cell table:style-name="ce8" office:value-type="string" calcext:value-type="string" table:number-columns-spanned="1" table:number-rows-spanned="6">
            <text:p>CELL TOWER INFO</text:p>
          </table:table-cell>
          <table:table-cell table:style-name="ce16" office:value-type="string" calcext:value-type="string">
            <text:p>AT+QENG=1,0</text:p>
          </table:table-cell>
          <table:table-cell table:style-name="ce16" office:value-type="string" calcext:value-type="string">
            <text:p>OK</text:p>
          </table:table-cell>
          <table:table-cell table:style-name="ce19" office:value-type="string" calcext:value-type="string">
            <text:p><text:span text:style-name="T20">ERROR</text:span></text:p>
            <text:p>+CME ERROR: &lt;err&gt;</text:p>
          </table:table-cell>
          <table:table-cell table:style-name="ce16" office:value-type="string" calcext:value-type="string">
            <text:p>300ms</text:p>
          </table:table-cell>
          <table:table-cell table:style-name="ce67" office:value-type="string" calcext:value-type="string" table:number-columns-spanned="1" table:number-rows-spanned="6">
            <text:p>Only display the serving cell information</text:p>
          </table:table-cell>
          <table:table-cell table:style-name="ce9" table:number-columns-repeated="4"/>
        </table:table-row>
        <table:table-row table:style-name="ro5">
          <table:covered-table-cell table:number-columns-repeated="2" table:style-name="ce9"/>
          <table:table-cell table:style-name="ce16" office:value-type="string" calcext:value-type="string">
            <text:p>AT+QENG?</text:p>
          </table:table-cell>
          <table:table-cell table:style-name="ce39" office:value-type="string" calcext:value-type="string" table:number-columns-spanned="1" table:number-rows-spanned="5">
            <text:p>+QENG: 1,0</text:p>
            <text:p>+QENG: 0,404,20,3a9a,1429,1,63,-59,183,183,5,5,x,x,x,x,x,x,x OK</text:p>
          </table:table-cell>
          <table:table-cell table:style-name="ce39" table:number-columns-repeated="2"/>
          <table:covered-table-cell table:style-name="ce9"/>
          <table:table-cell table:style-name="ce9" table:number-columns-repeated="4"/>
        </table:table-row>
        <table:table-row table:style-name="ro5">
          <table:covered-table-cell table:number-columns-repeated="2" table:style-name="ce9"/>
          <table:table-cell/>
          <table:covered-table-cell table:style-name="ce40"/>
          <table:table-cell table:style-name="ce40" table:number-columns-repeated="2"/>
          <table:covered-table-cell table:style-name="ce9"/>
          <table:table-cell table:style-name="ce9" table:number-columns-repeated="4"/>
        </table:table-row>
        <table:table-row table:style-name="ro5">
          <table:covered-table-cell table:number-columns-repeated="2" table:style-name="ce9"/>
          <table:table-cell/>
          <table:covered-table-cell table:style-name="ce40"/>
          <table:table-cell table:style-name="ce40" table:number-columns-repeated="2"/>
          <table:covered-table-cell table:style-name="ce9"/>
          <table:table-cell table:style-name="ce9" table:number-columns-repeated="4"/>
        </table:table-row>
        <table:table-row table:style-name="ro5">
          <table:covered-table-cell table:number-columns-repeated="2" table:style-name="ce9"/>
          <table:table-cell/>
          <table:covered-table-cell table:style-name="ce40"/>
          <table:table-cell table:style-name="ce40" table:number-columns-repeated="2"/>
          <table:covered-table-cell table:style-name="ce9"/>
          <table:table-cell table:style-name="ce9" table:number-columns-repeated="4"/>
        </table:table-row>
        <table:table-row table:style-name="ro5">
          <table:covered-table-cell table:number-columns-repeated="2" table:style-name="ce9"/>
          <table:table-cell/>
          <table:covered-table-cell table:style-name="ce40"/>
          <table:table-cell table:style-name="ce40" table:number-columns-repeated="2"/>
          <table:covered-table-cell table:style-name="ce9"/>
          <table:table-cell table:style-name="ce9" table:number-columns-repeated="4"/>
        </table:table-row>
        <table:table-row table:style-name="ro5">
          <table:table-cell table:style-name="ce9" table:number-columns-repeated="2"/>
          <table:table-cell/>
          <table:table-cell table:style-name="ce9" table:number-columns-repeated="8"/>
        </table:table-row>
        <table:table-row table:style-name="ro25">
          <table:table-cell table:style-name="ce8" office:value-type="float" office:value="4" calcext:value-type="float" table:number-columns-spanned="1" table:number-rows-spanned="6">
            <text:p>4</text:p>
          </table:table-cell>
          <table:table-cell table:style-name="ce8" office:value-type="string" calcext:value-type="string" table:number-columns-spanned="1" table:number-rows-spanned="6">
            <text:p>GPRS ACTIVATION</text:p>
          </table:table-cell>
          <table:table-cell office:value-type="string" calcext:value-type="string">
            <text:p>AT+QIFGCNT=1</text:p>
          </table:table-cell>
          <table:table-cell table:style-name="ce9" office:value-type="string" calcext:value-type="string">
            <text:p>OK</text:p>
          </table:table-cell>
          <table:table-cell table:style-name="ce19" office:value-type="string" calcext:value-type="string">
            <text:p>ERROR</text:p>
          </table:table-cell>
          <table:table-cell table:style-name="ce17" office:value-type="string" calcext:value-type="string">
            <text:p>300ms</text:p>
          </table:table-cell>
          <table:table-cell table:style-name="ce68" office:value-type="string" calcext:value-type="string">
            <text:p>A numeric indicates which context will be set as foreground context. The range is 0-1</text:p>
          </table:table-cell>
          <table:table-cell table:style-name="ce9" table:number-columns-repeated="4"/>
        </table:table-row>
        <table:table-row table:style-name="ro5">
          <table:covered-table-cell table:number-columns-repeated="2" table:style-name="ce9"/>
          <table:table-cell/>
          <table:table-cell table:style-name="ce9" table:number-columns-repeated="8"/>
        </table:table-row>
        <table:table-row table:style-name="ro21">
          <table:covered-table-cell table:number-columns-repeated="2" table:style-name="ce9"/>
          <table:table-cell table:style-name="ce18" office:value-type="string" calcext:value-type="string" table:number-columns-spanned="1" table:number-rows-spanned="2">
            <text:p>AT+QIREGAPP=&lt;apn&gt;,&lt;user name&gt;,&lt; password</text:p>
          </table:table-cell>
          <table:table-cell table:style-name="ce9" office:value-type="string" calcext:value-type="string">
            <text:p>OK</text:p>
          </table:table-cell>
          <table:table-cell table:style-name="ce19" office:value-type="string" calcext:value-type="string">
            <text:p>ERROR</text:p>
          </table:table-cell>
          <table:table-cell table:style-name="ce17" office:value-type="string" calcext:value-type="string">
            <text:p>300ms</text:p>
          </table:table-cell>
          <table:table-cell table:style-name="ce64" office:value-type="string" calcext:value-type="string" table:number-columns-spanned="1" table:number-rows-spanned="2">
            <text:p>Start TCPIP Task and Set APN, User Name and Password</text:p>
          </table:table-cell>
          <table:table-cell table:style-name="ce13"/>
          <table:table-cell table:style-name="ce9" table:number-columns-repeated="3"/>
        </table:table-row>
        <table:table-row table:style-name="ro5">
          <table:covered-table-cell table:number-columns-repeated="2" table:style-name="ce9"/>
          <table:covered-table-cell table:style-name="ce19"/>
          <table:table-cell table:style-name="ce9" table:number-columns-repeated="3"/>
          <table:covered-table-cell table:style-name="ce21"/>
          <table:table-cell table:style-name="ce13"/>
          <table:table-cell table:style-name="ce9" table:number-columns-repeated="3"/>
        </table:table-row>
        <table:table-row table:style-name="ro5">
          <table:covered-table-cell table:number-columns-repeated="2" table:style-name="ce9"/>
          <table:table-cell/>
          <table:table-cell table:style-name="ce9" table:number-columns-repeated="8"/>
        </table:table-row>
        <table:table-row table:style-name="ro19">
          <table:covered-table-cell table:number-columns-repeated="2" table:style-name="ce9"/>
          <table:table-cell office:value-type="string" calcext:value-type="string">
            <text:p>AT+QIACT</text:p>
          </table:table-cell>
          <table:table-cell table:style-name="ce9" office:value-type="string" calcext:value-type="string">
            <text:p>OK</text:p>
          </table:table-cell>
          <table:table-cell table:style-name="ce19" office:value-type="string" calcext:value-type="string">
            <text:p>ERROR</text:p>
          </table:table-cell>
          <table:table-cell table:style-name="ce9" office:value-type="string" calcext:value-type="string">
            <text:p>150 Sec</text:p>
          </table:table-cell>
          <table:table-cell table:style-name="ce21" office:value-type="string" calcext:value-type="string">
            <text:p>Activate GPRS/CSD Context</text:p>
          </table:table-cell>
          <table:table-cell table:style-name="ce9" table:number-columns-repeated="4"/>
        </table:table-row>
        <table:table-row table:style-name="ro19">
          <table:table-cell table:style-name="ce9" table:number-columns-repeated="2"/>
          <table:table-cell table:style-name="ce20" office:value-type="string" calcext:value-type="string">
            <text:p>AT+QIDEACT</text:p>
          </table:table-cell>
          <table:table-cell table:style-name="ce9" office:value-type="string" calcext:value-type="string">
            <text:p>OK</text:p>
          </table:table-cell>
          <table:table-cell table:style-name="ce19" office:value-type="string" calcext:value-type="string">
            <text:p>ERROR</text:p>
          </table:table-cell>
          <table:table-cell table:style-name="ce9" office:value-type="string" calcext:value-type="string">
            <text:p>40s</text:p>
          </table:table-cell>
          <table:table-cell table:style-name="ce21" office:value-type="string" calcext:value-type="string">
            <text:p>Deactivate GPRS/CSD Context</text:p>
          </table:table-cell>
          <table:table-cell table:style-name="ce9" table:number-columns-repeated="4"/>
        </table:table-row>
        <table:table-row table:style-name="ro5">
          <table:table-cell table:style-name="ce9" table:number-columns-repeated="2"/>
          <table:table-cell/>
          <table:table-cell table:style-name="ce9" table:number-columns-repeated="8"/>
        </table:table-row>
        <table:table-row table:style-name="ro9">
          <table:table-cell table:style-name="ce8" office:value-type="float" office:value="5" calcext:value-type="float" table:number-columns-spanned="1" table:number-rows-spanned="21">
            <text:p>5</text:p>
          </table:table-cell>
          <table:table-cell table:style-name="ce8" office:value-type="string" calcext:value-type="string" table:number-columns-spanned="1" table:number-rows-spanned="21">
            <text:p>TCP/IP COMMANDS</text:p>
          </table:table-cell>
          <table:table-cell office:value-type="string" calcext:value-type="string">
            <text:p>AT+QISTAT</text:p>
          </table:table-cell>
          <table:table-cell table:style-name="ce40" office:value-type="string" calcext:value-type="string">
            <text:p>OK</text:p>
            <text:p><text:span text:style-name="T10">STATE: IP INITIAL</text:span></text:p>
          </table:table-cell>
          <table:table-cell table:style-name="ce19" office:value-type="string" calcext:value-type="string">
            <text:p>ERROR</text:p>
          </table:table-cell>
          <table:table-cell table:style-name="ce17" office:value-type="string" calcext:value-type="string">
            <text:p>300ms</text:p>
          </table:table-cell>
          <table:table-cell table:style-name="ce21" office:value-type="string" calcext:value-type="string">
            <text:p>Query Current Connection Status</text:p>
          </table:table-cell>
          <table:table-cell table:style-name="ce9" table:number-columns-repeated="4"/>
        </table:table-row>
        <table:table-row table:style-name="ro5">
          <table:covered-table-cell table:number-columns-repeated="2" table:style-name="ce9"/>
          <table:table-cell/>
          <table:table-cell table:style-name="ce9" table:number-columns-repeated="8"/>
        </table:table-row>
        <table:table-row table:style-name="ro26">
          <table:covered-table-cell table:number-columns-repeated="2" table:style-name="ce9"/>
          <table:table-cell table:style-name="ce21" office:value-type="string" calcext:value-type="string">
            <text:p>AT+QIDNSGIP=&lt;domain name&gt;</text:p>
          </table:table-cell>
          <table:table-cell table:style-name="ce40" office:value-type="string" calcext:value-type="string">
            <text:p>OK</text:p>
            <text:p/>
            <text:p><text:span text:style-name="T10">198.57.165.165</text:span></text:p>
          </table:table-cell>
          <table:table-cell table:style-name="ce55" office:value-type="string" calcext:value-type="string">
            <text:p>ERROR</text:p>
          </table:table-cell>
          <table:table-cell table:style-name="ce9" office:value-type="string" calcext:value-type="string">
            <text:p>14 Sec</text:p>
          </table:table-cell>
          <table:table-cell table:style-name="ce21" office:value-type="string" calcext:value-type="string">
            <text:p>Query the IP Address of Given Domain Name</text:p>
          </table:table-cell>
          <table:table-cell table:style-name="ce9" table:number-columns-repeated="4"/>
        </table:table-row>
        <table:table-row table:style-name="ro19">
          <table:covered-table-cell table:number-columns-repeated="2" table:style-name="ce9"/>
          <table:table-cell table:style-name="ce21"/>
          <table:table-cell table:style-name="ce40"/>
          <table:table-cell table:style-name="ce55"/>
          <table:table-cell table:style-name="ce9"/>
          <table:table-cell table:style-name="ce21"/>
          <table:table-cell table:style-name="ce9" table:number-columns-repeated="4"/>
        </table:table-row>
        <table:table-row table:style-name="ro27">
          <table:covered-table-cell table:number-columns-repeated="2" table:style-name="ce9"/>
          <table:table-cell table:style-name="ce21" office:value-type="string" calcext:value-type="string">
            <text:p>AT+QIDNSCFG<text:span text:style-name="T1">=&lt;pri_dns&gt;[,&lt;sec_dns</text:span></text:p>
            <text:p><text:span text:style-name="T2">&gt;]</text:span></text:p>
          </table:table-cell>
          <table:table-cell table:style-name="ce9" office:value-type="string" calcext:value-type="string">
            <text:p>OK</text:p>
          </table:table-cell>
          <table:table-cell table:style-name="ce55" office:value-type="string" calcext:value-type="string">
            <text:p>ERROR</text:p>
          </table:table-cell>
          <table:table-cell table:style-name="ce17" office:value-type="string" calcext:value-type="string">
            <text:p>300ms</text:p>
          </table:table-cell>
          <table:table-cell table:style-name="ce69" office:value-type="string" calcext:value-type="string">
            <text:p>Configure Domain Name server</text:p>
            <text:p><text:span text:style-name="T20">&lt;pri_dns&gt; </text:span><text:span text:style-name="T4">A string parameter which indicates the IP address of the primary domain name server</text:span></text:p>
            <text:p><text:span text:style-name="T20">&lt;sec_dns&gt; </text:span><text:span text:style-name="T4">A string parameter which indicates the IP address of the secondary domain name server</text:span></text:p>
          </table:table-cell>
          <table:table-cell table:style-name="ce9" table:number-columns-repeated="4"/>
        </table:table-row>
        <table:table-row table:style-name="ro19">
          <table:covered-table-cell table:number-columns-repeated="2" table:style-name="ce9"/>
          <table:table-cell table:style-name="ce21"/>
          <table:table-cell table:style-name="ce40"/>
          <table:table-cell table:style-name="ce55"/>
          <table:table-cell table:style-name="ce9"/>
          <table:table-cell table:style-name="ce21"/>
          <table:table-cell table:style-name="ce9" table:number-columns-repeated="4"/>
        </table:table-row>
        <table:table-row table:style-name="ro28">
          <table:covered-table-cell table:number-columns-repeated="2" table:style-name="ce9"/>
          <table:table-cell table:style-name="ce22" office:value-type="string" calcext:value-type="string">
            <text:p><text:span text:style-name="T3">AT+QIDNSIP=&lt;mode&gt;</text:span></text:p>
            <text:p><text:span text:style-name="T3">When Connect to server using IP:</text:span></text:p>
            <text:p><text:span text:style-name="T3">AT+QIDNSIP=0</text:span></text:p>
            <text:p><text:span text:style-name="T3">For Domain Name AT+QIDNSIP=1</text:span>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ERROR</text:p>
          </table:table-cell>
          <table:table-cell table:style-name="ce9" office:value-type="string" calcext:value-type="string">
            <text:p>300ms</text:p>
          </table:table-cell>
          <table:table-cell table:style-name="ce70" office:value-type="string" calcext:value-type="string">
            <text:p>Connect with IP address or Domain name to server</text:p>
            <text:p><text:span text:style-name="T20">&lt;mode&gt; :</text:span><text:span text:style-name="T5">0 The address of the remote server is a dotted decimal IP address</text:span></text:p>
            <text:p><text:span text:style-name="T1">1  : The address of the remote server is a domain name</text:span></text:p>
          </table:table-cell>
          <table:table-cell table:style-name="ce9" table:number-columns-repeated="4"/>
        </table:table-row>
        <table:table-row table:style-name="ro5">
          <table:covered-table-cell table:number-columns-repeated="2" table:style-name="ce9"/>
          <table:table-cell table:style-name="ce23" office:value-type="string" calcext:value-type="string" table:number-columns-spanned="1" table:number-rows-spanned="2">
            <text:p/>
            <text:p/>
            <text:p>AT+QIOPEN=&lt;mode&gt;,&lt;IP address&gt;/&lt;domain name&gt;,&lt;port&gt;</text:p>
          </table:table-cell>
          <table:table-cell table:style-name="ce41" office:value-type="string" calcext:value-type="string" table:number-columns-spanned="1" table:number-rows-spanned="2">
            <text:p>OK </text:p>
            <text:p>CONNECT OK/</text:p>
            <text:p>CONNECT FAIL/</text:p>
            <text:p><text:span text:style-name="T1">ALREADY CONNECT</text:span></text:p>
            <text:p/>
          </table:table-cell>
          <table:table-cell table:style-name="ce56" office:value-type="string" calcext:value-type="string" table:number-columns-spanned="1" table:number-rows-spanned="2">
            <text:p>If command syntax is wrong :</text:p>
            <text:p>ERROR</text:p>
            <text:p>If Alreday connected to the server</text:p>
            <text:p>ALREADY CONNECT</text:p>
            <text:p>ERROR</text:p>
          </table:table-cell>
          <table:table-cell table:style-name="ce9" table:number-columns-repeated="6"/>
        </table:table-row>
        <table:table-row table:style-name="ro29">
          <table:covered-table-cell table:number-columns-repeated="2" table:style-name="ce9"/>
          <table:covered-table-cell table:style-name="ce19"/>
          <table:covered-table-cell table:style-name="ce40"/>
          <table:covered-table-cell table:style-name="ce9"/>
          <table:table-cell table:style-name="ce9" office:value-type="string" calcext:value-type="string">
            <text:p>75 Sec</text:p>
          </table:table-cell>
          <table:table-cell table:style-name="ce21" office:value-type="string" calcext:value-type="string">
            <text:p>Start up TCP or UDP Connection</text:p>
            <text:p/>
          </table:table-cell>
          <table:table-cell table:style-name="ce80" office:value-type="string" calcext:value-type="string">
            <text:p>The port of the remote server is 0-65535</text:p>
          </table:table-cell>
          <table:table-cell table:style-name="ce9" table:number-columns-repeated="3"/>
        </table:table-row>
        <table:table-row table:style-name="ro30">
          <table:covered-table-cell table:number-columns-repeated="2" table:style-name="ce9"/>
          <table:table-cell table:style-name="ce19"/>
          <table:table-cell table:style-name="ce40"/>
          <table:table-cell table:style-name="ce9" table:number-columns-repeated="2"/>
          <table:table-cell table:style-name="ce21"/>
          <table:table-cell table:style-name="ce80"/>
          <table:table-cell table:style-name="ce9" table:number-columns-repeated="3"/>
        </table:table-row>
        <table:table-row table:style-name="ro31">
          <table:covered-table-cell table:number-columns-repeated="2" table:style-name="ce9"/>
          <table:table-cell office:value-type="string" calcext:value-type="string">
            <text:p>AT+QISEND</text:p>
          </table:table-cell>
          <table:table-cell table:style-name="ce42" office:value-type="string" calcext:value-type="string">
            <text:p/>
            <text:p><text:span text:style-name="T10">SEND O</text:span><text:span text:style-name="T11">K/</text:span></text:p>
            <text:p><text:span text:style-name="T8">SEND FAIL</text:span></text:p>
          </table:table-cell>
          <table:table-cell table:style-name="ce56" office:value-type="string" calcext:value-type="string" table:number-columns-spanned="1" table:number-rows-spanned="2">
            <text:p>ERROR</text:p>
          </table:table-cell>
          <table:table-cell table:style-name="ce61" office:value-type="string" calcext:value-type="string" table:number-columns-spanned="1" table:number-rows-spanned="2">
            <text:p>300ms</text:p>
          </table:table-cell>
          <table:table-cell table:style-name="ce11" office:value-type="string" calcext:value-type="string" table:number-columns-spanned="1" table:number-rows-spanned="3">
            <text:p>Send changeable length data to tcp socket</text:p>
          </table:table-cell>
          <table:table-cell table:style-name="ce71" office:value-type="string" calcext:value-type="string" table:number-columns-spanned="1" table:number-rows-spanned="3">
            <text:p>response"&gt; ", then type data to send, tap CTRL+Z to send, tap ESC to cancel the operation</text:p>
          </table:table-cell>
          <table:table-cell table:style-name="ce9" table:number-columns-repeated="3"/>
        </table:table-row>
        <table:table-row table:style-name="ro5">
          <table:covered-table-cell table:number-columns-repeated="2" table:style-name="ce9"/>
          <table:table-cell/>
          <table:table-cell table:style-name="ce9"/>
          <table:covered-table-cell table:number-columns-repeated="2" table:style-name="ce9"/>
          <table:covered-table-cell table:style-name="ce17"/>
          <table:covered-table-cell table:style-name="ce9"/>
          <table:table-cell table:style-name="ce9" table:number-columns-repeated="3"/>
        </table:table-row>
        <table:table-row table:style-name="ro32">
          <table:covered-table-cell table:number-columns-repeated="2" table:style-name="ce9"/>
          <table:table-cell/>
          <table:table-cell table:style-name="ce9" table:number-columns-repeated="3"/>
          <table:covered-table-cell table:style-name="ce17"/>
          <table:covered-table-cell table:style-name="ce9"/>
          <table:table-cell table:style-name="ce9" table:number-columns-repeated="3"/>
        </table:table-row>
        <table:table-row table:style-name="ro33">
          <table:covered-table-cell table:number-columns-repeated="2" table:style-name="ce9"/>
          <table:table-cell table:style-name="ce24" office:value-type="string" calcext:value-type="string" table:number-columns-spanned="1" table:number-rows-spanned="2">
            <text:p><text:span text:style-name="T4">When 1)</text:span><text:span text:style-name="T5">AT+QIMUX=0</text:span></text:p>
            <text:p><text:span text:style-name="T1">AT+QISEND=&lt;length&gt;</text:span></text:p>
            <text:p><text:span text:style-name="T4">2)When </text:span><text:span text:style-name="T5">AT+QIMUX=1</text:span></text:p>
            <text:p><text:span text:style-name="T1">AT+QISEND=&lt;index&gt;[,&lt;length&gt;]</text:span></text:p>
          </table:table-cell>
          <table:table-cell table:style-name="ce43" office:value-type="string" calcext:value-type="string" table:number-columns-spanned="1" table:number-rows-spanned="2">
            <text:p/>
            <text:p><text:span text:style-name="T10">SEND O</text:span><text:span text:style-name="T11">K/</text:span></text:p>
            <text:p><text:span text:style-name="T8">SEND FAIL</text:span></text:p>
          </table:table-cell>
          <table:table-cell table:style-name="ce56" office:value-type="string" calcext:value-type="string" table:number-columns-spanned="1" table:number-rows-spanned="2">
            <text:p>ERROR</text:p>
          </table:table-cell>
          <table:table-cell table:style-name="ce61" office:value-type="string" calcext:value-type="string" table:number-columns-spanned="1" table:number-rows-spanned="2">
            <text:p>300ms</text:p>
          </table:table-cell>
          <table:table-cell table:style-name="ce71" office:value-type="string" calcext:value-type="string" table:number-columns-spanned="1" table:number-rows-spanned="2">
            <text:p>Send Fix length data to TCP Socket</text:p>
            <text:p>Index = index of the socket for sending data</text:p>
            <text:p>Length = A numeric parameter which indicates the length of data to be sent.</text:p>
          </table:table-cell>
          <table:table-cell table:style-name="ce8" office:value-type="string" calcext:value-type="string" table:number-columns-spanned="1" table:number-rows-spanned="2">
            <text:p>Length MUST be less than 1460</text:p>
          </table:table-cell>
          <table:table-cell table:style-name="ce9" table:number-columns-repeated="3"/>
        </table:table-row>
        <table:table-row table:style-name="ro34">
          <table:covered-table-cell table:number-columns-repeated="2" table:style-name="ce9"/>
          <table:covered-table-cell table:style-name="ce25"/>
          <table:covered-table-cell table:number-columns-repeated="3" table:style-name="ce9"/>
          <table:covered-table-cell table:style-name="ce71"/>
          <table:covered-table-cell table:style-name="ce9"/>
          <table:table-cell table:style-name="ce9" table:number-columns-repeated="3"/>
        </table:table-row>
        <table:table-row table:style-name="ro35">
          <table:covered-table-cell table:number-columns-repeated="2" table:style-name="ce9"/>
          <table:table-cell table:style-name="ce25" office:value-type="string" calcext:value-type="string">
            <text:p>When AT+QIMUX=0</text:p>
            <text:p>AT+QISACK</text:p>
            <text:p>Whwn AT+QIMUX=1</text:p>
            <text:p>AT+QISACK=&lt;n&gt;</text:p>
          </table:table-cell>
          <table:table-cell table:style-name="ce44" office:value-type="string" calcext:value-type="string">
            <text:p><text:span text:style-name="T12">+QISACK: &lt;sent&gt;, &lt;acked&gt;, &lt;nAcked&gt;</text:span></text:p>
            <text:p><text:span text:style-name="T12">OK</text:span></text:p>
          </table:table-cell>
          <table:table-cell table:style-name="ce9" office:value-type="string" calcext:value-type="string">
            <text:p>ERROR</text:p>
          </table:table-cell>
          <table:table-cell table:style-name="ce9" office:value-type="string" calcext:value-type="string">
            <text:p>300ms</text:p>
          </table:table-cell>
          <table:table-cell table:style-name="ce71" office:value-type="string" calcext:value-type="string">
            <text:p>Query the information data for sending</text:p>
            <text:p><text:span text:style-name="T20">&lt;n&gt; </text:span><text:span text:style-name="T4">The index for querying the connection</text:span></text:p>
            <text:p><text:span text:style-name="T20">&lt;sent&gt; </text:span><text:span text:style-name="T4">A numeric indicates the total length of the data that has been sent through the session</text:span></text:p>
            <text:p><text:span text:style-name="T20">&lt;acked&gt; </text:span><text:span text:style-name="T4">A numeric indicates the total length of the data that has been acknowledged by the remote</text:span></text:p>
            <text:p><text:span text:style-name="T20">&lt;nAcked&gt; </text:span><text:span text:style-name="T4">A numeric indicates the total length of the data that has been sent but not acknowledged by</text:span></text:p>
            <text:p><text:span text:style-name="T21">the remote</text:span></text:p>
          </table:table-cell>
          <table:table-cell table:style-name="ce9" table:number-columns-repeated="4"/>
        </table:table-row>
        <table:table-row table:style-name="ro36">
          <table:covered-table-cell table:number-columns-repeated="2" table:style-name="ce9"/>
          <table:table-cell table:style-name="ce25" office:value-type="string" calcext:value-type="string">
            <text:p>AT+QIMUX=&lt;mode&gt;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ERROR</text:p>
          </table:table-cell>
          <table:table-cell table:style-name="ce61" office:value-type="string" calcext:value-type="string">
            <text:p>300ms</text:p>
          </table:table-cell>
          <table:table-cell table:style-name="ce71" office:value-type="string" calcext:value-type="string">
            <text:p>Control whether or not to enable multiple TCPIP Session</text:p>
            <text:p><text:span text:style-name="T20">&lt;mode&gt; </text:span><text:span text:style-name="T4">0 DO NOT enable multiple TCPIP     session at the same time</text:span></text:p>
            <text:p><text:span text:style-name="T21">1 Enable multiple TCPIP session at the same time </text:span></text:p>
          </table:table-cell>
          <table:table-cell table:style-name="ce9" table:number-columns-repeated="4"/>
        </table:table-row>
        <table:table-row table:style-name="ro37">
          <table:covered-table-cell table:number-columns-repeated="2" table:style-name="ce9"/>
          <table:table-cell table:style-name="ce25" office:value-type="string" calcext:value-type="string">
            <text:p>AT+QILOCIP</text:p>
          </table:table-cell>
          <table:table-cell table:style-name="ce45" office:value-type="string" calcext:value-type="string">
            <text:p>If execution successful, respond:</text:p>
            <text:p><text:span text:style-name="T13">&lt;IP address&gt;</text:span></text:p>
          </table:table-cell>
          <table:table-cell table:style-name="ce9" office:value-type="string" calcext:value-type="string">
            <text:p>ERROR</text:p>
          </table:table-cell>
          <table:table-cell table:style-name="ce61" office:value-type="string" calcext:value-type="string">
            <text:p>300ms</text:p>
          </table:table-cell>
          <table:table-cell table:style-name="ce12" office:value-type="string" calcext:value-type="string">
            <text:p><text:span text:style-name="T4">Only at the following status: IP GPRSACT, IP STATUS, TCP/UDP CONNECTING, CONNECT OK, IP</text:span></text:p>
            <text:p><text:span text:style-name="T4">CLOSE can get local IP address by </text:span><text:span text:style-name="T22">AT+QILOCIP</text:span><text:span text:style-name="T4">, otherwise respond ERROR. And if the status</text:span></text:p>
            <text:p><text:span text:style-name="T4">before executing the command is IP GPRSACT, the status will become to IP STATUS after the</text:span></text:p>
            <text:p><text:span text:style-name="T4">Command.</text:span></text:p>
          </table:table-cell>
          <table:table-cell table:style-name="ce9" table:number-columns-repeated="4"/>
        </table:table-row>
        <table:table-row table:style-name="ro38">
          <table:covered-table-cell table:number-columns-repeated="2" table:style-name="ce9"/>
          <table:table-cell table:style-name="ce25"/>
          <table:table-cell table:style-name="ce9" table:number-columns-repeated="2"/>
          <table:table-cell table:style-name="ce61"/>
          <table:table-cell/>
          <table:table-cell table:style-name="ce9" table:number-columns-repeated="4"/>
        </table:table-row>
        <table:table-row table:style-name="ro5">
          <table:covered-table-cell table:number-columns-repeated="2" table:style-name="ce9"/>
          <table:table-cell/>
          <table:table-cell table:style-name="ce9" table:number-columns-repeated="3"/>
          <table:table-cell/>
          <table:table-cell table:style-name="ce9" table:number-columns-repeated="4"/>
        </table:table-row>
        <table:table-row table:style-name="ro9">
          <table:covered-table-cell table:number-columns-repeated="2" table:style-name="ce9"/>
          <table:table-cell office:value-type="string" calcext:value-type="string">
            <text:p>AT+QICLOSE</text:p>
          </table:table-cell>
          <table:table-cell table:style-name="ce9" office:value-type="string" calcext:value-type="string">
            <text:p>OK</text:p>
            <text:p><text:span text:style-name="T1">CLOSE OK</text:span></text:p>
          </table:table-cell>
          <table:table-cell table:style-name="ce56" office:value-type="string" calcext:value-type="string" table:number-columns-spanned="1" table:number-rows-spanned="2">
            <text:p>ERROR</text:p>
          </table:table-cell>
          <table:table-cell table:style-name="ce17" office:value-type="string" calcext:value-type="string">
            <text:p>300ms</text:p>
          </table:table-cell>
          <table:table-cell table:style-name="ce9" table:number-columns-repeated="5"/>
        </table:table-row>
        <table:table-row table:style-name="ro5">
          <table:table-cell table:style-name="ce9" table:number-columns-repeated="2"/>
          <table:table-cell/>
          <table:table-cell table:style-name="ce9"/>
          <table:covered-table-cell table:style-name="ce9"/>
          <table:table-cell table:style-name="ce9" table:number-columns-repeated="6"/>
        </table:table-row>
        <table:table-row table:style-name="ro5">
          <table:table-cell table:style-name="ce9" table:number-columns-repeated="2"/>
          <table:table-cell/>
          <table:table-cell table:style-name="ce9" table:number-columns-repeated="8"/>
        </table:table-row>
        <table:table-row table:style-name="ro26">
          <table:table-cell table:style-name="ce8" office:value-type="float" office:value="6" calcext:value-type="float" table:number-columns-spanned="1" table:number-rows-spanned="32">
            <text:p>6</text:p>
          </table:table-cell>
          <table:table-cell table:style-name="ce8" office:value-type="string" calcext:value-type="string" table:number-columns-spanned="1" table:number-rows-spanned="12">
            <text:p>HTTP PROTOCOL</text:p>
          </table:table-cell>
          <table:table-cell table:style-name="ce26" office:value-type="string" calcext:value-type="string">
            <text:p>AT+QHTTPURL = &lt;url_length&gt;,&lt;input time&gt;</text:p>
          </table:table-cell>
          <table:table-cell table:style-name="ce16" office:value-type="string" calcext:value-type="string">
            <text:p>CONNECT</text:p>
            <text:p>Enter your desired URL</text:p>
            <text:p>OK</text:p>
          </table:table-cell>
          <table:table-cell table:style-name="ce28" office:value-type="string" calcext:value-type="string">
            <text:p>ERROR</text:p>
            <text:p/>
            <text:p>+CME ERROR: &lt;err&gt;</text:p>
          </table:table-cell>
          <table:table-cell table:style-name="ce9" office:value-type="string" calcext:value-type="string">
            <text:p>180 Sec</text:p>
          </table:table-cell>
          <table:table-cell table:style-name="ce9" office:value-type="string" calcext:value-type="string">
            <text:p>Set http server URL address.</text:p>
          </table:table-cell>
          <table:table-cell table:style-name="ce9" table:number-columns-repeated="4"/>
        </table:table-row>
        <table:table-row table:style-name="ro19">
          <table:covered-table-cell table:number-columns-repeated="2" table:style-name="ce9"/>
          <table:table-cell/>
          <table:table-cell table:style-name="ce9"/>
          <table:table-cell table:style-name="ce28"/>
          <table:table-cell table:style-name="ce9" table:number-columns-repeated="6"/>
        </table:table-row>
        <table:table-row table:style-name="ro5">
          <table:covered-table-cell table:number-columns-repeated="2" table:style-name="ce9"/>
          <table:table-cell table:style-name="ce27" office:value-type="string" calcext:value-type="string" table:number-columns-spanned="1" table:number-rows-spanned="3">
            <text:p>AT+QHTTPPOST=&lt;body_s ize&gt;,&lt;input_time&gt;,&lt;to_read _time&gt;</text:p>
          </table:table-cell>
          <table:table-cell table:style-name="ce8" office:value-type="string" calcext:value-type="string" table:number-columns-spanned="1" table:number-rows-spanned="3">
            <text:p>CONNECT</text:p>
            <text:p>Enter desired DATA</text:p>
            <text:p>OK</text:p>
          </table:table-cell>
          <table:table-cell table:style-name="ce57" office:value-type="string" calcext:value-type="string" table:number-columns-spanned="1" table:number-rows-spanned="3">
            <text:p>ERROR</text:p>
            <text:p/>
            <text:p>+CME ERROR: &lt;err&gt;</text:p>
          </table:table-cell>
          <table:table-cell table:style-name="ce8" office:value-type="string" calcext:value-type="string" table:number-columns-spanned="1" table:number-rows-spanned="3">
            <text:p>180 Sec</text:p>
          </table:table-cell>
          <table:table-cell table:style-name="ce26" office:value-type="string" calcext:value-type="string">
            <text:p>Send HTTP POST Request</text:p>
          </table:table-cell>
          <table:table-cell table:style-name="ce9" table:number-columns-repeated="4"/>
        </table:table-row>
        <table:table-row table:style-name="ro5">
          <table:covered-table-cell table:number-columns-repeated="2" table:style-name="ce9"/>
          <table:covered-table-cell table:style-name="ce28"/>
          <table:covered-table-cell table:style-name="ce9"/>
          <table:covered-table-cell table:style-name="ce58"/>
          <table:covered-table-cell table:style-name="ce9"/>
          <table:table-cell table:style-name="ce9" table:number-columns-repeated="5"/>
        </table:table-row>
        <table:table-row table:style-name="ro5">
          <table:covered-table-cell table:number-columns-repeated="2" table:style-name="ce9"/>
          <table:covered-table-cell table:style-name="ce28"/>
          <table:covered-table-cell table:style-name="ce16"/>
          <table:covered-table-cell table:style-name="ce59"/>
          <table:covered-table-cell table:style-name="ce9"/>
          <table:table-cell table:style-name="ce9" table:number-columns-repeated="5"/>
        </table:table-row>
        <table:table-row table:style-name="ro5">
          <table:covered-table-cell table:number-columns-repeated="2" table:style-name="ce9"/>
          <table:table-cell/>
          <table:table-cell table:style-name="ce9"/>
          <table:table-cell table:style-name="ce58"/>
          <table:table-cell table:style-name="ce9" table:number-columns-repeated="6"/>
        </table:table-row>
        <table:table-row table:style-name="ro11">
          <table:covered-table-cell table:number-columns-repeated="2" table:style-name="ce9"/>
          <table:table-cell table:style-name="ce29" office:value-type="string" calcext:value-type="string" table:number-columns-spanned="1" table:number-rows-spanned="2">
            <text:p>AT+QHTTPREAD=&lt;wait _time&gt;</text:p>
          </table:table-cell>
          <table:table-cell table:style-name="ce46" office:value-type="string" calcext:value-type="string" table:number-columns-spanned="1" table:number-rows-spanned="2">
            <text:p>CONNECT</text:p>
            <text:p>Server Response</text:p>
            <text:p>OK</text:p>
          </table:table-cell>
          <table:table-cell table:style-name="ce57" office:value-type="string" calcext:value-type="string" table:number-columns-spanned="1" table:number-rows-spanned="2">
            <text:p>ERROR</text:p>
            <text:p/>
            <text:p>+CME ERROR: &lt;err&gt;</text:p>
          </table:table-cell>
          <table:table-cell table:style-name="ce8" office:value-type="string" calcext:value-type="string" table:number-columns-spanned="1" table:number-rows-spanned="3">
            <text:p>180 Sec</text:p>
          </table:table-cell>
          <table:table-cell table:style-name="ce8" office:value-type="string" calcext:value-type="string" table:number-columns-spanned="1" table:number-rows-spanned="2">
            <text:p>Read http server response</text:p>
          </table:table-cell>
          <table:table-cell table:style-name="ce9" table:number-columns-repeated="4"/>
        </table:table-row>
        <table:table-row table:style-name="ro39">
          <table:covered-table-cell table:number-columns-repeated="2" table:style-name="ce9"/>
          <table:covered-table-cell table:style-name="ce28"/>
          <table:covered-table-cell table:style-name="ce9"/>
          <table:covered-table-cell table:style-name="ce58"/>
          <table:covered-table-cell table:number-columns-repeated="2" table:style-name="ce9"/>
          <table:table-cell table:style-name="ce9" table:number-columns-repeated="4"/>
        </table:table-row>
        <table:table-row table:style-name="ro5">
          <table:covered-table-cell table:number-columns-repeated="2" table:style-name="ce9"/>
          <table:table-cell/>
          <table:table-cell table:style-name="ce9"/>
          <table:table-cell table:style-name="ce58"/>
          <table:covered-table-cell table:style-name="ce9"/>
          <table:table-cell table:style-name="ce9" table:number-columns-repeated="5"/>
        </table:table-row>
        <table:table-row table:style-name="ro9">
          <table:covered-table-cell table:number-columns-repeated="2" table:style-name="ce9"/>
          <table:table-cell table:style-name="ce30" office:value-type="string" calcext:value-type="string" table:number-columns-spanned="1" table:number-rows-spanned="3">
            <text:p>AT+QHTTPDL= “&lt;filename&gt;”[,&lt;length&gt; [,&lt; wait_time&gt;]]</text:p>
          </table:table-cell>
          <table:table-cell table:style-name="ce47" office:value-type="string" calcext:value-type="string">
            <text:p>+ QHTTPDL:&lt;dl size&gt;,&lt;content-length&gt;,&lt;errcode&gt;</text:p>
          </table:table-cell>
          <table:table-cell table:style-name="ce57" office:value-type="string" calcext:value-type="string" table:number-columns-spanned="1" table:number-rows-spanned="3">
            <text:p>ERROR</text:p>
            <text:p/>
            <text:p>+CME ERROR: &lt;err&gt;</text:p>
          </table:table-cell>
          <table:table-cell table:style-name="ce8" office:value-type="string" calcext:value-type="string" table:number-columns-spanned="1" table:number-rows-spanned="3">
            <text:p>180 Sec</text:p>
          </table:table-cell>
          <table:table-cell table:style-name="ce72" office:value-type="string" calcext:value-type="string">
            <text:p>Download file from HTTP server</text:p>
          </table:table-cell>
          <table:table-cell table:style-name="ce9" table:number-columns-repeated="4"/>
        </table:table-row>
        <table:table-row table:style-name="ro5">
          <table:covered-table-cell table:number-columns-repeated="2" table:style-name="ce9"/>
          <table:covered-table-cell table:style-name="ce31"/>
          <table:table-cell table:style-name="ce9"/>
          <table:covered-table-cell table:style-name="ce58"/>
          <table:covered-table-cell table:style-name="ce9"/>
          <table:table-cell table:style-name="ce9" table:number-columns-repeated="5"/>
        </table:table-row>
        <table:table-row table:style-name="ro5">
          <table:covered-table-cell table:number-columns-repeated="2" table:style-name="ce9"/>
          <table:covered-table-cell table:style-name="ce28"/>
          <table:table-cell table:style-name="ce9"/>
          <table:covered-table-cell table:style-name="ce58"/>
          <table:covered-table-cell table:style-name="ce9"/>
          <table:table-cell table:style-name="ce9" table:number-columns-repeated="5"/>
        </table:table-row>
        <table:table-row table:style-name="ro5">
          <table:covered-table-cell table:style-name="ce9"/>
          <table:table-cell table:style-name="ce9"/>
          <table:table-cell/>
          <table:table-cell table:style-name="ce9" table:number-columns-repeated="8"/>
        </table:table-row>
        <table:table-row table:style-name="ro40">
          <table:covered-table-cell table:style-name="ce9"/>
          <table:table-cell table:style-name="ce8" office:value-type="string" calcext:value-type="string" table:number-columns-spanned="1" table:number-rows-spanned="19">
            <text:p>FTP PROTOCOL</text:p>
          </table:table-cell>
          <table:table-cell office:value-type="string" calcext:value-type="string">
            <text:p>AT+QFTPUSER=&lt;user_name&gt;</text:p>
          </table:table-cell>
          <table:table-cell table:style-name="ce9" office:value-type="string" calcext:value-type="string">
            <text:p>OK</text:p>
          </table:table-cell>
          <table:table-cell table:style-name="ce56" office:value-type="string" calcext:value-type="string">
            <text:p>ERROR</text:p>
          </table:table-cell>
          <table:table-cell table:style-name="ce9" office:value-type="string" calcext:value-type="string">
            <text:p>180 Sec</text:p>
          </table:table-cell>
          <table:table-cell table:style-name="ce73" office:value-type="string" calcext:value-type="string">
            <text:p>Set the user name of the account to open FTP service</text:p>
          </table:table-cell>
          <table:table-cell table:style-name="ce9" table:number-columns-repeated="4"/>
        </table:table-row>
        <table:table-row table:style-name="ro5">
          <table:covered-table-cell table:number-columns-repeated="2" table:style-name="ce9"/>
          <table:table-cell/>
          <table:table-cell table:style-name="ce9" table:number-columns-repeated="8"/>
        </table:table-row>
        <table:table-row table:style-name="ro23">
          <table:covered-table-cell table:number-columns-repeated="2" table:style-name="ce9"/>
          <table:table-cell office:value-type="string" calcext:value-type="string">
            <text:p>AT+QFTPPASS=&lt;password&gt;</text:p>
          </table:table-cell>
          <table:table-cell table:style-name="ce9" office:value-type="string" calcext:value-type="string">
            <text:p>OK</text:p>
          </table:table-cell>
          <table:table-cell table:style-name="ce56" office:value-type="string" calcext:value-type="string">
            <text:p>ERROR</text:p>
          </table:table-cell>
          <table:table-cell table:style-name="ce9" office:value-type="string" calcext:value-type="string">
            <text:p>180 Sec</text:p>
          </table:table-cell>
          <table:table-cell table:style-name="ce73" office:value-type="string" calcext:value-type="string">
            <text:p>Set the password of the account to open FTP service</text:p>
          </table:table-cell>
          <table:table-cell table:style-name="ce9" table:number-columns-repeated="4"/>
        </table:table-row>
        <table:table-row table:style-name="ro5">
          <table:covered-table-cell table:number-columns-repeated="2" table:style-name="ce9"/>
          <table:table-cell/>
          <table:table-cell table:style-name="ce9" table:number-columns-repeated="8"/>
        </table:table-row>
        <table:table-row table:style-name="ro41">
          <table:covered-table-cell table:number-columns-repeated="2" table:style-name="ce9"/>
          <table:table-cell table:style-name="ce32" office:value-type="string" calcext:value-type="string">
            <text:p>AT+QFTPCFG=&lt;type&gt;[,&lt;value&gt;]</text:p>
          </table:table-cell>
          <table:table-cell table:style-name="ce9" office:value-type="string" calcext:value-type="string">
            <text:p>OK</text:p>
          </table:table-cell>
          <table:table-cell table:style-name="ce56" office:value-type="string" calcext:value-type="string">
            <text:p>ERROR</text:p>
          </table:table-cell>
          <table:table-cell table:style-name="ce9" office:value-type="string" calcext:value-type="string">
            <text:p>180 Sec</text:p>
          </table:table-cell>
          <table:table-cell table:style-name="ce25" office:value-type="string" calcext:value-type="string">
            <text:p>Set some configurable parameter for FTP Service</text:p>
          </table:table-cell>
          <table:table-cell table:style-name="ce9" table:number-columns-repeated="4"/>
        </table:table-row>
        <table:table-row table:style-name="ro22">
          <table:covered-table-cell table:number-columns-repeated="2" table:style-name="ce9"/>
          <table:table-cell table:style-name="ce33"/>
          <table:table-cell table:style-name="ce9" table:number-columns-repeated="8"/>
        </table:table-row>
        <table:table-row table:style-name="ro9">
          <table:covered-table-cell table:number-columns-repeated="2" table:style-name="ce9"/>
          <table:table-cell table:style-name="ce32" office:value-type="string" calcext:value-type="string">
            <text:p>AT+QFTPOPEN = &lt;host_name&gt;,&lt;port&gt;</text:p>
          </table:table-cell>
          <table:table-cell table:style-name="ce9" office:value-type="string" calcext:value-type="string">
            <text:p>OK</text:p>
            <text:p>+QFTPOPEN:0</text:p>
          </table:table-cell>
          <table:table-cell table:style-name="ce9" office:value-type="string" calcext:value-type="string">
            <text:p>ERROR</text:p>
            <text:p>+QFTPOPEN:&lt;err&gt;</text:p>
          </table:table-cell>
          <table:table-cell table:style-name="ce9" office:value-type="string" calcext:value-type="string">
            <text:p>180 Sec</text:p>
          </table:table-cell>
          <table:table-cell table:style-name="ce32" office:value-type="string" calcext:value-type="string">
            <text:p>Open an FTP service to the given FTP server</text:p>
          </table:table-cell>
          <table:table-cell table:style-name="ce9" table:number-columns-repeated="4"/>
        </table:table-row>
        <table:table-row table:style-name="ro19">
          <table:covered-table-cell table:number-columns-repeated="2" table:style-name="ce9"/>
          <table:table-cell table:style-name="ce33"/>
          <table:table-cell table:style-name="ce9" table:number-columns-repeated="8"/>
        </table:table-row>
        <table:table-row table:style-name="ro23">
          <table:covered-table-cell table:number-columns-repeated="2" table:style-name="ce9"/>
          <table:table-cell office:value-type="string" calcext:value-type="string">
            <text:p>AT+QFTPPATH=&lt;path_name&gt;</text:p>
          </table:table-cell>
          <table:table-cell table:style-name="ce9" office:value-type="string" calcext:value-type="string">
            <text:p>OK</text:p>
            <text:p>+QFTPPATH:0</text:p>
          </table:table-cell>
          <table:table-cell table:style-name="ce9" office:value-type="string" calcext:value-type="string">
            <text:p>ERROR</text:p>
            <text:p>+QFTPPATH:&lt;err&gt;</text:p>
          </table:table-cell>
          <table:table-cell table:style-name="ce9" office:value-type="string" calcext:value-type="string">
            <text:p>180 Sec</text:p>
          </table:table-cell>
          <table:table-cell table:style-name="ce73" office:value-type="string" calcext:value-type="string">
            <text:p>Set the path FTP server to upload/download file</text:p>
          </table:table-cell>
          <table:table-cell table:style-name="ce9" table:number-columns-repeated="4"/>
        </table:table-row>
        <table:table-row table:style-name="ro5">
          <table:covered-table-cell table:number-columns-repeated="2" table:style-name="ce9"/>
          <table:table-cell/>
          <table:table-cell table:style-name="ce9" table:number-columns-repeated="8"/>
        </table:table-row>
        <table:table-row table:style-name="ro13">
          <table:covered-table-cell table:number-columns-repeated="2" table:style-name="ce9"/>
          <table:table-cell office:value-type="string" calcext:value-type="string">
            <text:p>AT+QFTPSIZE=&lt;file_name&gt;</text:p>
          </table:table-cell>
          <table:table-cell table:style-name="ce9" office:value-type="string" calcext:value-type="string">
            <text:p>OK</text:p>
            <text:p>+QFTPSIZE:size</text:p>
          </table:table-cell>
          <table:table-cell table:style-name="ce9" office:value-type="string" calcext:value-type="string">
            <text:p>ERROR</text:p>
            <text:p>+QFTPSIZE:&lt;err&gt;</text:p>
          </table:table-cell>
          <table:table-cell table:style-name="ce9" office:value-type="string" calcext:value-type="string">
            <text:p>180 Sec</text:p>
          </table:table-cell>
          <table:table-cell table:style-name="ce74" office:value-type="string" calcext:value-type="string">
            <text:p>Query the size of appointed file on the ftp server</text:p>
          </table:table-cell>
          <table:table-cell table:style-name="ce84" office:value-type="string" calcext:value-type="string">
            <text:p>The name of the file you want to check size. </text:p>
            <text:p>The limitation of the length of the name is 50.</text:p>
          </table:table-cell>
          <table:table-cell table:style-name="ce9" table:number-columns-repeated="3"/>
        </table:table-row>
        <table:table-row table:style-name="ro5">
          <table:covered-table-cell table:number-columns-repeated="2" table:style-name="ce9"/>
          <table:table-cell/>
          <table:table-cell table:style-name="ce9" table:number-columns-repeated="8"/>
        </table:table-row>
        <table:table-row table:style-name="ro26">
          <table:covered-table-cell table:number-columns-repeated="2" table:style-name="ce9"/>
          <table:table-cell table:style-name="ce32" office:value-type="string" calcext:value-type="string">
            <text:p>AT+QFTPGET="&lt;fileName&gt;"[,fileSz]</text:p>
          </table:table-cell>
          <table:table-cell table:style-name="ce32" office:value-type="string" calcext:value-type="string">
            <text:p>OK</text:p>
            <text:p>CONNECT</text:p>
            <text:p>+QFTPGET:&lt;dwSize&gt;</text:p>
          </table:table-cell>
          <table:table-cell table:style-name="ce9" office:value-type="string" calcext:value-type="string">
            <text:p>ERROR</text:p>
            <text:p>+QFTPGET:&lt;err&gt;</text:p>
          </table:table-cell>
          <table:table-cell table:style-name="ce9" office:value-type="string" calcext:value-type="string">
            <text:p>180 Sec</text:p>
          </table:table-cell>
          <table:table-cell table:style-name="ce9" office:value-type="string" calcext:value-type="string">
            <text:p>Download the file from ftp server</text:p>
          </table:table-cell>
          <table:table-cell table:style-name="ce9" table:number-columns-repeated="4"/>
        </table:table-row>
        <table:table-row table:style-name="ro5">
          <table:covered-table-cell table:number-columns-repeated="2" table:style-name="ce9"/>
          <table:table-cell/>
          <table:table-cell table:style-name="ce9" table:number-columns-repeated="8"/>
        </table:table-row>
        <table:table-row table:style-name="ro26">
          <table:covered-table-cell table:number-columns-repeated="2" table:style-name="ce9"/>
          <table:table-cell table:style-name="ce32" office:value-type="string" calcext:value-type="string">
            <text:p>AT+QFTPPUT="&lt;fileName&gt;"[,fileSz],[time]</text:p>
          </table:table-cell>
          <table:table-cell table:style-name="ce32" office:value-type="string" calcext:value-type="string">
            <text:p>OK</text:p>
            <text:p>CONNECT</text:p>
            <text:p>+QFTPPUT:&lt;upSize&gt;</text:p>
          </table:table-cell>
          <table:table-cell table:style-name="ce9" office:value-type="string" calcext:value-type="string">
            <text:p>ERROR</text:p>
            <text:p>+QFTPPUT:&lt;err&gt;</text:p>
          </table:table-cell>
          <table:table-cell table:style-name="ce9" office:value-type="string" calcext:value-type="string">
            <text:p>180 Sec</text:p>
          </table:table-cell>
          <table:table-cell table:style-name="ce9" office:value-type="string" calcext:value-type="string">
            <text:p>Download the file from ftp server</text:p>
          </table:table-cell>
          <table:table-cell table:style-name="ce9" table:number-columns-repeated="4"/>
        </table:table-row>
        <table:table-row table:style-name="ro5">
          <table:covered-table-cell table:number-columns-repeated="2" table:style-name="ce9"/>
          <table:table-cell/>
          <table:table-cell table:style-name="ce9" table:number-columns-repeated="8"/>
        </table:table-row>
        <table:table-row table:style-name="ro9">
          <table:covered-table-cell table:number-columns-repeated="2" table:style-name="ce9"/>
          <table:table-cell office:value-type="string" calcext:value-type="string">
            <text:p>AT+QFTPCLOSE</text:p>
          </table:table-cell>
          <table:table-cell table:style-name="ce9" office:value-type="string" calcext:value-type="string">
            <text:p>OK</text:p>
            <text:p>+QFTPCLOSE:0</text:p>
          </table:table-cell>
          <table:table-cell table:style-name="ce9" office:value-type="string" calcext:value-type="string">
            <text:p>ERROR</text:p>
            <text:p>+QFTPCLOSE:&lt;err&gt;</text:p>
          </table:table-cell>
          <table:table-cell table:style-name="ce9" office:value-type="string" calcext:value-type="string">
            <text:p>180 Sec</text:p>
          </table:table-cell>
          <table:table-cell table:style-name="ce32" office:value-type="string" calcext:value-type="string">
            <text:p>Close the FTP service</text:p>
          </table:table-cell>
          <table:table-cell table:style-name="ce9" table:number-columns-repeated="4"/>
        </table:table-row>
        <table:table-row table:style-name="ro5">
          <table:covered-table-cell table:number-columns-repeated="2" table:style-name="ce9"/>
          <table:table-cell/>
          <table:table-cell table:style-name="ce9" table:number-columns-repeated="8"/>
        </table:table-row>
        <table:table-row table:style-name="ro9">
          <table:covered-table-cell table:number-columns-repeated="2" table:style-name="ce9"/>
          <table:table-cell office:value-type="string" calcext:value-type="string">
            <text:p>AT+QFTPSTAT</text:p>
          </table:table-cell>
          <table:table-cell table:style-name="ce9" office:value-type="string" calcext:value-type="string">
            <text:p>+QFTPSTAT:stat</text:p>
            <text:p>OK</text:p>
          </table:table-cell>
          <table:table-cell table:style-name="ce9" office:value-type="string" calcext:value-type="string">
            <text:p>ERROR</text:p>
          </table:table-cell>
          <table:table-cell table:style-name="ce9" office:value-type="string" calcext:value-type="string">
            <text:p>180 Sec</text:p>
          </table:table-cell>
          <table:table-cell table:style-name="ce32" office:value-type="string" calcext:value-type="string">
            <text:p>Query status of FTP service</text:p>
          </table:table-cell>
          <table:table-cell table:style-name="ce9" table:number-columns-repeated="4"/>
        </table:table-row>
        <table:table-row table:style-name="ro5" table:number-rows-repeated="2">
          <table:table-cell table:style-name="ce9" table:number-columns-repeated="2"/>
          <table:table-cell/>
          <table:table-cell table:style-name="ce9" table:number-columns-repeated="8"/>
        </table:table-row>
        <table:table-row table:style-name="ro5">
          <table:table-cell table:style-name="ce8" office:value-type="float" office:value="7" calcext:value-type="float" table:number-columns-spanned="1" table:number-rows-spanned="27">
            <text:p>7</text:p>
          </table:table-cell>
          <table:table-cell table:style-name="ce8" office:value-type="string" calcext:value-type="string" table:number-columns-spanned="1" table:number-rows-spanned="27">
            <text:p>SMS</text:p>
          </table:table-cell>
          <table:table-cell table:style-name="ce21" office:value-type="string" calcext:value-type="string">
            <text:p>AT+CMGF=&lt;Mode&gt;</text:p>
          </table:table-cell>
          <table:table-cell table:style-name="ce16" office:value-type="string" calcext:value-type="string">
            <text:p>OK</text:p>
          </table:table-cell>
          <table:table-cell table:style-name="ce9" office:value-type="string" calcext:value-type="string">
            <text:p>ERROR</text:p>
          </table:table-cell>
          <table:table-cell table:style-name="ce9" office:value-type="string" calcext:value-type="string">
            <text:p>300ms</text:p>
          </table:table-cell>
          <table:table-cell table:style-name="ce21" office:value-type="string" calcext:value-type="string">
            <text:p>Select SMS Message Format</text:p>
          </table:table-cell>
          <table:table-cell table:style-name="ce9" office:value-type="string" calcext:value-type="string">
            <text:p>Mode: 0 <text:s/>PDU, 1 TEXT</text:p>
          </table:table-cell>
          <table:table-cell table:style-name="ce9" office:value-type="string" calcext:value-type="string">
            <text:p>GSM 07.05</text:p>
          </table:table-cell>
          <table:table-cell table:style-name="ce9" table:number-columns-repeated="2"/>
        </table:table-row>
        <table:table-row table:style-name="ro5">
          <table:covered-table-cell table:number-columns-repeated="2" table:style-name="ce9"/>
          <table:table-cell/>
          <table:table-cell table:style-name="ce9" table:number-columns-repeated="8"/>
        </table:table-row>
        <table:table-row table:style-name="ro11">
          <table:covered-table-cell table:number-columns-repeated="2" table:style-name="ce9"/>
          <table:table-cell table:style-name="ce34" office:value-type="string" calcext:value-type="string">
            <text:p>AT+CPMS<text:span text:style-name="T6">=</text:span><text:span text:style-name="T7">CPMS=&lt;mem1&gt;[,&lt;mem2&gt;[,&lt;mem3&gt;]]</text:span></text:p>
          </table:table-cell>
          <table:table-cell table:style-name="ce48" office:value-type="string" calcext:value-type="string">
            <text:p>OK</text:p>
          </table:table-cell>
          <table:table-cell table:style-name="ce19" office:value-type="string" calcext:value-type="string">
            <text:p>+CME ERROR: &lt;err&gt;</text:p>
          </table:table-cell>
          <table:table-cell table:style-name="ce9" office:value-type="string" calcext:value-type="string">
            <text:p>300ms</text:p>
          </table:table-cell>
          <table:table-cell table:style-name="ce21" office:value-type="string" calcext:value-type="string">
            <text:p>Preferred SMS Message Storage</text:p>
          </table:table-cell>
          <table:table-cell table:style-name="ce9" office:value-type="string" calcext:value-type="string">
            <text:p>Default Storage will be SIM for all messages</text:p>
          </table:table-cell>
          <table:table-cell table:style-name="ce9" office:value-type="string" calcext:value-type="string">
            <text:p>GSM 07.05</text:p>
          </table:table-cell>
          <table:table-cell table:style-name="ce9" table:number-columns-repeated="2"/>
        </table:table-row>
        <table:table-row table:style-name="ro5">
          <table:covered-table-cell table:number-columns-repeated="2" table:style-name="ce9"/>
          <table:table-cell/>
          <table:table-cell table:style-name="ce9" table:number-columns-repeated="8"/>
        </table:table-row>
        <table:table-row table:style-name="ro42">
          <table:covered-table-cell table:number-columns-repeated="2" table:style-name="ce9"/>
          <table:table-cell office:value-type="string" calcext:value-type="string">
            <text:p>AT+CMGD=&lt;index&gt;,[&lt;delflag&gt;]</text:p>
          </table:table-cell>
          <table:table-cell table:style-name="ce9" office:value-type="string" calcext:value-type="string">
            <text:p>OK</text:p>
          </table:table-cell>
          <table:table-cell table:style-name="ce19" office:value-type="string" calcext:value-type="string">
            <text:p>+CMS ERROR: &lt;err&gt;</text:p>
          </table:table-cell>
          <table:table-cell table:style-name="ce9" office:value-type="string" calcext:value-type="string">
            <text:p>300ms</text:p>
          </table:table-cell>
          <table:table-cell table:style-name="ce58" office:value-type="string" calcext:value-type="string">
            <text:p>Delete SMS</text:p>
          </table:table-cell>
          <table:table-cell table:style-name="ce25" office:value-type="string" calcext:value-type="string">
            <text:p><text:span text:style-name="T18">&lt;Index&gt; : Index of the listed SMS.</text:span></text:p>
            <text:p><text:span text:style-name="T18">&lt;delflag&gt; : 0 Delete message specified in </text:span><text:span text:style-name="T24">&lt;index&gt;</text:span></text:p>
            <text:p><text:span text:style-name="T25">                </text:span><text:span text:style-name="T26">4 Delete all messages from</text:span><text:span text:style-name="T27"> </text:span><text:span text:style-name="T28">&lt;mem1&gt;                         </text:span><text:span text:style-name="T29"> </text:span><text:span text:style-name="T30">storage</text:span></text:p>
            <text:p/>
          </table:table-cell>
          <table:table-cell table:style-name="ce9" office:value-type="string" calcext:value-type="string">
            <text:p>GSM 07.05</text:p>
          </table:table-cell>
          <table:table-cell table:style-name="ce9" table:number-columns-repeated="2"/>
        </table:table-row>
        <table:table-row table:style-name="ro5">
          <table:covered-table-cell table:number-columns-repeated="2" table:style-name="ce9"/>
          <table:table-cell/>
          <table:table-cell table:style-name="ce9" table:number-columns-repeated="8"/>
        </table:table-row>
        <table:table-row table:style-name="ro43">
          <table:covered-table-cell table:number-columns-repeated="2" table:style-name="ce9"/>
          <table:table-cell table:style-name="ce25" office:value-type="string" calcext:value-type="string">
            <text:p>AT+CMGL=&lt;stat&gt;</text:p>
          </table:table-cell>
          <table:table-cell table:style-name="ce49" office:value-type="string" calcext:value-type="string" table:number-columns-spanned="1" table:number-rows-spanned="4">
            <text:p>+CMGL:&lt;index&gt;,&lt;stat&gt;,&lt;sender</text:p>
            <text:p>no&gt;,&lt;sender_name&gt;,&lt;date&gt;,&lt;time&gt;&lt;data&gt;  </text:p>
            <text:p>OK</text:p>
          </table:table-cell>
          <table:table-cell table:style-name="ce19" office:value-type="string" calcext:value-type="string">
            <text:p>+CMS ERROR: &lt;err&gt;</text:p>
          </table:table-cell>
          <table:table-cell table:style-name="ce24" office:value-type="string" calcext:value-type="string" table:number-columns-spanned="1" table:number-rows-spanned="6">
            <text:p>300ms</text:p>
          </table:table-cell>
          <table:table-cell table:style-name="ce24" office:value-type="string" calcext:value-type="string" table:number-columns-spanned="1" table:number-rows-spanned="6">
            <text:p>List SMS messages from Preffered Storage</text:p>
          </table:table-cell>
          <table:table-cell table:style-name="ce25" office:value-type="string" calcext:value-type="string">
            <text:p><text:span text:style-name="T18">&lt;Index&gt; : Index of the listed SMS.</text:span></text:p>
            <text:p><text:span text:style-name="T18"> </text:span><text:span text:style-name="T31">Integer type; value in the range of location numbers supported by the associated memory</text:span></text:p>
          </table:table-cell>
          <table:table-cell table:style-name="ce9" office:value-type="string" calcext:value-type="string">
            <text:p>GSM 07.05</text:p>
          </table:table-cell>
          <table:table-cell table:style-name="ce9" table:number-columns-repeated="2"/>
        </table:table-row>
        <table:table-row table:style-name="ro26">
          <table:covered-table-cell table:number-columns-repeated="2" table:style-name="ce9"/>
          <table:table-cell table:style-name="ce25"/>
          <table:covered-table-cell table:style-name="ce9"/>
          <table:table-cell table:style-name="ce9"/>
          <table:covered-table-cell table:number-columns-repeated="2" table:style-name="ce9"/>
          <table:table-cell table:style-name="ce85" office:value-type="string" calcext:value-type="string">
            <text:p>&lt;Stat&gt; : "REC UNREAD" Received unread messages </text:p>
            <text:p>"REC READ" Received read messages</text:p>
            <text:p><text:span text:style-name="T4">"ALL" All messages</text:span></text:p>
          </table:table-cell>
          <table:table-cell table:style-name="ce9" table:number-columns-repeated="3"/>
        </table:table-row>
        <table:table-row table:style-name="ro14">
          <table:covered-table-cell table:number-columns-repeated="2" table:style-name="ce9"/>
          <table:table-cell table:style-name="ce25"/>
          <table:covered-table-cell table:style-name="ce9"/>
          <table:table-cell table:style-name="ce9"/>
          <table:covered-table-cell table:number-columns-repeated="2" table:style-name="ce9"/>
          <table:table-cell table:style-name="ce25" office:value-type="string" calcext:value-type="string">
            <text:p>&lt;sender_no&gt;: <text:s/>Mobile number of the sender</text:p>
          </table:table-cell>
          <table:table-cell table:style-name="ce9" table:number-columns-repeated="3"/>
        </table:table-row>
        <table:table-row table:style-name="ro9">
          <table:covered-table-cell table:number-columns-repeated="2" table:style-name="ce9"/>
          <table:table-cell table:style-name="ce25"/>
          <table:covered-table-cell table:style-name="ce9"/>
          <table:table-cell table:style-name="ce9"/>
          <table:covered-table-cell table:number-columns-repeated="2" table:style-name="ce9"/>
          <table:table-cell table:style-name="ce25" office:value-type="string" calcext:value-type="string">
            <text:p>&lt;sender_name&gt; :Specifies name if stored in the phonebook else blank</text:p>
          </table:table-cell>
          <table:table-cell table:style-name="ce9" table:number-columns-repeated="3"/>
        </table:table-row>
        <table:table-row table:style-name="ro5">
          <table:covered-table-cell table:number-columns-repeated="2" table:style-name="ce9"/>
          <table:table-cell/>
          <table:table-cell table:style-name="ce9" table:number-columns-repeated="2"/>
          <table:covered-table-cell table:number-columns-repeated="2" table:style-name="ce9"/>
          <table:table-cell table:style-name="ce9" office:value-type="string" calcext:value-type="string">
            <text:p>&lt;date&gt;,&lt;time&gt; - <text:s/>Date and time of the SMS</text:p>
          </table:table-cell>
          <table:table-cell table:style-name="ce9" table:number-columns-repeated="3"/>
        </table:table-row>
        <table:table-row table:style-name="ro44">
          <table:covered-table-cell table:number-columns-repeated="2" table:style-name="ce9"/>
          <table:table-cell/>
          <table:table-cell table:style-name="ce9" table:number-columns-repeated="2"/>
          <table:covered-table-cell table:number-columns-repeated="2" table:style-name="ce9"/>
          <table:table-cell table:style-name="ce86" office:value-type="string" calcext:value-type="string">
            <text:p><text:span text:style-name="T9">&lt;data&gt; - SMS Content(</text:span><text:span text:style-name="T4">User-Data in text mode</text:span><text:span text:style-name="T9">)</text:span></text:p>
          </table:table-cell>
          <table:table-cell table:style-name="ce9" table:number-columns-repeated="3"/>
        </table:table-row>
        <table:table-row table:style-name="ro5">
          <table:covered-table-cell table:number-columns-repeated="2" table:style-name="ce9"/>
          <table:table-cell/>
          <table:table-cell table:style-name="ce9" table:number-columns-repeated="8"/>
        </table:table-row>
        <table:table-row table:style-name="ro49">
          <table:covered-table-cell table:number-columns-repeated="2" table:style-name="ce9"/>
          <table:table-cell table:style-name="ce35" office:value-type="string" calcext:value-type="string" table:number-columns-spanned="1" table:number-rows-spanned="3">
            <text:p>AT+CMGR=&lt;index&gt;[,&lt;mode&gt;]</text:p>
          </table:table-cell>
          <table:table-cell table:style-name="ce49" office:value-type="string" calcext:value-type="string" table:number-columns-spanned="1" table:number-rows-spanned="4">
            <text:p>+CMGR: &lt;stat&gt;,&lt;sender</text:p>
            <text:p>no&gt;,&lt;sender_name&gt;,&lt;date&gt;,&lt;time&gt;  &lt;data&gt;  </text:p>
            <text:p>OK</text:p>
          </table:table-cell>
          <table:table-cell table:style-name="ce19" office:value-type="string" calcext:value-type="string">
            <text:p>+CMS ERROR: &lt;err&gt;</text:p>
          </table:table-cell>
          <table:table-cell table:style-name="ce24" office:value-type="string" calcext:value-type="string" table:number-columns-spanned="1" table:number-rows-spanned="5">
            <text:p>300ms</text:p>
          </table:table-cell>
          <table:table-cell table:style-name="ce75" office:value-type="string" calcext:value-type="string" table:number-columns-spanned="1" table:number-rows-spanned="5">
            <text:p>Read SMS Messages</text:p>
          </table:table-cell>
          <table:table-cell table:style-name="ce87" office:value-type="string" calcext:value-type="string">
            <text:p>&lt;Stat&gt; : "REC UNREAD" Received unread messages </text:p>
            <text:p>"REC READ" Received read messages</text:p>
            <text:p><text:span text:style-name="T4">"ALL" All messages</text:span></text:p>
          </table:table-cell>
          <table:table-cell table:style-name="ce9" office:value-type="string" calcext:value-type="string">
            <text:p>GSM 07.05</text:p>
          </table:table-cell>
          <table:table-cell table:style-name="ce9" table:number-columns-repeated="2"/>
        </table:table-row>
        <table:table-row table:style-name="ro14">
          <table:covered-table-cell table:number-columns-repeated="2" table:style-name="ce9"/>
          <table:covered-table-cell/>
          <table:covered-table-cell table:style-name="ce9"/>
          <table:table-cell table:style-name="ce9"/>
          <table:covered-table-cell table:number-columns-repeated="2" table:style-name="ce9"/>
          <table:table-cell table:style-name="ce25" office:value-type="string" calcext:value-type="string">
            <text:p>&lt;sender_no&gt;: <text:s/>Mobile number of the sender</text:p>
          </table:table-cell>
          <table:table-cell table:style-name="ce25"/>
          <table:table-cell table:style-name="ce9" table:number-columns-repeated="2"/>
        </table:table-row>
        <table:table-row table:style-name="ro9">
          <table:covered-table-cell table:number-columns-repeated="2" table:style-name="ce9"/>
          <table:covered-table-cell/>
          <table:covered-table-cell table:style-name="ce9"/>
          <table:table-cell table:style-name="ce9"/>
          <table:covered-table-cell table:number-columns-repeated="2" table:style-name="ce9"/>
          <table:table-cell table:style-name="ce25" office:value-type="string" calcext:value-type="string">
            <text:p>&lt;sender_name&gt; :Specifies name if stored in the phonebook else blank</text:p>
          </table:table-cell>
          <table:table-cell table:style-name="ce25"/>
          <table:table-cell table:style-name="ce9" table:number-columns-repeated="2"/>
        </table:table-row>
        <table:table-row table:style-name="ro14">
          <table:covered-table-cell table:number-columns-repeated="2" table:style-name="ce9"/>
          <table:table-cell/>
          <table:covered-table-cell table:style-name="ce9"/>
          <table:table-cell table:style-name="ce9"/>
          <table:covered-table-cell table:number-columns-repeated="2" table:style-name="ce9"/>
          <table:table-cell table:style-name="ce25" office:value-type="string" calcext:value-type="string">
            <text:p>&lt;date&gt;,&lt;time&gt; - <text:s/>Date and time of the SMS</text:p>
          </table:table-cell>
          <table:table-cell table:style-name="ce25"/>
          <table:table-cell table:style-name="ce9" table:number-columns-repeated="2"/>
        </table:table-row>
        <table:table-row table:style-name="ro44">
          <table:covered-table-cell table:number-columns-repeated="2" table:style-name="ce9"/>
          <table:table-cell/>
          <table:table-cell table:style-name="ce9" table:number-columns-repeated="2"/>
          <table:covered-table-cell table:number-columns-repeated="2" table:style-name="ce9"/>
          <table:table-cell table:style-name="ce86" office:value-type="string" calcext:value-type="string">
            <text:p><text:span text:style-name="T9">&lt;data&gt; - SMS Content(</text:span><text:span text:style-name="T4">User-Data in text mode</text:span><text:span text:style-name="T9">)</text:span></text:p>
          </table:table-cell>
          <table:table-cell table:style-name="ce25"/>
          <table:table-cell table:style-name="ce9" table:number-columns-repeated="2"/>
        </table:table-row>
        <table:table-row table:style-name="ro5">
          <table:covered-table-cell table:number-columns-repeated="2" table:style-name="ce9"/>
          <table:table-cell/>
          <table:table-cell table:style-name="ce9" table:number-columns-repeated="8"/>
        </table:table-row>
        <table:table-row table:style-name="ro9">
          <table:covered-table-cell table:number-columns-repeated="2" table:style-name="ce9"/>
          <table:table-cell office:value-type="string" calcext:value-type="string">
            <text:p>AT+CMGS="Sender No"</text:p>
          </table:table-cell>
          <table:table-cell table:style-name="ce25" office:value-type="string" calcext:value-type="string">
            <text:p>+CMGS: &lt;mr&gt;</text:p>
            <text:p>OK</text:p>
          </table:table-cell>
          <table:table-cell table:style-name="ce19" office:value-type="string" calcext:value-type="string">
            <text:p>+CMS ERROR: &lt;err&gt;</text:p>
          </table:table-cell>
          <table:table-cell table:style-name="ce9" office:value-type="string" calcext:value-type="string">
            <text:p>120sec</text:p>
          </table:table-cell>
          <table:table-cell table:style-name="ce9" office:value-type="string" calcext:value-type="string">
            <text:p>Send <text:s/>SMS</text:p>
          </table:table-cell>
          <table:table-cell table:style-name="ce19" office:value-type="string" calcext:value-type="string">
            <text:p>AT+CMGS=Mobile No</text:p>
          </table:table-cell>
          <table:table-cell table:style-name="ce9" office:value-type="string" calcext:value-type="string">
            <text:p>GSM 07.05</text:p>
          </table:table-cell>
          <table:table-cell table:style-name="ce9" table:number-columns-repeated="2"/>
        </table:table-row>
        <table:table-row table:style-name="ro19">
          <table:covered-table-cell table:number-columns-repeated="2" table:style-name="ce9"/>
          <table:table-cell/>
          <table:table-cell table:style-name="ce9" table:number-columns-repeated="4"/>
          <table:table-cell table:style-name="ce19" office:value-type="string" calcext:value-type="string">
            <text:p>&lt;Data: <text:s/>Data to be Sent&gt;</text:p>
          </table:table-cell>
          <table:table-cell table:style-name="ce9" table:number-columns-repeated="3"/>
        </table:table-row>
        <table:table-row table:style-name="ro19">
          <table:covered-table-cell table:number-columns-repeated="2" table:style-name="ce9"/>
          <table:table-cell/>
          <table:table-cell table:style-name="ce9" table:number-columns-repeated="4"/>
          <table:table-cell table:style-name="ce17" office:value-type="string" calcext:value-type="string">
            <text:p>&lt;ctrl-Z&gt; - (0x1A in Hex)</text:p>
          </table:table-cell>
          <table:table-cell table:style-name="ce9" table:number-columns-repeated="3"/>
        </table:table-row>
        <table:table-row table:style-name="ro19">
          <table:covered-table-cell table:number-columns-repeated="2" table:style-name="ce9"/>
          <table:table-cell/>
          <table:table-cell table:style-name="ce9" table:number-columns-repeated="4"/>
          <table:table-cell table:style-name="ce19" office:value-type="string" calcext:value-type="string">
            <text:p>Note :ESC quits without sending</text:p>
          </table:table-cell>
          <table:table-cell table:style-name="ce9" table:number-columns-repeated="3"/>
        </table:table-row>
        <table:table-row table:style-name="ro5">
          <table:covered-table-cell table:number-columns-repeated="2" table:style-name="ce9"/>
          <table:table-cell/>
          <table:table-cell table:style-name="ce9" table:number-columns-repeated="8"/>
        </table:table-row>
        <table:table-row table:style-name="ro14">
          <table:covered-table-cell table:number-columns-repeated="2" table:style-name="ce9"/>
          <table:table-cell/>
          <table:table-cell table:style-name="ce9" table:number-columns-repeated="4"/>
          <table:table-cell table:style-name="ce88" office:value-type="string" calcext:value-type="string">
            <text:p><text:span text:style-name="T20">&lt;mr&gt; </text:span><text:span text:style-name="T4">Message-Reference in integer format</text:span></text:p>
          </table:table-cell>
          <table:table-cell table:style-name="ce9" table:number-columns-repeated="3"/>
        </table:table-row>
        <table:table-row table:style-name="ro5">
          <table:covered-table-cell table:number-columns-repeated="2" table:style-name="ce9"/>
          <table:table-cell/>
          <table:table-cell table:style-name="ce9" table:number-columns-repeated="8"/>
        </table:table-row>
        <table:table-row table:style-name="ro5">
          <table:covered-table-cell table:number-columns-repeated="2" table:style-name="ce9"/>
          <table:table-cell office:value-type="string" calcext:value-type="string">
            <text:p>AT+CSCS=&lt;chset&gt;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ERROR</text:p>
          </table:table-cell>
          <table:table-cell table:style-name="ce9" office:value-type="string" calcext:value-type="string">
            <text:p>300ms</text:p>
          </table:table-cell>
          <table:table-cell table:style-name="ce9" office:value-type="string" calcext:value-type="string">
            <text:p>Select TE Character Set</text:p>
          </table:table-cell>
          <table:table-cell table:style-name="ce89" office:value-type="string" calcext:value-type="string" table:number-columns-spanned="4" table:number-rows-spanned="6">
            <text:p>&lt;chset&gt; "GSM" GSM default alphabet "</text:p>
            <text:p>HEX" Character strings consist only of hexadecimal numbers from 00 to FF </text:p>
            <text:p><text:span text:style-name="T13">"IRA" International reference alphabet (Default)</text:span></text:p>
            <text:p>"PCCP437" PC character set code</text:p>
            <text:p> "UCS2" UCS2 alphabet </text:p>
            <text:p>"8859-1" ISO 8859 Latin 1 character set</text:p>
          </table:table-cell>
          <table:covered-table-cell table:number-columns-repeated="3" table:style-name="ce9"/>
        </table:table-row>
        <table:table-row table:style-name="ro5">
          <table:table-cell table:style-name="ce9" table:number-columns-repeated="2"/>
          <table:table-cell/>
          <table:table-cell table:style-name="ce9" table:number-columns-repeated="4"/>
          <table:covered-table-cell table:style-name="ce17"/>
          <table:covered-table-cell table:number-columns-repeated="3" table:style-name="ce9"/>
        </table:table-row>
        <table:table-row table:style-name="ro5">
          <table:table-cell table:style-name="ce9" table:number-columns-repeated="2"/>
          <table:table-cell/>
          <table:table-cell table:style-name="ce9" table:number-columns-repeated="4"/>
          <table:covered-table-cell table:style-name="ce17"/>
          <table:covered-table-cell table:number-columns-repeated="3" table:style-name="ce9"/>
        </table:table-row>
        <table:table-row table:style-name="ro5">
          <table:table-cell table:number-columns-repeated="2"/>
          <table:table-cell table:style-name="Default"/>
          <table:table-cell table:number-columns-repeated="4"/>
          <table:covered-table-cell table:style-name="ce17"/>
          <table:covered-table-cell table:number-columns-repeated="3" table:style-name="ce9"/>
        </table:table-row>
        <table:table-row table:style-name="ro50">
          <table:table-cell table:style-name="ce9" table:number-columns-repeated="2"/>
          <table:table-cell/>
          <table:table-cell table:style-name="ce9" table:number-columns-repeated="4"/>
          <table:covered-table-cell table:style-name="ce17"/>
          <table:covered-table-cell table:number-columns-repeated="3" table:style-name="ce9"/>
        </table:table-row>
        <table:table-row table:style-name="ro5">
          <table:table-cell table:style-name="ce9" table:number-columns-repeated="2"/>
          <table:table-cell/>
          <table:table-cell table:style-name="ce9" table:number-columns-repeated="4"/>
          <table:covered-table-cell table:style-name="ce17"/>
          <table:covered-table-cell table:number-columns-repeated="3" table:style-name="ce9"/>
        </table:table-row>
        <table:table-row table:style-name="ro19">
          <table:table-cell table:style-name="ce9" table:number-columns-repeated="2"/>
          <table:table-cell/>
          <table:table-cell table:style-name="ce9" table:number-columns-repeated="4"/>
          <table:table-cell table:style-name="ce17"/>
          <table:table-cell table:style-name="ce9" table:number-columns-repeated="3"/>
        </table:table-row>
        <table:table-row table:style-name="ro51">
          <table:table-cell table:style-name="ce9" table:number-columns-repeated="2"/>
          <table:table-cell table:style-name="Default" office:value-type="string" calcext:value-type="string">
            <text:p>AT+CSMP=17,167,0,241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ERROR</text:p>
          </table:table-cell>
          <table:table-cell table:style-name="ce9" office:value-type="string" calcext:value-type="string">
            <text:p>300ms</text:p>
          </table:table-cell>
          <table:table-cell table:style-name="ce76" office:value-type="string" calcext:value-type="string">
            <text:p>set SMS Text Mode Parameters</text:p>
            <text:p><text:span text:style-name="T23">TA selects values for additional parameters needed when SM is sent to the network </text:span></text:p>
            <text:p><text:span text:style-name="T23">or placed in a storage when text mode is selected (+CMGF=1). </text:span></text:p>
            <text:p><text:span text:style-name="T23">It is possible to set the validity period starting from when the SM is received by the SMSC (&lt;vp&gt; is in range 0... 255) </text:span></text:p>
            <text:p><text:span text:style-name="T23">Or define the absolute time of the validity period termination (&lt;vp&gt; is a string). </text:span></text:p>
          </table:table-cell>
          <table:table-cell table:style-name="ce90" office:value-type="string" calcext:value-type="string">
            <text:p>Note: </text:p>
          </table:table-cell>
          <table:table-cell table:style-name="ce9" table:number-columns-repeated="3"/>
        </table:table-row>
        <table:table-row table:style-name="ro5">
          <table:table-cell table:style-name="ce9" table:number-columns-repeated="2"/>
          <table:table-cell/>
          <table:table-cell table:style-name="ce9" table:number-columns-repeated="4"/>
          <table:table-cell table:style-name="ce90" office:value-type="string" calcext:value-type="string">
            <text:p>The Command writes the parameters in NON-VOLATILE memory.</text:p>
          </table:table-cell>
          <table:table-cell table:style-name="ce9" table:number-columns-repeated="3"/>
        </table:table-row>
        <table:table-row table:style-name="ro5">
          <table:table-cell table:number-columns-repeated="11"/>
        </table:table-row>
        <table:table-row table:style-name="ro9">
          <table:table-cell table:style-name="ce10" office:value-type="float" office:value="8" calcext:value-type="float">
            <text:p>8</text:p>
          </table:table-cell>
          <table:table-cell table:style-name="ce8" office:value-type="string" calcext:value-type="string" table:number-columns-spanned="1" table:number-rows-spanned="14">
            <text:p>USSD Commands</text:p>
          </table:table-cell>
          <table:table-cell office:value-type="string" calcext:value-type="string">
            <text:p>AT+CUSD=?</text:p>
          </table:table-cell>
          <table:table-cell table:style-name="ce25" office:value-type="string" calcext:value-type="string">
            <text:p>+CUSD :<text:span text:style-name="T14">(0-2)</text:span></text:p>
            <text:p><text:span text:style-name="T14">OK</text:span></text:p>
          </table:table-cell>
          <table:table-cell table:style-name="ce19" office:value-type="string" calcext:value-type="string">
            <text:p>+CME ERROR: &lt;err&gt;</text:p>
          </table:table-cell>
          <table:table-cell table:style-name="ce9" office:value-type="string" calcext:value-type="string">
            <text:p>120sec</text:p>
          </table:table-cell>
          <table:table-cell table:style-name="ce77" office:value-type="string" calcext:value-type="string" table:number-columns-spanned="1" table:number-rows-spanned="14">
            <text:p>Unstructured <text:span text:style-name="T1">Supplementary Service Data</text:span></text:p>
          </table:table-cell>
          <table:table-cell/>
          <table:table-cell office:value-type="string" calcext:value-type="string">
            <text:p>GSM 07.07</text:p>
          </table:table-cell>
          <table:table-cell table:number-columns-repeated="2"/>
        </table:table-row>
        <table:table-row table:style-name="ro5">
          <table:table-cell/>
          <table:covered-table-cell/>
          <table:table-cell table:number-columns-repeated="4"/>
          <table:covered-table-cell table:style-name="ce12"/>
          <table:table-cell table:number-columns-repeated="4"/>
        </table:table-row>
        <table:table-row table:style-name="ro52">
          <table:table-cell/>
          <table:covered-table-cell/>
          <table:table-cell table:style-name="ce24" office:value-type="string" calcext:value-type="string" table:number-columns-spanned="1" table:number-rows-spanned="2">
            <text:p>i) AT+CUSD=&lt;n&gt;,"USSD CODE" </text:p>
            <text:p>   e.g  AT+CUSD=1,"*111#"</text:p>
          </table:table-cell>
          <table:table-cell table:style-name="ce50" office:value-type="string" calcext:value-type="string">
            <text:p><text:span text:style-name="T15">+C</text:span><text:span text:style-name="T16">USD: 1,"Call 14546 now &amp; Re-verify your number.</text:span></text:p>
            <text:p><text:span text:style-name="T17">1.Bill Details</text:span></text:p>
            <text:p><text:span text:style-name="T17">2.Talk Plan</text:span></text:p>
            <text:p><text:span text:style-name="T17">3.VAS and Services</text:span></text:p>
            <text:p><text:span text:style-name="T17">4.Win iPhone X</text:span></text:p>
            <text:p><text:span text:style-name="T17">0.More",15</text:span></text:p>
            <text:p/>
            <text:p><text:span text:style-name="T17">OK</text:span></text:p>
            <text:p/>
          </table:table-cell>
          <table:table-cell table:style-name="ce19" office:value-type="string" calcext:value-type="string">
            <text:p>+CME ERROR: &lt;err&gt;</text:p>
          </table:table-cell>
          <table:table-cell table:style-name="ce9" office:value-type="string" calcext:value-type="string">
            <text:p>120sec</text:p>
          </table:table-cell>
          <table:covered-table-cell table:style-name="ce12"/>
          <table:table-cell table:style-name="ce12" office:value-type="string" calcext:value-type="string">
            <text:p><text:span text:style-name="T20">&lt;n&gt;: </text:span><text:span text:style-name="T4">A numeric parameter which indicates control of the unstructured supplementary service data</text:span></text:p>
            <text:p><text:span text:style-name="T4">0 Disable the result code presentation in the TA</text:span></text:p>
            <text:p><text:span text:style-name="T4">1 Enable the result code presentation in the TA</text:span></text:p>
            <text:p><text:span text:style-name="T4">2 Cancel session (not applicable to read command response)</text:span></text:p>
          </table:table-cell>
          <table:table-cell table:number-columns-repeated="3"/>
        </table:table-row>
        <table:table-row table:style-name="ro53">
          <table:table-cell/>
          <table:covered-table-cell table:number-columns-repeated="2"/>
          <table:table-cell table:number-columns-repeated="3"/>
          <table:covered-table-cell table:style-name="ce12"/>
          <table:table-cell office:value-type="string" calcext:value-type="string">
            <text:p>"USSD CODE" – Desired USSD Code</text:p>
          </table:table-cell>
          <table:table-cell table:number-columns-repeated="3"/>
        </table:table-row>
        <table:table-row table:style-name="ro5">
          <table:table-cell/>
          <table:covered-table-cell/>
          <table:table-cell table:number-columns-repeated="4"/>
          <table:covered-table-cell table:style-name="ce12"/>
          <table:table-cell table:number-columns-repeated="4"/>
        </table:table-row>
        <table:table-row table:style-name="ro54">
          <table:table-cell/>
          <table:covered-table-cell/>
          <table:table-cell table:style-name="ce36" office:value-type="string" calcext:value-type="string" table:number-columns-spanned="1" table:number-rows-spanned="2">
            <text:p>ii) Reply with 1 in AT Command to get Bill     Details</text:p>
            <text:p>  AT+CUSD=&lt;n&gt;,"Desired option"  </text:p>
            <text:p> e.g. AT+CUSD=1,"1"</text:p>
          </table:table-cell>
          <table:table-cell table:style-name="ce51" office:value-type="string" calcext:value-type="string">
            <text:p><text:span text:style-name="T18">+CUSD: 1,"1. Current Bill Summary</text:span></text:p>
            <text:p><text:span text:style-name="T19">2. Last 3 Bills</text:span></text:p>
            <text:p><text:span text:style-name="T19">3. Last 3 Payments</text:span></text:p>
            <text:p><text:span text:style-name="T19">4. Monthly Bill Summary</text:span></text:p>
            <text:p><text:span text:style-name="T19">5. EBill and Duplicate Bill</text:span></text:p>
            <text:p><text:span text:style-name="T19">6. Know your e-bill password.</text:span></text:p>
            <text:p><text:span text:style-name="T19">+.Go Back</text:span></text:p>
            <text:p><text:span text:style-name="T19">#. Main Menu",15</text:span></text:p>
            <text:p/>
            <text:p><text:span text:style-name="T19">OK</text:span></text:p>
            <text:p/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120sec</text:p>
          </table:table-cell>
          <table:covered-table-cell table:style-name="ce12"/>
          <table:table-cell table:number-columns-repeated="4"/>
        </table:table-row>
        <table:table-row table:style-name="ro5">
          <table:table-cell/>
          <table:covered-table-cell table:number-columns-repeated="2"/>
          <table:table-cell table:number-columns-repeated="3"/>
          <table:covered-table-cell/>
          <table:table-cell table:number-columns-repeated="4"/>
        </table:table-row>
        <table:table-row table:style-name="ro5">
          <table:table-cell/>
          <table:covered-table-cell/>
          <table:table-cell office:value-type="string" calcext:value-type="string">
            <text:p>iii) <text:s/>AT+CUSD=1,"1"</text:p>
          </table:table-cell>
          <table:table-cell table:style-name="ce52" office:value-type="string" calcext:value-type="string" table:number-columns-spanned="1" table:number-rows-spanned="7">
            <text:p>+CUSD: 1,"Your current outstanding:Rs 60.71 </text:p>
            <text:p>Due Date:22-JAN-2018 </text:p>
            <text:p>Credit limit:Rs 1000.00 </text:p>
            <text:p>Unbilled amt:Rs 0.0(without rentals &amp; 0 For More ",15 </text:p>
            <text:p>OK</text:p>
          </table:table-cell>
          <table:table-cell table:style-name="ce60" office:value-type="string" calcext:value-type="string" table:number-columns-spanned="1" table:number-rows-spanned="7">
            <text:p>ERROR</text:p>
          </table:table-cell>
          <table:table-cell table:style-name="ce60" office:value-type="string" calcext:value-type="string" table:number-columns-spanned="1" table:number-rows-spanned="7">
            <text:p>120sec</text:p>
          </table:table-cell>
          <table:covered-table-cell/>
          <table:table-cell table:number-columns-repeated="4"/>
        </table:table-row>
        <table:table-row table:style-name="ro5">
          <table:table-cell/>
          <table:covered-table-cell/>
          <table:table-cell/>
          <table:covered-table-cell table:style-name="ce53"/>
          <table:covered-table-cell table:number-columns-repeated="3"/>
          <table:table-cell table:number-columns-repeated="4"/>
        </table:table-row>
        <table:table-row table:style-name="ro5">
          <table:table-cell/>
          <table:covered-table-cell/>
          <table:table-cell/>
          <table:covered-table-cell table:style-name="ce53"/>
          <table:covered-table-cell table:number-columns-repeated="3"/>
          <table:table-cell table:number-columns-repeated="4"/>
        </table:table-row>
        <table:table-row table:style-name="ro5">
          <table:table-cell/>
          <table:covered-table-cell/>
          <table:table-cell/>
          <table:covered-table-cell table:style-name="ce53"/>
          <table:covered-table-cell table:number-columns-repeated="3"/>
          <table:table-cell table:number-columns-repeated="4"/>
        </table:table-row>
        <table:table-row table:style-name="ro5">
          <table:table-cell/>
          <table:covered-table-cell/>
          <table:table-cell/>
          <table:covered-table-cell table:style-name="ce53"/>
          <table:covered-table-cell table:number-columns-repeated="3"/>
          <table:table-cell table:number-columns-repeated="4"/>
        </table:table-row>
        <table:table-row table:style-name="ro5">
          <table:table-cell/>
          <table:covered-table-cell/>
          <table:table-cell/>
          <table:covered-table-cell table:style-name="ce54"/>
          <table:covered-table-cell table:number-columns-repeated="3"/>
          <table:table-cell table:number-columns-repeated="4"/>
        </table:table-row>
        <table:table-row table:style-name="ro5">
          <table:table-cell/>
          <table:covered-table-cell/>
          <table:table-cell/>
          <table:covered-table-cell table:style-name="ce54"/>
          <table:covered-table-cell table:number-columns-repeated="3"/>
          <table:table-cell table:number-columns-repeated="4"/>
        </table:table-row>
        <table:table-row table:style-name="ro5" table:number-rows-repeated="2">
          <table:table-cell table:number-columns-repeated="11"/>
        </table:table-row>
        <table:table-row table:style-name="ro5">
          <table:table-cell/>
          <table:table-cell table:style-name="ce12"/>
          <table:table-cell table:number-columns-repeated="9"/>
        </table:table-row>
        <table:table-row table:style-name="ro5" table:number-rows-repeated="1048414">
          <table:table-cell table:number-columns-repeated="11"/>
        </table:table-row>
        <table:table-row table:style-name="ro5">
          <table:table-cell table:number-columns-repeated="11"/>
        </table:table-row>
      </table:table>
      <table:table table:name="URC's List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5">
          <table:table-cell office:value-type="string" calcext:value-type="string">
            <text:p>Sr No.</text:p>
          </table:table-cell>
          <table:table-cell office:value-type="string" calcext:value-type="string">
            <text:p>List Of URC's</text:p>
          </table:table-cell>
          <table:table-cell/>
        </table:table-row>
        <table:table-row table:style-name="ro45">
          <table:table-cell office:value-type="float" office:value="1" calcext:value-type="float">
            <text:p>1</text:p>
          </table:table-cell>
          <table:table-cell office:value-type="string" calcext:value-type="string">
            <text:p>Call Ready</text:p>
          </table:table-cell>
          <table:table-cell office:value-type="string" calcext:value-type="string">
            <text:p>Telephony unsolicited response</text:p>
          </table:table-cell>
        </table:table-row>
        <table:table-row table:style-name="ro45">
          <table:table-cell table:number-columns-repeated="3"/>
        </table:table-row>
        <table:table-row table:style-name="ro46">
          <table:table-cell office:value-type="float" office:value="2" calcext:value-type="float">
            <text:p>2</text:p>
          </table:table-cell>
          <table:table-cell office:value-type="string" calcext:value-type="string">
            <text:p>SMS Ready</text:p>
          </table:table-cell>
          <table:table-cell table:style-name="ce81" office:value-type="string" calcext:value-type="string" table:number-columns-spanned="1" table:number-rows-spanned="2">
            <text:p>SMS unsolicited response</text:p>
          </table:table-cell>
        </table:table-row>
        <table:table-row table:style-name="ro47">
          <table:table-cell office:value-type="float" office:value="3" calcext:value-type="float">
            <text:p>3</text:p>
          </table:table-cell>
          <table:table-cell office:value-type="string" calcext:value-type="string">
            <text:p>+CMTI <text:s/>:2</text:p>
          </table:table-cell>
          <table:covered-table-cell/>
        </table:table-row>
        <table:table-row table:style-name="ro48">
          <table:table-cell table:number-columns-repeated="3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+CPIN : READY</text:p>
          </table:table-cell>
          <table:table-cell office:value-type="string" calcext:value-type="string">
            <text:p>SIM card unsolicited response</text:p>
          </table:table-cell>
        </table:table-row>
        <table:table-row table:style-name="ro5">
          <table:table-cell table:number-columns-repeated="3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+QNITZ : <text:s/>"18/01/19,10:59:32+22,0"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+CREG :0</text:p>
          </table:table-cell>
          <table:table-cell table:style-name="ce7" office:value-type="string" calcext:value-type="string">
            <text:p>Network status unsolicited response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+CREG :2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+CFUN:</text:p>
          </table:table-cell>
          <table:table-cell office:value-type="string" calcext:value-type="string">
            <text:p>CFUN unsolicited response</text:p>
          </table:table-cell>
        </table:table-row>
        <table:table-row table:style-name="ro5">
          <table:table-cell table:number-columns-repeated="3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UNDER_VOLTAGE WARNING</text:p>
          </table:table-cell>
          <table:table-cell office:value-type="string" calcext:value-type="string">
            <text:p>Voltage indication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UNDER_VOLTAGE POWER DOWN</text:p>
          </table:table-cell>
          <table:table-cell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OVER_VOLTAGE WARNING</text:p>
          </table:table-cell>
          <table:table-cell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OVER_VOLTAGE POWER DOWN</text:p>
          </table:table-cell>
          <table:table-cell/>
        </table:table-row>
      </table:table>
      <table:table table:name="Sheet3" table:style-name="ta1" table:print="false">
        <table:table-column table:style-name="co11" table:default-cell-style-name="ce83"/>
        <table:table-row table:style-name="ro5">
          <table:table-cell table:style-name="ce82" office:value-type="string" calcext:value-type="string">
            <text:p>/* Use AT+COPS? to query current Network Operator */</text:p>
          </table:table-cell>
        </table:table-row>
        <table:table-row table:style-name="ro5">
          <table:table-cell table:style-name="ce82" office:value-type="string" calcext:value-type="string">
            <text:p>[2018-02-14 09:59:26:940_S:] AT+COPS?</text:p>
          </table:table-cell>
        </table:table-row>
        <table:table-row table:style-name="ro5">
          <table:table-cell office:value-type="string" calcext:value-type="string">
            <text:p>[2018-02-14 09:59:26:956_R:] AT+COPS? [2018-02-14 09:59:26:956_R:] +COPS: 0,0,"Vodafone - Mumbai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09:59:26:971_R:] OK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09:59:36:159_R:] +CMTI: "SM",7</text:p>
          </table:table-cell>
        </table:table-row>
        <table:table-row table:style-name="ro5">
          <table:table-cell table:style-name="ce82" office:value-type="string" calcext:value-type="string">
            <text:p>[2018-02-14 09:59:56:750_S:] AT+CPOL=?</text:p>
          </table:table-cell>
        </table:table-row>
        <table:table-row table:style-name="ro5">
          <table:table-cell office:value-type="string" calcext:value-type="string">
            <text:p>[2018-02-14 09:59:56:766_R:] AT+CPOL=? [2018-02-14 09:59:56:766_R:] +CPOL: (1-40),(0-2)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09:59:56:766_R:] OK</text:p>
          </table:table-cell>
        </table:table-row>
        <table:table-row table:style-name="ro5">
          <table:table-cell table:style-name="ce82" office:value-type="string" calcext:value-type="string">
            <text:p>[2018-02-14 10:00:03:522_S:] AT+CPOL?</text:p>
          </table:table-cell>
        </table:table-row>
        <table:table-row table:style-name="ro5">
          <table:table-cell office:value-type="string" calcext:value-type="string">
            <text:p>[2018-02-14 10:00:03:522_R:] AT+CPOL? [2018-02-14 10:00:03:522_R:] +CPOL: 1,2,"40460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03:616_R:] +CPOL: 2,2,"40430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03:616_R:] +CPOL: 3,2,"40411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03:616_R:] +CPOL: 4,2,"40401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03:616_R:] +CPOL: 5,2,"40488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03:616_R:] +CPOL: 6,2,"40415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03:616_R:] +CPOL: 7,2,"40413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03:616_R:] +CPOL: 8,2,"40484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03:616_R:] +CPOL: 9,2,"40420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03:616_R:] +CPOL: 10,2,"40486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03:616_R:] +CPOL: 11,2,"40566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03:616_R:] +CPOL: 12,2,"40567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03:616_R:] +CPOL: 13,2,"40405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03:616_R:] +CPOL: 14,2,"40443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03:616_R:] +CPOL: 15,2,"40446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03:616_R:] +CPOL: 16,2,"40427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03:616_R:] +CPOL: 17,2,"405751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03:616_R:] +CPOL: 18,2,"405750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03:616_R:] +CPOL: 19,2,"405752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03:616_R:] +CPOL: 20,2,"405753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03:616_R:] +CPOL: 21,2,"405754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03:616_R:] +CPOL: 22,2,"405755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03:616_R:] +CPOL: 23,2,"405756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03:616_R:] +CPOL: 24,2,"40419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03:616_R:] +CPOL: 25,2,"40478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03:616_R:] +CPOL: 26,2,"40407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03:616_R:] +CPOL: 27,2,"40414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03:616_R:] +CPOL: 28,2,"40456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03:616_R:] +CPOL: 29,2,"40482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03:616_R:] +CPOL: 30,2,"405846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03:616_R:] +CPOL: 31,2,"40445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03:616_R:] +CPOL: 32,2,"40497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03:616_R:] +CPOL: 33,2,"40470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03:616_R:] +CPOL: 34,2,"40552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03:616_R:] +CPOL: 35,2,"40556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03:616_R:] +CPOL: 36,2,"40416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03:616_R:] OK</text:p>
          </table:table-cell>
        </table:table-row>
        <table:table-row table:style-name="ro5">
          <table:table-cell table:style-name="ce82" office:value-type="string" calcext:value-type="string">
            <text:p>[2018-02-14 10:00:30:483_S:] AT+COPN=?</text:p>
          </table:table-cell>
        </table:table-row>
        <table:table-row table:style-name="ro5">
          <table:table-cell office:value-type="string" calcext:value-type="string">
            <text:p>[2018-02-14 10:00:30:483_R:] AT+COPN=? [2018-02-14 10:00:30:483_R:] OK</text:p>
          </table:table-cell>
        </table:table-row>
        <table:table-row table:style-name="ro5">
          <table:table-cell table:style-name="ce82" office:value-type="string" calcext:value-type="string">
            <text:p>[2018-02-14 10:00:35:530_S:] AT+COPN</text:p>
          </table:table-cell>
        </table:table-row>
        <table:table-row table:style-name="ro5">
          <table:table-cell office:value-type="string" calcext:value-type="string">
            <text:p>[2018-02-14 10:00:35:545_R:] AT+COPN</text:p>
          </table:table-cell>
        </table:table-row>
        <table:table-row table:style-name="ro5">
          <table:table-cell office:value-type="string" calcext:value-type="string">
            <text:p>[2018-02-14 10:00:35:561_R:] +COPN: "41201", "AWCC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5:561_R:] +COPN: "41220", "ROSHAN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5:577_R:] +COPN: "41240", "MTN Afghanistan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5:592_R:] +COPN: "41250", "Etisalat Afghanistan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5:608_R:] +COPN: "27601", "A M C <text:s/>MOBI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5:624_R:] +COPN: "27602", "Vodafon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5:639_R:] +COPN: "27603", "Eagle Mobil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5:655_R:] +COPN: "27604", "PLU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5:655_R:] +COPN: "21303", "MOBILAN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5:670_R:] +COPN: "36251", "Telcell N.V.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5:686_R:] +COPN: "36269", "Digicel Netherlands Antille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5:702_R:] +COPN: "36291", "UTS Wireless Curacao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5:717_R:] +COPN: "722070", "Movista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5:733_R:] +COPN: "722310", "CLARO ARGENTIN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5:749_R:] +COPN: "722341", "Persona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5:764_R:] +COPN: "28301", "ARMGS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5:764_R:] +COPN: "28305", "MTS Armeni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5:780_R:] +COPN: "28310", "Orang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5:795_R:] +COPN: "50501", "Telstra MobileNet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5:811_R:] +COPN: "50502", "YES OPTU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5:827_R:] +COPN: "50503", "Vodafon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5:842_R:] +COPN: "23201", "A1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5:858_R:] +COPN: "23203", "T-Mobile Austri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5:858_R:] +COPN: "23205", "Orang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5:889_R:] +COPN: "23212", "Orang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5:905_R:] +COPN: "23207", "Tele-ring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5:920_R:] +COPN: "40001", "AZERCELL GS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5:936_R:] +COPN: "40002", "Bakcell LLC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5:952_R:] +COPN: "40004", "Nar Mobil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5:967_R:] +COPN: "52811", "DTSCo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5:983_R:] +COPN: "25701", "VELCO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5:983_R:] +COPN: "25702", "MT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5:999_R:] +COPN: "25704", "life:)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014_R:] +COPN: "20601", "PROXIMU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030_R:] +COPN: "20610", "Mobista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045_R:] +COPN: "20620", "KPN Group Belgiu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061_R:] +COPN: "61602", "ETISALAT BENIN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077_R:] +COPN: "61603", "MTN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077_R:] +COPN: "61604", "Bell Benin Communication BBCO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108_R:] +COPN: "61605", "GloBenin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108_R:] +COPN: "73601", "Nuevatel PCS De Bolivi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124_R:] +COPN: "73602", "En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139_R:] +COPN: "73603", "TELECEL BOLIVI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155_R:] +COPN: "21803", "ERONET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170_R:] +COPN: "21805", "m: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186_R:] +COPN: "21890", "BH Mobil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202_R:] +COPN: "72403", "TIM BRASI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202_R:] +COPN: "72402", "TIM BRASI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217_R:] +COPN: "72404", "TIM BRASI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233_R:] +COPN: "72405", "Claro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249_R:] +COPN: "72405", "Claro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264_R:] +COPN: "72406", "Vivo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280_R:] +COPN: "72410", "Vivo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295_R:] +COPN: "72411", "Vivo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295_R:] +COPN: "72415", "Sercomtel Celular S/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311_R:] +COPN: "72416", "Oi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327_R:] +COPN: "72423", "Vivo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342_R:] +COPN: "72424", "Oi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358_R:] +COPN: "72431", "Oi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374_R:] +COPN: "72434", "CTBC Cellula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389_R:] +COPN: "72433", "CTBC Cellula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389_R:] +COPN: "72432", "CTBC Cellula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405_R:] +COPN: "64201", "Econet Wireless Burundi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420_R:] +COPN: "64202", "AFRICELL PLC COMPANY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436_R:] +COPN: "64203", "ONA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452_R:] +COPN: "64207", "Smart Mobil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467_R:] +COPN: "64282", "U-COM Burundi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483_R:] +COPN: "62401", "MTN Cameroon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499_R:] +COPN: "62402", "Orang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499_R:] +COPN: "302340", "Execulink Teleco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514_R:] +COPN: "302370", "FIDO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530_R:] +COPN: "302380", "DMTS Mobility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545_R:] +COPN: "30266", "MT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561_R:] +COPN: "30272", "Rogers Wireles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577_R:] +COPN: "302770", "RuralCo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592_R:] +COPN: "302940", "Wightman Teleco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592_R:] +COPN: "62501", "CVMOV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608_R:] +COPN: "62502", "UNITEL T+ TELECOMUNICACOE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639_R:] +COPN: "62301", "ETISALAT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655_R:] +COPN: "62302", "TELECEL CENTRAFRIQU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670_R:] +COPN: "62304", "Azur-RC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686_R:] +COPN: "46000", "CHINA MOBIL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702_R:] +COPN: "46001", "CHINA UNICOM GS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717_R:] +COPN: "46002", "CHINA MOBIL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717_R:] +COPN: "732101", "Claro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733_R:] +COPN: "732111", "Tigo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749_R:] +COPN: "732103", "Tigo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764_R:] +COPN: "732123", "Movista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780_R:] +COPN: "65401", "HURI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795_R:] +COPN: "54801", "Telecom Cook Island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811_R:] +COPN: "61202", "ETISALAT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811_R:] +COPN: "61203", "Orange CI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827_R:] +COPN: "61204", "Comium Ivory Coast INC.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842_R:] +COPN: "61205", "MTN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858_R:] +COPN: "36801", "ETECS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874_R:] +COPN: "28001", "Cytamobile-Vodafon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889_R:] +COPN: "28010", "MTN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905_R:] +COPN: "23001", "T-Mobile CZ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920_R:] +COPN: "23002", "O2 - CZ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920_R:] +COPN: "23003", "Vodafon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936_R:] +COPN: "63801", "Evati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952_R:] +COPN: "366020", "Digicel Dominic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967_R:] +COPN: "366110", "LIM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983_R:] +COPN: "37001", "ORANG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6:999_R:] +COPN: "37002", "CLARO GS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014_R:] +COPN: "37004", "Trilogy Dominican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014_R:] +COPN: "63001", "VODACOM CONGO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030_R:] +COPN: "63002", "Airtel Congo DRC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045_R:] +COPN: "63086", "Orange RDC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061_R:] +COPN: "63088", "YTT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077_R:] +COPN: "63089", "TIGO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092_R:] +COPN: "63090", "Africell RDC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108_R:] +COPN: "74000", "MOVISTA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108_R:] +COPN: "74001", "Claro Ecuado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124_R:] +COPN: "60201", "Mobini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139_R:] +COPN: "60202", "Vodafon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155_R:] +COPN: "60203", "Etisalat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186_R:] +COPN: "24801", "EMT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202_R:] +COPN: "24802", "Elisa Eesti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202_R:] +COPN: "24803", "Tele2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233_R:] +COPN: "63601", "ETMTN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233_R:] +COPN: "55001", "FSM Telecommunications Corporation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249_R:] +COPN: "24403", "DNA LT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249_R:] +COPN: "24412", "DNA LT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264_R:] +COPN: "24405", "Elisa Corporation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280_R:] +COPN: "24414", "Alands Telekommunikation Ab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295_R:] +COPN: "24491", "SONER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311_R:] +COPN: "20802", "Orange Franc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327_R:] +COPN: "20810", "SF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327_R:] +COPN: "20813", "SFR (Contact)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342_R:] +COPN: "20820", "Bouygues Teleco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358_R:] +COPN: "20888", "Bouygues Telecom (Contact)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374_R:] +COPN: "34001", "Orang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405_R:] +COPN: "34020", "DIGICEL F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420_R:] +COPN: "54720", "VINI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436_R:] +COPN: "62801", "LIBERTI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452_R:] +COPN: "62802", "ETISALAT GABON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452_R:] +COPN: "62803", "Air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467_R:] +COPN: "28201", "GEOCEL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483_R:] +COPN: "28202", "Magticom LT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499_R:] +COPN: "28204", "Mobi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514_R:] +COPN: "62001", "MTN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530_R:] +COPN: "62002", "Vodafone Ghan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545_R:] +COPN: "62003", "tiGO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545_R:] +COPN: "62006", "Air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561_R:] +COPN: "62007", "Glo Ghan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577_R:] +COPN: "23410", "O2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592_R:] +COPN: "23415", "Vodafon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608_R:] +COPN: "23419", "PMN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624_R:] +COPN: "23430", "T-Mobil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639_R:] +COPN: "23431", "T-Mobil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655_R:] +COPN: "23432", "T-Mobil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655_R:] +COPN: "23433", "Orang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670_R:] +COPN: "23450", "JT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686_R:] +COPN: "23450", "JT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702_R:] +COPN: "23455", "Cable &amp; Wireless Guernsey Ltd (SURE)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717_R:] +COPN: "23455", "Cable &amp; Wireless Isle of Man Ltd (SURE)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733_R:] +COPN: "23455", "Cable &amp; Wireless Jersey Ltd (SURE)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749_R:] +COPN: "23458", "Manx Teleco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749_R:] +COPN: "90114", "AeroMobil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764_R:] +COPN: "73801", "Digicel Guyan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780_R:] +COPN: "73802", "Cellink Plu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795_R:] +COPN: "45400", "CS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811_R:] +COPN: "45402", "CS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827_R:] +COPN: "45418", "CS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842_R:] +COPN: "45404", "3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842_R:] +COPN: "45406", "SmarTone HK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858_R:] +COPN: "45415", "SmarTone HK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874_R:] +COPN: "45417", "SmarTone HK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889_R:] +COPN: "45410", "CS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905_R:] +COPN: "45412", "China Mobile HK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920_R:] +COPN: "45413", "China Mobile HK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936_R:] +COPN: "45416", "HKT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952_R:] +COPN: "45419", "HKT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952_R:] +COPN: "45420", "HKT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967_R:] +COPN: "21601", "Teleno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983_R:] +COPN: "21630", "T-Mobile Hungary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7:999_R:] +COPN: "21670", "Vodafon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014_R:] +COPN: "27401", "Siminn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030_R:] +COPN: "27412", "Siminn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061_R:] +COPN: "27402", "Vodafone Icelan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061_R:] +COPN: "27404", "Viking wireles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092_R:] +COPN: "27408", "NE - On-Wave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092_R:] +COPN: "40401", "Vodafone - Haryan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108_R:] +COPN: "40402", "air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124_R:] +COPN: "40403", "air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139_R:] +COPN: "404030", "Vodafone - Kolkat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155_R:] +COPN: "40404", "Idea Cellular Lt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186_R:] +COPN: "40405", "Vodafone - Gujarat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186_R:] +COPN: "40407", "Idea Cellular Lt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186_R:] +COPN: "40409", "RELIANCE TELECOM LIMITE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202_R:] +COPN: "40410", "air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217_R:] +COPN: "40411", "Vodafone - Delhi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233_R:] +COPN: "40412", "Idea Cellular Lt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249_R:] +COPN: "40413", "Vodafone - Andhra Pradesh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264_R:] +COPN: "40414", "Idea Cellular Lt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295_R:] +COPN: "40415", "Vodafone - UP East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295_R:] +COPN: "40416", "AIR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295_R:] +COPN: "40417", "Airc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311_R:] +COPN: "40418", "RELIANCE TELECOM LIMITE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327_R:] +COPN: "40419", "Idea Cellular Lt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342_R:] +COPN: "40420", "Vodafone - Mumbai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358_R:] +COPN: "40421", "Loop Mobil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374_R:] +COPN: "40422", "Idea Cellular Lt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374_R:] +COPN: "40424", "Idea Cellular Lt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405_R:] +COPN: "40425", "Airc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405_R:] +COPN: "40427", "Vodafone - Maharashtra &amp; Go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420_R:] +COPN: "40428", "Airc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436_R:] +COPN: "40429", "Airc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452_R:] +COPN: "40431", "air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467_R:] +COPN: "40433", "Airc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483_R:] +COPN: "40434", "CellOne Haryan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483_R:] +COPN: "40435", "Airc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499_R:] +COPN: "40436", "RELIANCE TELECOM LIMITE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514_R:] +COPN: "40437", "Airc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530_R:] +COPN: "40438", "CellOne Assa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545_R:] +COPN: "40440", "air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561_R:] +COPN: "40441", "Aircel Cellular Ltd.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577_R:] +COPN: "40442", "AIRC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592_R:] +COPN: "40443", "Vodafone - Tamil Nadu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592_R:] +COPN: "40444", "Idea Cellular Lt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608_R:] +COPN: "40445", "air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624_R:] +COPN: "40446", "Vodafone - Keral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639_R:] +COPN: "40449", "air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655_R:] +COPN: "40450", "RELIANCE TELECOM LIMITE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670_R:] +COPN: "40451", "CellOne Himachal Pradesh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686_R:] +COPN: "40452", "RELIANCE TELECOM LIMITE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686_R:] +COPN: "40453", "CellOne Punjab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702_R:] +COPN: "40454", "CellOne Uttar Pradesh (West)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733_R:] +COPN: "40455", "CellOne Uttar Pradesh (East)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733_R:] +COPN: "40456", "Idea Cellular Lt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749_R:] +COPN: "40457", "CellOne Gujarat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764_R:] +COPN: "40458", "CellOne Madhya Pradesh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780_R:] +COPN: "40459", "CellOne Rajasthan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795_R:] +COPN: "40460", "Vodafone - Rajasthan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827_R:] +COPN: "40462", "CellOne Jammu &amp; Kashmi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827_R:] +COPN: "40464", "CellOne Chennai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827_R:] +COPN: "40466", "CellOne Maharashtr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842_R:] +COPN: "40467", "RELIANCE TELECOM LIMITE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858_R:] +COPN: "40468", "Mahanagar Telephone Niga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874_R:] +COPN: "40469", "Mahanagar Telephone Niga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889_R:] +COPN: "40470", "AIR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905_R:] +COPN: "40471", "CellOne Karnatak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920_R:] +COPN: "40472", "CellOne Keral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920_R:] +COPN: "40473", "CellOne Andhra Pradesh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936_R:] +COPN: "40474", "CellOne West Benga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952_R:] +COPN: "40475", "CellOne Biha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967_R:] +COPN: "40476", "CellOne Oriss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983_R:] +COPN: "40477", "CellOne North East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8:999_R:] +COPN: "40478", "Idea Cellular Lt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030_R:] +COPN: "40479", "CellOne All India except Delhi &amp; Mumbai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030_R:] +COPN: "40480", "CellOne Tamil Nadu 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030_R:] +COPN: "40481", "CellOne Kolkat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045_R:] +COPN: "40482", "Idea Cellular Lt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061_R:] +COPN: "40483", "RELIANCE TELECOM LT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092_R:] +COPN: "40484", "Vodafone - Chennai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108_R:] +COPN: "40485", "RELIANCE TELECOM LIMITE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124_R:] +COPN: "40486", "Vodafone - Karnatak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139_R:] +COPN: "40487", "Idea Cellular Lt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139_R:] +COPN: "40488", "Vodafone - Punjab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170_R:] +COPN: "40489", "Idea Cellular Lt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170_R:] +COPN: "40490", "air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186_R:] +COPN: "40491", "Airc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202_R:] +COPN: "40492", "air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217_R:] +COPN: "40493", "air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233_R:] +COPN: "40494", "air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249_R:] +COPN: "40495", "air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249_R:] +COPN: "40496", "air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264_R:] +COPN: "40497", "air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280_R:] +COPN: "40498", "air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295_R:] +COPN: "40501", "Reliance Communications Limite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311_R:] +COPN: "405025", "TATA TELESERVICES LT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327_R:] +COPN: "405027", "TATA TELESERVICES LT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342_R:] +COPN: "405029", "TATA TELESERVICES LT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389_R:] +COPN: "405030", "TATA TELESERVICES LT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389_R:] +COPN: "405031", "TATA TELESERVICES LT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389_R:] +COPN: "405032", "TATA TELESERVICES LT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389_R:] +COPN: "405034", "TATA TELESERVICES LT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405_R:] +COPN: "405035", "TATA TELESERVICES LT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420_R:] +COPN: "405036", "TATA TELESERVICES LT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436_R:] +COPN: "405037", "Tata TeleServices(Maharashtra) Limite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452_R:] +COPN: "405038", "TATA TELESERVICES LT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483_R:] +COPN: "405039", "Tata TeleServices(Maharashtra) Limite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483_R:] +COPN: "405041", "TATA TELESERVICES LT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483_R:] +COPN: "405042", "TATA TELESERVICES LT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514_R:] +COPN: "405043", "TATA TELESERVICES LT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514_R:] +COPN: "405044", "TATA TELESERVICES LT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530_R:] +COPN: "405045", "TATA TELESERVICES LT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545_R:] +COPN: "405046", "TATA TELESERVICES LT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561_R:] +COPN: "405047", "TATA TELESERVICES LT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577_R:] +COPN: "40505", "Reliance Communications Limite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670_R:] +COPN: "40506", "Reliance Communications Limite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670_R:] +COPN: "40507", "Reliance Communications Limite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670_R:] +COPN: "40509", "Reliance Communications Limite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670_R:] +COPN: "40510", "Reliance Communications Limite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670_R:] +COPN: "40511", "Reliance Communications Limite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670_R:] +COPN: "40513", "Reliance Communications Limite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670_R:] +COPN: "40515", "Reliance Communications Limite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686_R:] +COPN: "40518", "Reliance Communications Limite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702_R:] +COPN: "40519", "Reliance Communications Limite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717_R:] +COPN: "40520", "Reliance Communications Limite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733_R:] +COPN: "40521", "Reliance Communications Limite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764_R:] +COPN: "40522", "Reliance Communications Limite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764_R:] +COPN: "40551", "air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764_R:] +COPN: "40552", "air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780_R:] +COPN: "40553", "air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795_R:] +COPN: "40554", "air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811_R:] +COPN: "40555", "air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827_R:] +COPN: "40556", "air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842_R:] +COPN: "40566", "Vodafone - UP West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874_R:] +COPN: "40567", "Vodafone - West Benga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874_R:] +COPN: "40570", "Idea Cellular Lt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874_R:] +COPN: "405750", "Vodafone JAMMU &amp; KASHMI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889_R:] +COPN: "405751", "Vodafone ASSA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905_R:] +COPN: "405752", "Vodafone BIHA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920_R:] +COPN: "405753", "Vodafone ORISS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936_R:] +COPN: "405754", "Vodafone HIMACHAL PRADESH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952_R:] +COPN: "405755", "Vodafone NORTHEAST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983_R:] +COPN: "405756", "Vodafone MADHYA PRADESH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983_R:] +COPN: "405799", "Idea Cellular Lt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983_R:] +COPN: "405800", "Airc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39:999_R:] +COPN: "405801", "Airc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014_R:] +COPN: "405802", "Airc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030_R:] +COPN: "405803", "Aircel 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045_R:] +COPN: "405804", "Airc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061_R:] +COPN: "405805", "Airc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077_R:] +COPN: "405806", "Airc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077_R:] +COPN: "405807", "Airc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092_R:] +COPN: "405808", "Airc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108_R:] +COPN: "405809", "Airc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124_R:] +COPN: "405810", "Airc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139_R:] +COPN: "405811", "Airc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155_R:] +COPN: "405812", "Airc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170_R:] +COPN: "405813", "unino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170_R:] +COPN: "405814", "unino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186_R:] +COPN: "405815", "unino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202_R:] +COPN: "405816", "unino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217_R:] +COPN: "405817", "unino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233_R:] +COPN: "405818", "unino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249_R:] +COPN: "405819", "unino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264_R:] +COPN: "405820", "unino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280_R:] +COPN: "405821", "unino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280_R:] +COPN: "405822", "unino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295_R:] +COPN: "405823", "Datacom Solutions Pvt. Ltd.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311_R:] +COPN: "405824", "Datacom Solutions Pvt. Ltd.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327_R:] +COPN: "405825", "Datacom Solutions Pvt. Ltd.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342_R:] +COPN: "405827", "Datacom Solutions Pvt. Ltd.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358_R:] +COPN: "405828", "Datacom Solutions Pvt. Ltd.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436_R:] +COPN: "405829", "Datacom Solutions Pvt. Ltd.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436_R:] +COPN: "405830", "Datacom Solutions Pvt. Ltd.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436_R:] +COPN: "405831", "Datacom Solutions Pvt. Ltd.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436_R:] +COPN: "405832", "Datacom Solutions Pvt. Ltd.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436_R:] +COPN: "405833", "Datacom Solutions Pvt. Ltd.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436_R:] +COPN: "405834", "Datacom Solutions Pvt. Ltd.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452_R:] +COPN: "405835", "Datacom Solutions Pvt. Ltd.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467_R:] +COPN: "405836", "Datacom Solutions Pvt. Ltd.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483_R:] +COPN: "405837", "Datacom Solutions Pvt. Ltd.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499_R:] +COPN: "405838", "Datacom Solutions Pvt. Ltd.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499_R:] +COPN: "405839", "Datacom Solutions Pvt. Ltd.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561_R:] +COPN: "405840", "Datacom Solutions Pvt. Ltd.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561_R:] +COPN: "405841", "Datacom Solutions Pvt. Ltd.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561_R:] +COPN: "405842", "Datacom Solutions Pvt. Ltd.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561_R:] +COPN: "405843", "Datacom Solutions Pvt. Ltd.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577_R:] +COPN: "405844", "unino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592_R:] +COPN: "405845", "Idea Cellular Lt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608_R:] +COPN: "405846", "Idea Cellular Lt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624_R:] +COPN: "405848", "Idea Cellular Lt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655_R:] +COPN: "405849", "Idea Cellular Lt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655_R:] +COPN: "405850", "Idea Cellular Lt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655_R:] +COPN: "405852", "Idea Cellular Lt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670_R:] +COPN: "405853", "Idea Cellular Lt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686_R:] +COPN: "405854", "Loop Cellular - Andhra Pradesh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702_R:] +COPN: "405855", "Loop Cellular - Assa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717_R:] +COPN: "405856", "Loop Cellular - Biha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733_R:] +COPN: "405857", "Loop Cellular - Delhi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733_R:] +COPN: "405858", "Loop Cellular - Gujarat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795_R:] +COPN: "405859", "Loop Cellular - Haryan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795_R:] +COPN: "405860", "Loop Cellular - Himachal Pradesh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795_R:] +COPN: "405861", "Loop Cellular - Jammu &amp; Kashmi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795_R:] +COPN: "405862", "Loop Cellular - <text:s/>Karnatak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811_R:] +COPN: "405863", "Loop Cellular - Keral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827_R:] +COPN: "405864", "Loop Cellular - Kolkat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842_R:] +COPN: "405865", "Loop Cellular - Madhya Pradesh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858_R:] +COPN: "405866", "Loop Cellular - Maharashtr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920_R:] +COPN: "405867", "Loop Cellular - North East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920_R:] +COPN: "405868", "Loop Cellular - Oriss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920_R:] +COPN: "405869", "Loop Cellular - Punjab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920_R:] +COPN: "405870", "Loop Cellular - Rajasthan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920_R:] +COPN: "405871", "Loop Cellular - Tamil Nadu &amp; Chennai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936_R:] +COPN: "405872", "Loop Cellular - Uttar Pradesh (East)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952_R:] +COPN: "405873", "Loop Cellular - Uttar Pradesh (West)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967_R:] +COPN: "405874", "Loop Cellular - West Benga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983_R:] +COPN: "405875", "unino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999_R:] +COPN: "405876", "unino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0:999_R:] +COPN: "405877", "unino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014_R:] +COPN: "405878", "unino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030_R:] +COPN: "405879", "unino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045_R:] +COPN: "405880", "unino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061_R:] +COPN: "405925", "unino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077_R:] +COPN: "405926", "unino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092_R:] +COPN: "405927", "unino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092_R:] +COPN: "405928", "unino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108_R:] +COPN: "405929", "unino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139_R:] +COPN: "41805", "Asiacel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155_R:] +COPN: "41820", "zain IQ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170_R:] +COPN: "41830", "Zain Iraq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186_R:] +COPN: "41840", "Korek Teleco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202_R:] +COPN: "27201", "vodafon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202_R:] +COPN: "27202", "o2 IR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217_R:] +COPN: "27203", "Meteo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233_R:] +COPN: "42501", "Orange I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249_R:] +COPN: "42502", "Cellcom Isra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264_R:] +COPN: "42505", "Palestine Telecommunications Co. P.L.C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280_R:] +COPN: "2221", "TI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295_R:] +COPN: "22210", "vodafon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327_R:] +COPN: "22288", "Wind Telecomunicazioni Sp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327_R:] +COPN: "90126", "Telecom Itali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327_R:] +COPN: "338050", "Digicel Jamaic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342_R:] +COPN: "338180", "LIM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358_R:] +COPN: "41601", "Zain JO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374_R:] +COPN: "41603", "Umniah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389_R:] +COPN: "41677", "Orang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405_R:] +COPN: "40101", "Beelin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420_R:] +COPN: "40102", "KCEL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420_R:] +COPN: "40177", "Mobile Telecom Servic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436_R:] +COPN: "63902", "Safarico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452_R:] +COPN: "63903", "Airtel Keny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467_R:] +COPN: "63907", "Orange Keny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483_R:] +COPN: "54509", "Kiribati Frigat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499_R:] +COPN: "43701", "Beeline KG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514_R:] +COPN: "43705", "MEGACO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514_R:] +COPN: "43709", "O!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530_R:] +COPN: "45701", "LAO TELECOMMUNICATION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545_R:] +COPN: "45702", "ETL MOBIL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561_R:] +COPN: "45703", "LAT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577_R:] +COPN: "45708", "Beelin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592_R:] +COPN: "61801", "Lonestar Cel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608_R:] +COPN: "61807", "Cellco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624_R:] +COPN: "29501", "Swisscom"</text:p>
          </table:table-cell>
        </table:table-row>
        <table:table-row table:style-name="ro5" table:number-rows-repeated="2">
          <table:table-cell/>
        </table:table-row>
        <table:table-row table:style-name="ro5">
          <table:table-cell office:value-type="string" calcext:value-type="string">
            <text:p>[2018-02-14 10:00:41:624_R:] +COPN: "29502", "Orange F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639_R:] +COPN: "29505", "FL1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655_R:] +COPN: "24601", "OMNI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670_R:] +COPN: "24602", "BITE GS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686_R:] +COPN: "24603", "TELE2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702_R:] +COPN: "27001", "LUXGS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717_R:] +COPN: "27077", "TANGO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717_R:] +COPN: "27099", "Orang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733_R:] +COPN: "29401", "T-Mobile Macedoni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749_R:] +COPN: "29402", "ON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764_R:] +COPN: "29403", "VIP MK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780_R:] +COPN: "47201", "Dhiraagu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795_R:] +COPN: "47202", "Wataniya Telecom Maldives Pvt. Lt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811_R:] +COPN: "61001", "MALI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827_R:] +COPN: "61002", "Orange MALI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827_R:] +COPN: "27801", "vodafon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858_R:] +COPN: "27821", "go mobil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874_R:] +COPN: "334020", "TELCEL GS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889_R:] +COPN: "33403", "movista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905_R:] +COPN: "334050", "Iusacell GS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920_R:] +COPN: "25901", "VoX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936_R:] +COPN: "25902", "MOLDCEL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936_R:] +COPN: "29702", "Telekom.m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952_R:] +COPN: "60401", "IA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967_R:] +COPN: "64301", "mc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983_R:] +COPN: "64303", "MOVI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1:999_R:] +COPN: "64304", "Vodacom Mozambiqu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014_R:] +COPN: "64901", "MTC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030_R:] +COPN: "64903", "Leo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030_R:] +COPN: "53001", "vodafon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045_R:] +COPN: "53024", "2degree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061_R:] +COPN: "62120", "AirtelNG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077_R:] +COPN: "24201", "TELENO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092_R:] +COPN: "24202", "NetCo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108_R:] +COPN: "24205", "Mobile Norway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124_R:] +COPN: "41001", "Mobilink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139_R:] +COPN: "41003", "Ufon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139_R:] +COPN: "41004", "ZONG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155_R:] +COPN: "41006", "Telenor Pakistan (Pvt) Ltd.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170_R:] +COPN: "41007", "Warid Teleco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186_R:] +COPN: "55201", "PalauC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202_R:] +COPN: "55280", "Palau Mobil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217_R:] +COPN: "71401", "Cable &amp; Wireless Panam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233_R:] +COPN: "714020", "Movista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233_R:] +COPN: "71403", "Claro Panam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249_R:] +COPN: "71404", "Digicel Panam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264_R:] +COPN: "53701", "Bee Mobil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280_R:] +COPN: "53703", "Digicel PNG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295_R:] +COPN: "71606", "Movistar Peru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311_R:] +COPN: "71610", "CLARO PE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327_R:] +COPN: "71615", "VIETTEL PERU S.A.C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342_R:] +COPN: "26001", "Plu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342_R:] +COPN: "26002", "T-Mobile.p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358_R:] +COPN: "26003", "Orang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374_R:] +COPN: "26006", "P4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389_R:] +COPN: "42701", "Q-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405_R:] +COPN: "42702", "Vodafone Qata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420_R:] +COPN: "22601", "Vodafone RO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436_R:] +COPN: "22603", "COSMOT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436_R:] +COPN: "22610", "ORANG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452_R:] +COPN: "25001", "MT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483_R:] +COPN: "25002", "MegaFon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483_R:] +COPN: "25003", "Rostelecom OJSC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499_R:] +COPN: "25005", "Yeniseyteleco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530_R:] +COPN: "25007", "SMART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545_R:] +COPN: "25012", "Baykalwestco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561_R:] +COPN: "25015", "SMARTS-Uf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561_R:] +COPN: "25016", "New Telephone Company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577_R:] +COPN: "25017", "ROSTELECO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592_R:] +COPN: "25019", "INDIGO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608_R:] +COPN: "25020", "TELE2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624_R:] +COPN: "25035", "MOTIV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639_R:] +COPN: "25037", "KODO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655_R:] +COPN: "25038", "ROSTELECO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655_R:] +COPN: "25039", "ROSTELECOM (RUSUT)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670_R:] +COPN: "25099", "Beelin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686_R:] +COPN: "63510", "MTN Rwand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702_R:] +COPN: "63513", "TIGO RWAND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717_R:] +COPN: "63514", "Airtel Rwanda Limite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733_R:] +COPN: "358050", "Digicel (St Lucia)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749_R:] +COPN: "358110", "LIM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749_R:] +COPN: "29266", "San Marino Teleco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780_R:] +COPN: "62601", "CSTmov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780_R:] +COPN: "60801", "Aliz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795_R:] +COPN: "60802", "SEN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811_R:] +COPN: "60803", "Expresso Senega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827_R:] +COPN: "22001", "Teleno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842_R:] +COPN: "22003", "Telekom Srbij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858_R:] +COPN: "22005", "Vip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858_R:] +COPN: "61901", "Airtel Sierra Leon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889_R:] +COPN: "61904", "COMIU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889_R:] +COPN: "61905", "Africel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905_R:] +COPN: "23101", "Orange SK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920_R:] +COPN: "23102", "Teleko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936_R:] +COPN: "23106", "O2 - SK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952_R:] +COPN: "63701", "Teleso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967_R:] +COPN: "63704", "SOMAFON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967_R:] +COPN: "63720", "Somnet TELECOM Inc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983_R:] +COPN: "63730", "Goli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2:999_R:] +COPN: "63771", "SOM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014_R:] +COPN: "21401", "Vodafon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030_R:] +COPN: "21403", "Orang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045_R:] +COPN: "21407", "Movista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061_R:] +COPN: "41301", "Mobi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077_R:] +COPN: "41305", "air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077_R:] +COPN: "4132", "DIALOG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092_R:] +COPN: "4133", "ETISALAT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108_R:] +COPN: "74602", "TELESUR.GS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124_R:] +COPN: "74603", "Digicel Suriname NV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139_R:] +COPN: "74604", "Intelsur N.V.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155_R:] +COPN: "65310", "Swazi MTN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170_R:] +COPN: "24001", "TeliaSoner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170_R:] +COPN: "24008", "Teleno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186_R:] +COPN: "24024", "Tele 2 AB / Telenor Sverige AB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217_R:] +COPN: "24024", "Telenor Sverige AB / Tele 2 AB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217_R:] +COPN: "41701", "SYRIA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233_R:] +COPN: "41702", "MTN Syri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249_R:] +COPN: "43601", "TCEL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264_R:] +COPN: "43602", "TCEL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280_R:] +COPN: "43603", "MegaFon Tajikistan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280_R:] +COPN: "43604", "Babilon-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295_R:] +COPN: "43605", "BEELINE TJ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311_R:] +COPN: "52001", "AIS GS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327_R:] +COPN: "52018", "DTAC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358_R:] +COPN: "52023", "GSM 1800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374_R:] +COPN: "52099", "True Mov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389_R:] +COPN: "51402", "Timor Teleco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405_R:] +COPN: "60501", "Orange Tunisi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405_R:] +COPN: "60503", "TUNISIAN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420_R:] +COPN: "60502", "TUN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436_R:] +COPN: "28601", "Turkcell Iletisim Hizmetleri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452_R:] +COPN: "28602", "Vodafone Turkey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467_R:] +COPN: "28603", "AVE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483_R:] +COPN: "43801", "MTS Turkmenistan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499_R:] +COPN: "43802", "Altyn Asy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499_R:] +COPN: "64101", "Airtel Ugand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514_R:] +COPN: "64110", "MTN-UGAND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530_R:] +COPN: "64111", "Uganda Teleco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545_R:] +COPN: "64114", "ORANGE UGANDA LIMITE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561_R:] +COPN: "64122", "Warid Telecom Ugand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577_R:] +COPN: "25501", "MTS UK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592_R:] +COPN: "25502", "Beeline U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608_R:] +COPN: "25503", "KYIVSTA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608_R:] +COPN: "25506", "life:)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624_R:] +COPN: "25505", "GOLDEN TELECO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639_R:] +COPN: "42402", "ETISALAT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655_R:] +COPN: "310020", "Union Telephone Company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670_R:] +COPN: "310032", "IT&amp;E Wireles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686_R:] +COPN: "310080", "Corr Wireless Communication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702_R:] +COPN: "310100", "Plateau Wireles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702_R:] +COPN: "310100", "Plateau Wireles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733_R:] +COPN: "310100", "Plateau Wireles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733_R:] +COPN: "310140", "GTA Mpuls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749_R:] +COPN: "310150", "AT&amp;T Mobility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764_R:] +COPN: "310170", "AT&amp;T Mobility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780_R:] +COPN: "310410", "AT&amp;T Mobility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795_R:] +COPN: "310380", "AT&amp;T Mobility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811_R:] +COPN: "310150", "AT&amp;T Mobility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811_R:] +COPN: "310170", "AT&amp;T Mobility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827_R:] +COPN: "310410", "AT&amp;T Mobility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842_R:] +COPN: "310380", "AT&amp;T Mobility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858_R:] +COPN: "310160", "T-Mobile US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874_R:] +COPN: "310190", "NE - Dutch Harbo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889_R:] +COPN: "310200", "T-Mobile US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905_R:] +COPN: "310210", "T-Mobile US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920_R:] +COPN: "310220", "T-Mobile US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920_R:] +COPN: "310230", "T-Mobile US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936_R:] +COPN: "310240", "T-Mobile US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952_R:] +COPN: "310250", "T-Mobile US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967_R:] +COPN: "310260", "T-Mobile US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983_R:] +COPN: "310270", "T-Mobile US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3:999_R:] +COPN: "310290", "NEP Wireles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014_R:] +COPN: "310300", "Big Sky Mobil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014_R:] +COPN: "310310", "T-Mobile US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030_R:] +COPN: "310320", "CellularOn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045_R:] +COPN: "310340", "WestLink Communication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061_R:] +COPN: "310390", "Cellular One of East Texa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077_R:] +COPN: "310400", "i CAN_GS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092_R:] +COPN: "310410", "AT&amp;T Mobility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124_R:] +COPN: "310170", "AT&amp;T Mobility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124_R:] +COPN: "310150", "AT&amp;T Mobility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139_R:] +COPN: "310380", "AT&amp;T Mobility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155_R:] +COPN: "310420", "Cincinnati Bell Wireles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170_R:] +COPN: "310450", "Viaero Wireles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186_R:] +COPN: "310460", "NewCore Wireless, LLC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202_R:] +COPN: "310470", "DOCOMO PACIFIC, INC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217_R:] +COPN: "310490", "T-Mobile US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233_R:] +COPN: "310530", "i wireles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233_R:] +COPN: "310770", "i wireles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249_R:] +COPN: "310570", "Cellular On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264_R:] +COPN: "310580", "T-Mobile US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280_R:] +COPN: "310590", "Verizon Wireles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295_R:] +COPN: "310630", "CellularOne of Texom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311_R:] +COPN: "310640", "Airadigm Communication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327_R:] +COPN: "310650", "Jaspe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327_R:] +COPN: "310660", "T-Mobile US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342_R:] +COPN: "310690", "Immix Wireles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374_R:] +COPN: "310710", "Artic Slope Telephone Association Cooperativ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374_R:] +COPN: "310730", "U.S.Cellula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389_R:] +COPN: "310740", "OTZ Cellula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405_R:] +COPN: "310800", "T-Mobile US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420_R:] +COPN: "310840", "telna Mobil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436_R:] +COPN: "310870", "PAC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436_R:] +COPN: "310880", "Advantag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452_R:] +COPN: "310890", "Verizon Wireles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467_R:] +COPN: "311030", "Indigo Wireles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483_R:] +COPN: "311040", "Commnet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499_R:] +COPN: "311080", "Pine Cellula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514_R:] +COPN: "311090", "Long Lines Wireles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530_R:] +COPN: "311150", "Via Wireles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530_R:] +COPN: "311150", "AT&amp;T Mobility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545_R:] +COPN: "311170", "AT&amp;T Mobility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561_R:] +COPN: "311410", "AT&amp;T Mobility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577_R:] +COPN: "311380", "AT&amp;T Mobility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592_R:] +COPN: "311170", "Broadpnt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608_R:] +COPN: "311180", "West Central Wireles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624_R:] +COPN: "311190", "Cellular One of East Central Illinoi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670_R:] +COPN: "311330", "Bug Tussel Wireles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670_R:] +COPN: "311370", "GCI Communications Corp.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670_R:] +COPN: "311530", "NewCore Wireless LLC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670_R:] +COPN: "311540", "Proximiti Mobility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686_R:] +COPN: "311730", "Proximiti Mobility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702_R:] +COPN: "311680", "GreenFly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717_R:] +COPN: "311710", "Northeast Wireless Network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733_R:] +COPN: "312060", "Vanu Coverage Co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749_R:] +COPN: "43404", "Beelin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749_R:] +COPN: "43405", "Ucel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764_R:] +COPN: "43407", "Uzdunrobita GS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780_R:] +COPN: "73402", "DIGITEL GS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795_R:] +COPN: "73404", "Movista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811_R:] +COPN: "73406", "Telecomunicaciones Movilnet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827_R:] +COPN: "42101", "Yemen Company for Mobile Telephony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842_R:] +COPN: "42102", "MTN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842_R:] +COPN: "421700", "Y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874_R:] +COPN: "60301", "Mobili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889_R:] +COPN: "60302", "Djezzy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905_R:] +COPN: "60303", "Nedjm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920_R:] +COPN: "544110", "BLUESKY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936_R:] +COPN: "63102", "UNI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952_R:] +COPN: "365840", "LIM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967_R:] +COPN: "344030", "APUA imobil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967_R:] +COPN: "344920", "LIM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983_R:] +COPN: "344930", "Digicel Antigua &amp; Barbud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4:999_R:] +COPN: "36301", "SETAR GS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014_R:] +COPN: "36301", "SETAR GS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030_R:] +COPN: "36320", "Digic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045_R:] +COPN: "36439", "The Bahamas Telecommunications Company Lt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045_R:] +COPN: "42601", "BATELCO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061_R:] +COPN: "42602", "Zain BH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077_R:] +COPN: "42604", "VIV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092_R:] +COPN: "47001", "Grameenphon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108_R:] +COPN: "47002", "Robi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108_R:] +COPN: "47003", "Banglalink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124_R:] +COPN: "47004", "Teletalk Bangladesh Lt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139_R:] +COPN: "47007", "Air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155_R:] +COPN: "342600", "LIM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170_R:] +COPN: "342750", "Digic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202_R:] +COPN: "70267", "Belize Telecommunication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217_R:] +COPN: "350000", "CELLON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249_R:] +COPN: "350010", "Digicel Bermud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249_R:] +COPN: "40211", "B-Mobil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249_R:] +COPN: "40277", "TashiCel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264_R:] +COPN: "65201", "MASCO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280_R:] +COPN: "65202", "ORANG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295_R:] +COPN: "65204", "beMOBIL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311_R:] +COPN: "348170", "LIM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327_R:] +COPN: "348570", "CCT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327_R:] +COPN: "28401", "Mobiltel EA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342_R:] +COPN: "28401", "Mobiltel EA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358_R:] +COPN: "28403", "Vivaco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374_R:] +COPN: "28405", "GLOBU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389_R:] +COPN: "61302", "Air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405_R:] +COPN: "45601", "MOBI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420_R:] +COPN: "45602", "Latelz Co Ltd.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452_R:] +COPN: "45602", "Hello Axiata Company Limite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452_R:] +COPN: "45604", "CADCOMM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452_R:] +COPN: "45605", "SMART MOBIL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467_R:] +COPN: "45606", "SMART MOBIL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483_R:] +COPN: "45606", "SMART MOBIL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499_R:] +COPN: "45608", "Metfon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514_R:] +COPN: "45609", "Beeline-KH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530_R:] +COPN: "45618", "Mfon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545_R:] +COPN: "346140", "LIM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545_R:] +COPN: "62201", "Airtel Cha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561_R:] +COPN: "62203", "Millicom Tcha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577_R:] +COPN: "62207", "SALA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592_R:] +COPN: "73001", "ENTEL PC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608_R:] +COPN: "73003", "CLARO CHIL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624_R:] +COPN: "73007", "Telefonica Movil de Chil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639_R:] +COPN: "73010", "ENTEL PC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639_R:] +COPN: "71201", "I.C.E.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655_R:] +COPN: "71202", "I.C.E.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670_R:] +COPN: "71203", "Claro C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686_R:] +COPN: "71204", "Movista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702_R:] +COPN: "21901", "T-Mobile H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717_R:] +COPN: "21902", "Tele2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733_R:] +COPN: "21910", "VIP-NET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749_R:] +COPN: "23801", "TDC Mobi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749_R:] +COPN: "23802", "Telenor DK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764_R:] +COPN: "23877", "Telenor DK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780_R:] +COPN: "23820", "TeliaSonera DK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795_R:] +COPN: "23866", "Telia-Telenor DK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811_R:] +COPN: "23866", "TeliaSonera DK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827_R:] +COPN: "70601", "CLARO SLV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842_R:] +COPN: "70602", "Digic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842_R:] +COPN: "70603", "TIGO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858_R:] +COPN: "70604", "Telefonic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874_R:] +COPN: "62701", "Orange GQ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889_R:] +COPN: "62703", "HiTs-G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905_R:] +COPN: "750001", "Cable and Wireles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920_R:] +COPN: "28801", "Faroese Teleco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952_R:] +COPN: "28802", "VODAFONE FO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952_R:] +COPN: "54201", "VODAFON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967_R:] +COPN: "54202", "Digicel (Fiji) Limite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983_R:] +COPN: "54715", "Vodafon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5:999_R:] +COPN: "60701", "GAMCEL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014_R:] +COPN: "60702", "AFRICEL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030_R:] +COPN: "60703", "Comium Gambi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045_R:] +COPN: "60704", "Qcel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077_R:] +COPN: "26201", "Telekom Deutschland GmbH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077_R:] +COPN: "26202", "Vodafon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077_R:] +COPN: "26203", "E-Plu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092_R:] +COPN: "26207", "O2 (Germany)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108_R:] +COPN: "26208", "O2 (Germany)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124_R:] +COPN: "26601", "GIB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139_R:] +COPN: "26609", "Shin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155_R:] +COPN: "20201", "COSMOT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170_R:] +COPN: "20205", "Vodafon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170_R:] +COPN: "20210", "WIN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186_R:] +COPN: "20209", "WIN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202_R:] +COPN: "20210", "WIN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217_R:] +COPN: "20209", "WIN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233_R:] +COPN: "29001", "TELE Greenlan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249_R:] +COPN: "352030", "Digic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264_R:] +COPN: "352110", "LIM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264_R:] +COPN: "70401", "CLARO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280_R:] +COPN: "70402", "COMCEL GUATEMAL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295_R:] +COPN: "70403", "Telefonic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311_R:] +COPN: "61101", "Orange Guine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327_R:] +COPN: "61102", "LAGUI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342_R:] +COPN: "61104", "MTN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358_R:] +COPN: "61105", "Cellcom Guine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374_R:] +COPN: "63202", "MTN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374_R:] +COPN: "63203", "Orange Bissau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389_R:] +COPN: "37201", "Comc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405_R:] +COPN: "37203", "NATCO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420_R:] +COPN: "708001", "CLARO GS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436_R:] +COPN: "70802", "CEL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467_R:] +COPN: "708030", "Empresa Hondurena de Telecomunicacione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467_R:] +COPN: "51001", "INDOSAT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483_R:] +COPN: "51008", "AXI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499_R:] +COPN: "51010", "TELKOMS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514_R:] +COPN: "51011", "X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530_R:] +COPN: "51021", "INDOSAT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530_R:] +COPN: "51089", "3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545_R:] +COPN: "43211", "MCI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561_R:] +COPN: "43214", "TKC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577_R:] +COPN: "43232", "Taliy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592_R:] +COPN: "43235", "MTN Irancel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608_R:] +COPN: "23403", "Airtel-Vodafon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624_R:] +COPN: "42506", "Wataniya Mobil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624_R:] +COPN: "41902", "zain KW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639_R:] +COPN: "41903", "Wataniya Teleco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655_R:] +COPN: "41904", "VIVA KUWAIT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670_R:] +COPN: "24701", "LMT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686_R:] +COPN: "24702", "TELE2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702_R:] +COPN: "24705", "Bite Latvij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733_R:] +COPN: "41501", "Alf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733_R:] +COPN: "41503", "Touch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733_R:] +COPN: "41505", "Ogero Mobile (OM)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749_R:] +COPN: "65101", "VODACOM LESOTHO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764_R:] +COPN: "65102", "Econet Telecom Lesotho (Pty) Ltd 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780_R:] +COPN: "60600", "Libyana Mobile Phon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795_R:] +COPN: "60601", "MADA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811_R:] +COPN: "45500", "SmarTon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827_R:] +COPN: "45501", "CT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827_R:] +COPN: "45503", "3 Macau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842_R:] +COPN: "64601", "air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858_R:] +COPN: "64602", "Orange Madagasca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874_R:] +COPN: "64604", "Telma Mobil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889_R:] +COPN: "65001", "TN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905_R:] +COPN: "65010", "Airtel Malawi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920_R:] +COPN: "50212", "MMS &amp; MB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920_R:] +COPN: "50216", "DiGi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936_R:] +COPN: "50219", "CELCOM GS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952_R:] +COPN: "34008", "DAUPHIN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967_R:] +COPN: "34002", "Outreme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6:999_R:] +COPN: "34003", "Tel Cel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014_R:] +COPN: "60901", "MAT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030_R:] +COPN: "60902", "Chingui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045_R:] +COPN: "60910", "MAURI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045_R:] +COPN: "61701", "ORANGE MRU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061_R:] +COPN: "61710", "EM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077_R:] +COPN: "61703", "MTM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092_R:] +COPN: "21201", "Monaco Teleco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108_R:] +COPN: "42888", "Uni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124_R:] +COPN: "42899", "MobiCo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139_R:] +COPN: "354860", "LIM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139_R:] +COPN: "60400", "MEDI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155_R:] +COPN: "60401", "IA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170_R:] +COPN: "41401", "MPT GSM Network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186_R:] +COPN: "42902", "Ncel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202_R:] +COPN: "20404", "vodafon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217_R:] +COPN: "20412", "Telfort B.V.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233_R:] +COPN: "20416", "T-Mobile N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249_R:] +COPN: "20408", "KPN B.V.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249_R:] +COPN: "54601", "MOBILI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264_R:] +COPN: "71021", "CLARO NIC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280_R:] +COPN: "71073", "CLARO NIC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295_R:] +COPN: "710300", "movistarNI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311_R:] +COPN: "61402", "Air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327_R:] +COPN: "61403", "ETISALAT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342_R:] +COPN: "61404", "Orange Nige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342_R:] +COPN: "62130", "MTN Nigeri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358_R:] +COPN: "62150", "Glo Mobil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374_R:] +COPN: "62160", "EMT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389_R:] +COPN: "50510", "Norfolk Teleco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405_R:] +COPN: "42202", "OMAN MOBIL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420_R:] +COPN: "42203", "nawra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436_R:] +COPN: "74401", "VOX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452_R:] +COPN: "74402", "CLARO PARAGUAY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452_R:] +COPN: "74404", "Telecel Paraguay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467_R:] +COPN: "74405", "Persona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483_R:] +COPN: "51502", "Globe Teleco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499_R:] +COPN: "51503", "SMART Gol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514_R:] +COPN: "51505", "Digitel Mobile/Sun Cellula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530_R:] +COPN: "26801", "vodafon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545_R:] +COPN: "26803", "OPTIMU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545_R:] +COPN: "26806", "TMN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561_R:] +COPN: "330110", "Claro GS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577_R:] +COPN: "62902", "Azur Congo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592_R:] +COPN: "62907", "Warid Congo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608_R:] +COPN: "62910", "Libertis Teleco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624_R:] +COPN: "63005", "Supercel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639_R:] +COPN: "64700", "Orange Reunion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686_R:] +COPN: "64702", "OUTREMER TELECO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686_R:] +COPN: "64710", "SFR REUNION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686_R:] +COPN: "356110", "LIM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702_R:] +COPN: "30801", "AMERI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717_R:] +COPN: "360070", "Digicel (St. Vincent and Grenadines)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733_R:] +COPN: "360110", "LIM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749_R:] +COPN: "54900", "Digic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764_R:] +COPN: "54927", "Bluesky Samoa Limite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764_R:] +COPN: "42001", "STC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780_R:] +COPN: "42003", "Mobily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795_R:] +COPN: "42004", "Zain Saudi Arabi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811_R:] +COPN: "22002", "Teleno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827_R:] +COPN: "63310", "AIR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842_R:] +COPN: "63301", "CABLE &amp; WIRELESS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858_R:] +COPN: "52501", "Sing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874_R:] +COPN: "52502", "SingTel-G18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874_R:] +COPN: "52503", "M1 Limite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889_R:] +COPN: "52505", "STARHUB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905_R:] +COPN: "29340", "SI.mobil d.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920_R:] +COPN: "29341", "MOBITE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936_R:] +COPN: "29370", "Tusmobi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952_R:] +COPN: "54002", "Bemobil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967_R:] +COPN: "54001", "BREEZ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967_R:] +COPN: "65501", "VodaCo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983_R:] +COPN: "65502", "8.t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7:999_R:] +COPN: "65507", "Cell C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8:014_R:] +COPN: "65510", "MTN-SA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8:030_R:] +COPN: "65902", "MTN South Sudan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8:045_R:] +COPN: "65903", "Gemtel Lt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8:061_R:] +COPN: "65904", "Vivacell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8:077_R:] +COPN: "41308", "Hutchison Telecommunications Lanka (Pte)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8:077_R:] +COPN: "63401", "Zain Sudan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8:092_R:] +COPN: "63402", "MTN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8:108_R:] +COPN: "65906", "Sudanese Mobile Telephone (ZAIN) CO.LTD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8:124_R:] +COPN: "22801", "Swissco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8:139_R:] +COPN: "22802", "Sunris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8:139_R:] +COPN: "22803", "Orang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8:170_R:] +COPN: "22815", "ONAIR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8:186_R:] +COPN: "46601", "Far EasTon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8:202_R:] +COPN: "46688", "Far EasTone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8:217_R:] +COPN: "46692", "Chunghwa Telecom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0:48:233_R:] +COPN: "46693", "MOBITAI"</text:p>
          </table:table-cell>
        </table:table-row>
        <table:table-row table:style-name="ro5">
          <table:table-cell/>
        </table:table-row>
        <table:table-row table:style-name="ro5">
          <table:table-cell table:style-name="ce82" office:value-type="string" calcext:value-type="string">
            <text:p>/* Use AT+COPS? to query current Network Operator */</text:p>
          </table:table-cell>
        </table:table-row>
        <table:table-row table:style-name="ro5">
          <table:table-cell table:style-name="ce82" office:value-type="string" calcext:value-type="string">
            <text:p>[2018-02-14 10:02:40:760_S:] AT+COPS?</text:p>
          </table:table-cell>
        </table:table-row>
        <table:table-row table:style-name="ro5">
          <table:table-cell office:value-type="string" calcext:value-type="string">
            <text:p>[2018-02-14 10:02:40:791_R:] AT+COPS? [2018-02-14 10:02:40:791_R:] +COPS: 0,0,"Vodafone - Mumbai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2:40:791_R:] OK</text:p>
          </table:table-cell>
        </table:table-row>
        <table:table-row table:style-name="ro5">
          <table:table-cell table:style-name="ce82" office:value-type="string" calcext:value-type="string">
            <text:p>[2018-02-14 10:02:57:052_S:] AT+COPS?</text:p>
          </table:table-cell>
        </table:table-row>
        <table:table-row table:style-name="ro5">
          <table:table-cell office:value-type="string" calcext:value-type="string">
            <text:p>[2018-02-14 10:02:57:052_R:] AT+COPS? [2018-02-14 10:02:57:052_R:] +COPS: 0,0,"Vodafone - Mumbai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2:57:068_R:] OK</text:p>
          </table:table-cell>
        </table:table-row>
        <table:table-row table:style-name="ro5">
          <table:table-cell table:style-name="ce82" office:value-type="string" calcext:value-type="string">
            <text:p>[2018-02-14 10:03:06:912_S:] AT+CSQ</text:p>
          </table:table-cell>
        </table:table-row>
        <table:table-row table:style-name="ro5">
          <table:table-cell office:value-type="string" calcext:value-type="string">
            <text:p>[2018-02-14 10:03:06:927_R:] AT+CSQ [2018-02-14 10:03:06:927_R:] +CSQ: 20,0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3:06:927_R:] OK</text:p>
          </table:table-cell>
        </table:table-row>
        <table:table-row table:style-name="ro5">
          <table:table-cell table:style-name="ce82" office:value-type="string" calcext:value-type="string">
            <text:p>/* Use AT+COPS? to query current Network Operator */</text:p>
          </table:table-cell>
        </table:table-row>
        <table:table-row table:style-name="ro5">
          <table:table-cell table:style-name="ce82" office:value-type="string" calcext:value-type="string">
            <text:p>[2018-02-14 10:02:40:760_S:] AT+COPS?</text:p>
          </table:table-cell>
        </table:table-row>
        <table:table-row table:style-name="ro5">
          <table:table-cell office:value-type="string" calcext:value-type="string">
            <text:p>[2018-02-14 10:02:40:791_R:] AT+COPS? [2018-02-14 10:02:40:791_R:] +COPS: 0,0,"Vodafone - Mumbai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2:40:791_R:] OK</text:p>
          </table:table-cell>
        </table:table-row>
        <table:table-row table:style-name="ro5">
          <table:table-cell table:style-name="ce82" office:value-type="string" calcext:value-type="string">
            <text:p>[2018-02-14 10:02:57:052_S:] AT+COPS?</text:p>
          </table:table-cell>
        </table:table-row>
        <table:table-row table:style-name="ro5">
          <table:table-cell office:value-type="string" calcext:value-type="string">
            <text:p>[2018-02-14 10:02:57:052_R:] AT+COPS? [2018-02-14 10:02:57:052_R:] +COPS: 0,0,"Vodafone - Mumbai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2:57:068_R:] OK</text:p>
          </table:table-cell>
        </table:table-row>
        <table:table-row table:style-name="ro5">
          <table:table-cell table:style-name="ce82" office:value-type="string" calcext:value-type="string">
            <text:p>[2018-02-14 10:03:06:912_S:] AT+CSQ</text:p>
          </table:table-cell>
        </table:table-row>
        <table:table-row table:style-name="ro5">
          <table:table-cell office:value-type="string" calcext:value-type="string">
            <text:p>[2018-02-14 10:03:06:927_R:] AT+CSQ [2018-02-14 10:03:06:927_R:] +CSQ: 20,0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3:06:927_R:] OK</text:p>
          </table:table-cell>
        </table:table-row>
        <table:table-row table:style-name="ro5">
          <table:table-cell table:style-name="ce82" office:value-type="string" calcext:value-type="string">
            <text:p>/* Use AT+COPS? to query current Network Operator */</text:p>
          </table:table-cell>
        </table:table-row>
        <table:table-row table:style-name="ro5">
          <table:table-cell table:style-name="ce82" office:value-type="string" calcext:value-type="string">
            <text:p>[2018-02-14 10:02:40:760_S:] AT+COPS?</text:p>
          </table:table-cell>
        </table:table-row>
        <table:table-row table:style-name="ro5">
          <table:table-cell office:value-type="string" calcext:value-type="string">
            <text:p>[2018-02-14 10:02:40:791_R:] AT+COPS? [2018-02-14 10:02:40:791_R:] +COPS: 0,0,"Vodafone - Mumbai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2:40:791_R:] OK</text:p>
          </table:table-cell>
        </table:table-row>
        <table:table-row table:style-name="ro5">
          <table:table-cell table:style-name="ce82" office:value-type="string" calcext:value-type="string">
            <text:p>[2018-02-14 10:02:57:052_S:] AT+COPS?</text:p>
          </table:table-cell>
        </table:table-row>
        <table:table-row table:style-name="ro5">
          <table:table-cell office:value-type="string" calcext:value-type="string">
            <text:p>[2018-02-14 10:02:57:052_R:] AT+COPS? [2018-02-14 10:02:57:052_R:] +COPS: 0,0,"Vodafone - Mumbai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2:57:068_R:] OK</text:p>
          </table:table-cell>
        </table:table-row>
        <table:table-row table:style-name="ro5">
          <table:table-cell table:style-name="ce82" office:value-type="string" calcext:value-type="string">
            <text:p>[2018-02-14 10:03:06:912_S:] AT+CSQ</text:p>
          </table:table-cell>
        </table:table-row>
        <table:table-row table:style-name="ro5">
          <table:table-cell office:value-type="string" calcext:value-type="string">
            <text:p>[2018-02-14 10:03:06:927_R:] AT+CSQ [2018-02-14 10:03:06:927_R:] +CSQ: 20,0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3:06:927_R:] OK</text:p>
          </table:table-cell>
        </table:table-row>
        <table:table-row table:style-name="ro5">
          <table:table-cell table:style-name="ce82" office:value-type="string" calcext:value-type="string">
            <text:p>/* Use AT+COPS? to query current Network Operator */</text:p>
          </table:table-cell>
        </table:table-row>
        <table:table-row table:style-name="ro5">
          <table:table-cell table:style-name="ce82" office:value-type="string" calcext:value-type="string">
            <text:p>[2018-02-14 10:02:40:760_S:] AT+COPS?</text:p>
          </table:table-cell>
        </table:table-row>
        <table:table-row table:style-name="ro5">
          <table:table-cell office:value-type="string" calcext:value-type="string">
            <text:p>[2018-02-14 10:02:40:791_R:] AT+COPS? [2018-02-14 10:02:40:791_R:] +COPS: 0,0,"Vodafone - Mumbai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2:40:791_R:] OK</text:p>
          </table:table-cell>
        </table:table-row>
        <table:table-row table:style-name="ro5">
          <table:table-cell table:style-name="ce82" office:value-type="string" calcext:value-type="string">
            <text:p>[2018-02-14 10:02:57:052_S:] AT+COPS?</text:p>
          </table:table-cell>
        </table:table-row>
        <table:table-row table:style-name="ro5">
          <table:table-cell office:value-type="string" calcext:value-type="string">
            <text:p>[2018-02-14 10:02:57:052_R:] AT+COPS? [2018-02-14 10:02:57:052_R:] +COPS: 0,0,"Vodafone - Mumbai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2:57:068_R:] OK</text:p>
          </table:table-cell>
        </table:table-row>
        <table:table-row table:style-name="ro5">
          <table:table-cell table:style-name="ce82" office:value-type="string" calcext:value-type="string">
            <text:p>[2018-02-14 10:03:06:912_S:] AT+CSQ</text:p>
          </table:table-cell>
        </table:table-row>
        <table:table-row table:style-name="ro5">
          <table:table-cell office:value-type="string" calcext:value-type="string">
            <text:p>[2018-02-14 10:03:06:927_R:] AT+CSQ [2018-02-14 10:03:06:927_R:] +CSQ: 20,0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3:06:927_R:] OK</text:p>
          </table:table-cell>
        </table:table-row>
        <table:table-row table:style-name="ro5">
          <table:table-cell table:style-name="ce82" office:value-type="string" calcext:value-type="string">
            <text:p>/* Use AT+COPS? to query current Network Operator */</text:p>
          </table:table-cell>
        </table:table-row>
        <table:table-row table:style-name="ro5">
          <table:table-cell table:style-name="ce82" office:value-type="string" calcext:value-type="string">
            <text:p>[2018-02-14 10:02:40:760_S:] AT+COPS?</text:p>
          </table:table-cell>
        </table:table-row>
        <table:table-row table:style-name="ro5">
          <table:table-cell office:value-type="string" calcext:value-type="string">
            <text:p>[2018-02-14 10:02:40:791_R:] AT+COPS? [2018-02-14 10:02:40:791_R:] +COPS: 0,0,"Vodafone - Mumbai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2:40:791_R:] OK</text:p>
          </table:table-cell>
        </table:table-row>
        <table:table-row table:style-name="ro5">
          <table:table-cell table:style-name="ce82" office:value-type="string" calcext:value-type="string">
            <text:p>[2018-02-14 10:02:57:052_S:] AT+COPS?</text:p>
          </table:table-cell>
        </table:table-row>
        <table:table-row table:style-name="ro5">
          <table:table-cell office:value-type="string" calcext:value-type="string">
            <text:p>[2018-02-14 10:02:57:052_R:] AT+COPS? [2018-02-14 10:02:57:052_R:] +COPS: 0,0,"Vodafone - Mumbai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2:57:068_R:] OK</text:p>
          </table:table-cell>
        </table:table-row>
        <table:table-row table:style-name="ro5">
          <table:table-cell table:style-name="ce82" office:value-type="string" calcext:value-type="string">
            <text:p>[2018-02-14 10:03:06:912_S:] AT+CSQ</text:p>
          </table:table-cell>
        </table:table-row>
        <table:table-row table:style-name="ro5">
          <table:table-cell office:value-type="string" calcext:value-type="string">
            <text:p>[2018-02-14 10:03:06:927_R:] AT+CSQ [2018-02-14 10:03:06:927_R:] +CSQ: 20,0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3:06:927_R:] OK</text:p>
          </table:table-cell>
        </table:table-row>
        <table:table-row table:style-name="ro5">
          <table:table-cell table:style-name="ce82" office:value-type="string" calcext:value-type="string">
            <text:p>/* Use AT+COPS? to query current Network Operator */</text:p>
          </table:table-cell>
        </table:table-row>
        <table:table-row table:style-name="ro5">
          <table:table-cell table:style-name="ce82" office:value-type="string" calcext:value-type="string">
            <text:p>[2018-02-14 10:02:40:760_S:] AT+COPS?</text:p>
          </table:table-cell>
        </table:table-row>
        <table:table-row table:style-name="ro5">
          <table:table-cell office:value-type="string" calcext:value-type="string">
            <text:p>[2018-02-14 10:02:40:791_R:] AT+COPS? [2018-02-14 10:02:40:791_R:] +COPS: 0,0,"Vodafone - Mumbai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2:40:791_R:] OK</text:p>
          </table:table-cell>
        </table:table-row>
        <table:table-row table:style-name="ro5">
          <table:table-cell table:style-name="ce82" office:value-type="string" calcext:value-type="string">
            <text:p>[2018-02-14 10:02:57:052_S:] AT+COPS?</text:p>
          </table:table-cell>
        </table:table-row>
        <table:table-row table:style-name="ro5">
          <table:table-cell office:value-type="string" calcext:value-type="string">
            <text:p>[2018-02-14 10:02:57:052_R:] AT+COPS? [2018-02-14 10:02:57:052_R:] +COPS: 0,0,"Vodafone - Mumbai"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2:57:068_R:] OK</text:p>
          </table:table-cell>
        </table:table-row>
        <table:table-row table:style-name="ro5">
          <table:table-cell table:style-name="ce82" office:value-type="string" calcext:value-type="string">
            <text:p>[2018-02-14 10:03:06:912_S:] AT+CSQ</text:p>
          </table:table-cell>
        </table:table-row>
        <table:table-row table:style-name="ro5">
          <table:table-cell office:value-type="string" calcext:value-type="string">
            <text:p>[2018-02-14 10:03:06:927_R:] AT+CSQ [2018-02-14 10:03:06:927_R:] +CSQ: 20,0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[2018-02-14 10:03:06:927_R:] OK</text:p>
          </table:table-cell>
        </table:table-row>
        <table:table-row table:style-name="ro5">
          <table:table-cell table:style-name="ce82" office:value-type="string" calcext:value-type="string">
            <text:p>/* Use AT+COPS? to query current Network Operator */</text:p>
          </table:table-cell>
        </table:table-row>
      </table:table>
      <table:table table:name="Sheet4" table:style-name="ta1">
        <table:table-column table:style-name="co10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1" svg:font-family="Arial" style:font-family-generic="swiss"/>
    <style:font-face style:name="Arial Unicode MS" svg:font-family="'Arial Unicode MS'" style:font-family-generic="swiss"/>
    <style:font-face style:name="Times New Roman" svg:font-family="'Times New Roman'" style:font-family-generic="swiss"/>
    <style:font-face style:name="Times New Roman,Bold" svg:font-family="'Times New Roman,Bold'" style:font-family-generic="swiss"/>
    <style:font-face style:name="Courier New" svg:font-family="'Courier New'" style:font-family-generic="modern" style:font-pitch="fixed"/>
    <style:font-face style:name="Courier New CE" svg:font-family="'Courier New CE'" style:font-family-generic="modern" style:font-pitch="fixed"/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00/00/0000</text:date>, <text:time style:data-style-name="N2" text:time-value="11:50:34.5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1H41M52S</meta:editing-duration>
    <meta:editing-cycles>147</meta:editing-cycles>
    <meta:generator>LibreOffice/5.0.4.2$Windows_x86 LibreOffice_project/2b9802c1994aa0b7dc6079e128979269cf95bc78</meta:generator>
    <dc:date>2018-05-21T11:57:09.958000000</dc:date>
    <meta:document-statistic meta:table-count="4" meta:cell-count="1430" meta:object-count="0"/>
    <meta:user-defined meta:name="Info 1"/>
    <meta:user-defined meta:name="Info 2"/>
    <meta:user-defined meta:name="Info 3"/>
    <meta:user-defined meta:name="Info 4"/>
  </office:meta>
</office:document-meta>
</file>